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D481C62EB73BA1E9.png" manifest:media-type="image/png"/>
  <manifest:file-entry manifest:full-path="Pictures/10000201000001E60000021312FA9C26BE972DCC.png" manifest:media-type="image/png"/>
  <manifest:file-entry manifest:full-path="Pictures/100000000000032A000002947876A2DCD75ED9D4.png" manifest:media-type="image/png"/>
  <manifest:file-entry manifest:full-path="Pictures/1000000000000165000000CAE80FFFC81222D6E6.png" manifest:media-type="image/png"/>
  <manifest:file-entry manifest:full-path="Pictures/1000000000000160000000C92104C09A1344679B.png" manifest:media-type="image/png"/>
  <manifest:file-entry manifest:full-path="Pictures/1000000000000127000001BCB6C9D26B54ECC82B.png" manifest:media-type="image/png"/>
  <manifest:file-entry manifest:full-path="Pictures/1000000000000118000000C7179F4F62FC3C1D6C.png" manifest:media-type="image/png"/>
  <manifest:file-entry manifest:full-path="Pictures/100000000000020000000194AD7F638663A7392F.gif" manifest:media-type="image/gif"/>
  <manifest:file-entry manifest:full-path="Pictures/100000000000019D000000CA490FFAB1A8FD2EC8.png" manifest:media-type="image/png"/>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4"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3"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7"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8"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9"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40"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41" style:family="paragraph" style:parent-style-name="Standard">
      <style:paragraph-properties fo:text-align="start" style:justify-single-word="false"/>
      <style:text-properties style:font-name="Times1" fo:font-size="10pt" style:font-size-asian="10pt" style:font-size-complex="10pt"/>
    </style:style>
    <style:style style:name="P42" style:family="paragraph" style:parent-style-name="Standard">
      <style:text-properties style:font-name="Times1" fo:font-size="10pt" officeooo:paragraph-rsid="0058bd70" style:font-size-asian="10pt" style:font-size-complex="10pt"/>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5"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6" style:family="paragraph" style:parent-style-name="Standard">
      <style:text-properties style:font-name="Times1" fo:font-size="9pt" style:font-size-asian="9pt" style:font-size-complex="9pt"/>
    </style:style>
    <style:style style:name="P57" style:family="paragraph" style:parent-style-name="Standard">
      <style:text-properties fo:font-size="10pt" style:font-size-asian="10pt" style:font-size-complex="10pt"/>
    </style:style>
    <style:style style:name="P58" style:family="paragraph" style:parent-style-name="Standard">
      <style:text-properties fo:font-size="10pt" officeooo:rsid="000b561f" officeooo:paragraph-rsid="00151a28" style:font-size-asian="10pt" style:font-size-complex="10pt"/>
    </style:style>
    <style:style style:name="P59" style:family="paragraph" style:parent-style-name="Standard">
      <style:text-properties fo:font-size="10pt" officeooo:rsid="000ab0e5" officeooo:paragraph-rsid="00151a28" style:font-size-asian="10pt" style:font-size-complex="10pt"/>
    </style:style>
    <style:style style:name="P60" style:family="paragraph" style:parent-style-name="Standard">
      <style:text-properties fo:font-size="10pt" officeooo:paragraph-rsid="00151a28" style:font-size-asian="10pt" style:font-size-complex="10pt"/>
    </style:style>
    <style:style style:name="P61" style:family="paragraph" style:parent-style-name="Standard">
      <style:text-properties fo:font-size="10pt" officeooo:rsid="003fe8a8" officeooo:paragraph-rsid="003fe8a8" style:font-size-asian="10pt" style:font-size-complex="10pt"/>
    </style:style>
    <style:style style:name="P62" style:family="paragraph" style:parent-style-name="Standard">
      <style:text-properties fo:font-size="10pt" officeooo:rsid="004dc177" officeooo:paragraph-rsid="004dc177" style:font-size-asian="10pt" style:font-size-complex="10pt"/>
    </style:style>
    <style:style style:name="P63" style:family="paragraph" style:parent-style-name="Standard">
      <style:text-properties fo:font-size="10pt" officeooo:rsid="004f449f" officeooo:paragraph-rsid="004f449f" style:font-size-asian="10pt" style:font-size-complex="10pt"/>
    </style:style>
    <style:style style:name="P64" style:family="paragraph" style:parent-style-name="Standard">
      <style:paragraph-properties fo:text-align="start" style:justify-single-word="false"/>
    </style:style>
    <style:style style:name="P65"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6"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7" style:family="paragraph" style:parent-style-name="Standard">
      <style:paragraph-properties fo:text-align="start" style:justify-single-word="false"/>
      <style:text-properties fo:font-size="9pt" style:font-size-asian="9pt" style:font-size-complex="9pt"/>
    </style:style>
    <style:style style:name="P68" style:family="paragraph" style:parent-style-name="Standard">
      <style:text-properties style:font-name="Courier 10 Pitch" fo:font-size="6pt" style:font-size-asian="6pt" style:font-size-complex="6pt"/>
    </style:style>
    <style:style style:name="P69"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0" style:family="paragraph" style:parent-style-name="Standard">
      <style:text-properties style:font-name="Courier 10 Pitch" fo:font-size="10pt" style:font-size-asian="10pt" style:font-size-complex="10pt"/>
    </style:style>
    <style:style style:name="P71"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2"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3" style:family="paragraph" style:parent-style-name="Standard">
      <style:text-properties style:font-name="Courier 10 Pitch" fo:font-size="8pt" style:font-size-asian="8pt" style:font-size-complex="8pt"/>
    </style:style>
    <style:style style:name="P74"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5"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6"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7"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9"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2"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4"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5"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9"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0"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1" style:family="paragraph" style:parent-style-name="Standard">
      <style:text-properties fo:color="#ce181e" fo:font-size="10pt" officeooo:paragraph-rsid="003fe8a8" style:font-size-asian="10pt" style:font-size-complex="10pt"/>
    </style:style>
    <style:style style:name="P92"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5"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6" style:family="paragraph" style:parent-style-name="Standard">
      <style:text-properties fo:color="#cc0000" fo:font-size="10pt" officeooo:rsid="000b561f" officeooo:paragraph-rsid="00263680" style:font-size-asian="10pt" style:font-size-complex="10pt"/>
    </style:style>
    <style:style style:name="P97" style:family="paragraph" style:parent-style-name="Standard">
      <style:text-properties fo:color="#000000" fo:font-weight="bold" officeooo:rsid="001ffff4" officeooo:paragraph-rsid="002d1517" style:font-weight-asian="bold" style:font-weight-complex="bold"/>
    </style:style>
    <style:style style:name="P98"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9"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1"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2"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style:font-name="Verdana" fo:font-size="10pt" officeooo:paragraph-rsid="0058bd70" style:font-size-asian="10pt" style:font-size-complex="10pt"/>
    </style:style>
    <style:style style:name="P105" style:family="paragraph" style:parent-style-name="Standard">
      <style:paragraph-properties fo:break-before="page"/>
    </style:style>
    <style:style style:name="P106"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7"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8"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9" style:family="paragraph" style:parent-style-name="Standard">
      <style:paragraph-properties fo:break-before="page"/>
      <style:text-properties style:font-name="Times1" fo:font-size="10pt" officeooo:paragraph-rsid="0058bd70" style:font-size-asian="10pt" style:font-size-complex="10pt"/>
    </style:style>
    <style:style style:name="P110"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11"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12"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13" style:family="paragraph" style:parent-style-name="Standard">
      <style:paragraph-properties fo:break-before="page"/>
      <style:text-properties fo:font-size="10pt" style:font-size-asian="10pt" style:font-size-complex="10pt"/>
    </style:style>
    <style:style style:name="P114" style:family="paragraph" style:parent-style-name="Standard">
      <style:paragraph-properties fo:break-before="page"/>
      <style:text-properties fo:font-size="10pt" officeooo:rsid="000b561f" officeooo:paragraph-rsid="00151a28" style:font-size-asian="10pt" style:font-size-complex="10pt"/>
    </style:style>
    <style:style style:name="P115"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6" style:family="paragraph" style:parent-style-name="Standard">
      <style:paragraph-properties fo:break-before="page">
        <style:tab-stops>
          <style:tab-stop style:position="3.254cm"/>
        </style:tab-stops>
      </style:paragraph-properties>
      <style:text-properties style:font-name="Courier 10 Pitch" fo:font-size="7pt" style:font-size-asian="7pt" style:font-size-complex="7pt"/>
    </style:style>
    <style:style style:name="P117" style:family="paragraph" style:parent-style-name="Frame_20_contents">
      <style:text-properties style:font-name="Tlwg Typo" fo:font-size="7pt" style:font-size-asian="7pt" style:font-size-complex="7pt"/>
    </style:style>
    <style:style style:name="P118" style:family="paragraph" style:parent-style-name="Frame_20_contents">
      <style:text-properties style:font-name="Tlwg Typist" fo:font-size="7pt" style:font-size-asian="7pt" style:font-size-complex="7pt"/>
    </style:style>
    <style:style style:name="P119" style:family="paragraph" style:parent-style-name="Frame_20_contents">
      <style:text-properties style:font-name="Courier New" fo:font-size="9pt" style:font-size-asian="9pt" style:font-size-complex="9pt"/>
    </style:style>
    <style:style style:name="P120"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21" style:family="paragraph" style:parent-style-name="Table_20_Heading">
      <style:text-properties fo:font-size="8pt" officeooo:paragraph-rsid="00151a28" style:font-size-asian="8pt" style:font-size-complex="8pt"/>
    </style:style>
    <style:style style:name="P122" style:family="paragraph" style:parent-style-name="Table_20_Contents">
      <style:paragraph-properties fo:text-align="start" style:justify-single-word="false"/>
      <style:text-properties style:font-name="Times1" fo:font-size="10pt" style:font-size-asian="8.75pt" style:font-size-complex="10pt"/>
    </style:style>
    <style:style style:name="P123"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fo:font-size="8pt" officeooo:paragraph-rsid="00151a28" style:font-size-asian="8pt" style:font-size-complex="8pt"/>
    </style:style>
    <style:style style:name="P125" style:family="paragraph" style:parent-style-name="Contents_20_1">
      <style:text-properties fo:font-size="8pt" style:font-size-asian="8pt" style:font-size-complex="8pt"/>
    </style:style>
    <style:style style:name="P126" style:family="paragraph" style:parent-style-name="Contents_20_1">
      <style:text-properties fo:font-size="8pt" officeooo:rsid="0038b9be" officeooo:paragraph-rsid="0038b9be" style:font-size-asian="8pt" style:font-size-complex="8pt"/>
    </style:style>
    <style:style style:name="P127"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8"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9"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30" style:family="paragraph" style:parent-style-name="Contents_20_1">
      <style:text-properties officeooo:paragraph-rsid="002d1517"/>
    </style:style>
    <style:style style:name="P131" style:family="paragraph" style:parent-style-name="Contents_20_1">
      <style:text-properties officeooo:paragraph-rsid="002d91b7"/>
    </style:style>
    <style:style style:name="P132"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33" style:family="paragraph" style:parent-style-name="Contents_20_1">
      <style:text-properties fo:color="#bf0041" officeooo:rsid="004746f9" officeooo:paragraph-rsid="004746f9"/>
    </style:style>
    <style:style style:name="P134" style:family="paragraph" style:parent-style-name="Contents_20_1">
      <style:text-properties fo:color="#bf0041" style:font-name="Courier" fo:font-size="8pt" officeooo:rsid="004746f9" officeooo:paragraph-rsid="004746f9" style:font-size-asian="8pt" style:font-size-complex="8pt"/>
    </style:style>
    <style:style style:name="P135" style:family="paragraph" style:parent-style-name="Contents_20_1">
      <style:text-properties fo:color="#bf0041" fo:font-size="10pt" officeooo:rsid="004746f9" officeooo:paragraph-rsid="004746f9" style:font-size-asian="10pt" style:font-size-complex="10pt"/>
    </style:style>
    <style:style style:name="P136" style:family="paragraph" style:parent-style-name="Contents_20_1">
      <style:text-properties fo:font-size="10pt" style:font-size-asian="10pt" style:font-size-complex="10pt"/>
    </style:style>
    <style:style style:name="P137" style:family="paragraph" style:parent-style-name="Contents_20_1">
      <style:text-properties fo:font-size="10pt" officeooo:paragraph-rsid="002d1517" style:font-size-asian="10pt" style:font-size-complex="10pt"/>
    </style:style>
    <style:style style:name="P138" style:family="paragraph" style:parent-style-name="Contents_20_1">
      <style:text-properties fo:font-size="10pt" officeooo:rsid="004746f9" officeooo:paragraph-rsid="004746f9" style:font-size-asian="10pt" style:font-size-complex="10pt"/>
    </style:style>
    <style:style style:name="P139" style:family="paragraph" style:parent-style-name="Contents_20_1">
      <style:text-properties officeooo:rsid="004746f9" officeooo:paragraph-rsid="004746f9"/>
    </style:style>
    <style:style style:name="P140" style:family="paragraph" style:parent-style-name="Text_20_body">
      <style:text-properties style:font-name="Times New Roman1" fo:font-size="10pt" officeooo:rsid="002689ee" officeooo:paragraph-rsid="002689ee" style:font-size-asian="10pt" style:font-size-complex="10pt"/>
    </style:style>
    <style:style style:name="P141" style:family="paragraph" style:parent-style-name="Text_20_body">
      <style:text-properties fo:font-size="10pt" style:font-size-asian="10pt" style:font-size-complex="10pt"/>
    </style:style>
    <style:style style:name="P142" style:family="paragraph" style:parent-style-name="Text_20_body">
      <style:text-properties fo:font-size="10pt" officeooo:rsid="0029a3cc" style:font-size-asian="10pt" style:font-size-complex="10pt"/>
    </style:style>
    <style:style style:name="P143" style:family="paragraph" style:parent-style-name="Text_20_body">
      <style:text-properties style:font-name="Courier" fo:font-size="10pt" style:font-size-asian="10pt" style:font-size-complex="10pt"/>
    </style:style>
    <style:style style:name="P144" style:family="paragraph" style:parent-style-name="Text_20_body">
      <style:text-properties style:font-name="Courier" fo:font-size="8pt" style:font-size-asian="8pt" style:font-size-complex="8pt"/>
    </style:style>
    <style:style style:name="P145" style:family="paragraph" style:parent-style-name="Text_20_body">
      <style:text-properties fo:font-size="8pt" style:font-size-asian="8pt" style:font-size-complex="8pt"/>
    </style:style>
    <style:style style:name="P146" style:family="paragraph" style:parent-style-name="Text_20_body">
      <style:text-properties fo:color="#c9211e"/>
    </style:style>
    <style:style style:name="P147"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8"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9" style:family="paragraph" style:parent-style-name="Heading_20_1">
      <style:paragraph-properties fo:break-before="page"/>
    </style:style>
    <style:style style:name="P150" style:family="paragraph" style:parent-style-name="Contents_20_1">
      <style:text-properties fo:font-size="10pt" officeooo:rsid="004746f9" officeooo:paragraph-rsid="004746f9" style:font-size-asian="10pt" style:font-size-complex="10pt"/>
    </style:style>
    <style:style style:name="P151"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Heading_20_2">
      <style:text-properties style:font-name="Times1" fo:font-size="10pt" fo:font-weight="normal" style:font-size-asian="8.75pt" style:font-weight-asian="normal" style:font-size-complex="10pt" style:font-weight-complex="normal"/>
    </style:style>
    <style:style style:name="P154" style:family="paragraph" style:parent-style-name="Heading_20_2">
      <style:text-properties officeooo:paragraph-rsid="0058599a"/>
    </style:style>
    <style:style style:name="P155"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6" style:family="paragraph" style:parent-style-name="Heading_20_2">
      <style:paragraph-properties fo:break-before="page"/>
    </style:style>
    <style:style style:name="P157" style:family="paragraph" style:parent-style-name="Heading_20_2">
      <style:paragraph-properties fo:break-before="page"/>
      <style:text-properties officeooo:paragraph-rsid="0058599a"/>
    </style:style>
    <style:style style:name="P158" style:family="paragraph" style:parent-style-name="Heading_20_2" style:list-style-name="">
      <style:paragraph-properties fo:break-before="page"/>
      <style:text-properties officeooo:paragraph-rsid="00289d3d"/>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Heading_20_3" style:list-style-name=""/>
    <style:style style:name="P161" style:family="paragraph" style:parent-style-name="Heading_20_3">
      <style:text-properties fo:font-size="14pt" fo:font-weight="bold" style:font-size-asian="14pt" style:font-weight-asian="bold" style:font-size-complex="14pt" style:font-weight-complex="bold"/>
    </style:style>
    <style:style style:name="P162" style:family="paragraph" style:parent-style-name="Heading_20_3">
      <style:text-properties officeooo:paragraph-rsid="00692bbe"/>
    </style:style>
    <style:style style:name="P163" style:family="paragraph" style:parent-style-name="Heading_20_3">
      <style:paragraph-properties fo:break-before="page"/>
    </style:style>
    <style:style style:name="P164"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7"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68"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69" style:family="paragraph" style:parent-style-name="Text_20_body" style:list-style-name="">
      <style:text-properties fo:color="#ce181e" officeooo:rsid="0029a3cc" officeooo:paragraph-rsid="0058599a"/>
    </style:style>
    <style:style style:name="P170" style:family="paragraph" style:parent-style-name="Text_20_body" style:list-style-name="">
      <style:text-properties fo:color="#ce181e" fo:font-size="10pt" officeooo:rsid="00426c92" officeooo:paragraph-rsid="0058599a" style:font-size-asian="10pt" style:font-size-complex="10pt"/>
    </style:style>
    <style:style style:name="P171" style:family="paragraph" style:parent-style-name="Text_20_body">
      <style:text-properties officeooo:paragraph-rsid="00692bbe"/>
    </style:style>
    <style:style style:name="P172" style:family="paragraph" style:parent-style-name="Text_20_body">
      <style:text-properties style:font-name="Times1" fo:font-size="10pt" style:font-size-asian="10pt" style:font-size-complex="10pt"/>
    </style:style>
    <style:style style:name="P173" style:family="paragraph" style:parent-style-name="Text_20_body" style:list-style-name="">
      <style:paragraph-properties fo:break-before="page"/>
      <style:text-properties fo:color="#ce181e" officeooo:rsid="0029a3cc" officeooo:paragraph-rsid="0058599a"/>
    </style:style>
    <style:style style:name="P174"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75"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0c7d5" style:font-weight-asian="normal" style:font-weight-complex="normal"/>
    </style:style>
    <style:style style:name="P176" style:family="paragraph">
      <loext:graphic-properties draw:fill="none" draw:fill-color="#ffffff"/>
      <style:text-properties style:font-name="Courier" fo:font-size="6pt" style:font-size-asian="6pt" style:font-size-complex="6pt"/>
    </style:style>
    <style:style style:name="P177" style:family="paragraph">
      <style:paragraph-properties>
        <style:tab-stops>
          <style:tab-stop style:position="1.845cm"/>
          <style:tab-stop style:position="5.23cm"/>
        </style:tab-stops>
      </style:paragraph-properties>
    </style:style>
    <style:style style:name="P178"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9" style:family="paragraph">
      <style:paragraph-properties>
        <style:tab-stops>
          <style:tab-stop style:position="1.845cm"/>
        </style:tab-stops>
      </style:paragraph-properties>
    </style:style>
    <style:style style:name="P180"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fo:font-style="italic" officeooo:rsid="003fab82" style:font-size-asian="10pt" style:font-style-asian="italic" style:font-size-complex="10pt" style:font-style-complex="italic"/>
    </style:style>
    <style:style style:name="T29" style:family="text">
      <style:text-properties style:font-name="Times1" fo:font-size="10pt" fo:font-style="normal" officeooo:rsid="003fab82" style:font-size-asian="10pt" style:font-style-asian="normal" style:font-size-complex="10pt" style:font-style-complex="normal"/>
    </style:style>
    <style:style style:name="T30" style:family="text">
      <style:text-properties style:font-name="Times1" fo:font-size="10pt" fo:font-style="normal" fo:font-weight="normal" style:font-size-asian="10pt" style:font-style-asian="normal" style:font-weight-asian="normal" style:font-size-complex="10pt" style:font-style-complex="normal"/>
    </style:style>
    <style:style style:name="T31"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2" style:family="text">
      <style:text-properties style:font-name="Times1" style:text-underline-style="none" fo:font-weight="normal" style:font-weight-asian="normal" style:font-weight-complex="normal"/>
    </style:style>
    <style:style style:name="T33" style:family="text">
      <style:text-properties style:font-name="Times1" fo:font-weight="bold" style:font-weight-asian="bold" style:font-weight-complex="bold"/>
    </style:style>
    <style:style style:name="T34" style:family="text">
      <style:text-properties style:font-name="Times1" fo:font-weight="bold" officeooo:rsid="0027a11c" style:font-weight-asian="bold" style:font-weight-complex="bold"/>
    </style:style>
    <style:style style:name="T35" style:family="text">
      <style:text-properties style:font-name="Times1" fo:font-size="11pt" fo:font-weight="normal" style:font-size-asian="11pt" style:font-weight-asian="normal" style:font-size-complex="11pt" style:font-weight-complex="normal"/>
    </style:style>
    <style:style style:name="T36" style:family="text">
      <style:text-properties style:font-name="Times New Roman" fo:font-size="10pt" style:text-underline-style="none" fo:font-weight="normal" style:font-size-asian="10pt" style:font-weight-asian="normal" style:font-size-complex="10pt" style:font-weight-complex="normal"/>
    </style:style>
    <style:style style:name="T37" style:family="text">
      <style:text-properties style:font-name="Times New Roman" fo:font-size="10pt" fo:font-style="normal" style:font-size-asian="10pt" style:font-style-asian="normal" style:font-size-complex="10pt" style:font-style-complex="normal"/>
    </style:style>
    <style:style style:name="T38" style:family="text">
      <style:text-properties style:font-name="Arial"/>
    </style:style>
    <style:style style:name="T39" style:family="text">
      <style:text-properties fo:color="#eb613d"/>
    </style:style>
    <style:style style:name="T40" style:family="text">
      <style:text-properties fo:font-size="14pt" style:font-size-asian="14pt" style:font-size-complex="14pt"/>
    </style:style>
    <style:style style:name="T41" style:family="text">
      <style:text-properties fo:font-size="14pt" officeooo:rsid="0029a3cc" style:font-size-asian="14pt" style:font-size-complex="14pt"/>
    </style:style>
    <style:style style:name="T42" style:family="text">
      <style:text-properties fo:font-size="14pt" officeooo:rsid="002fe64e" style:font-size-asian="14pt" style:font-size-complex="14pt"/>
    </style:style>
    <style:style style:name="T43" style:family="text">
      <style:text-properties style:font-name="Courier 10 Pitch"/>
    </style:style>
    <style:style style:name="T44" style:family="text">
      <style:text-properties style:font-name="Andale Mono"/>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weight="bold" officeooo:rsid="00516dc9" style:font-size-asian="12pt" style:font-weight-asian="bold" style:font-size-complex="12pt" style:font-weight-complex="bold"/>
    </style:style>
    <style:style style:name="T47" style:family="text">
      <style:text-properties fo:font-size="12pt" style:font-size-asian="12pt" style:font-size-complex="12pt"/>
    </style:style>
    <style:style style:name="T48" style:family="text">
      <style:text-properties fo:font-size="12pt" officeooo:rsid="0061523f" style:font-size-asian="12pt" style:font-size-complex="12pt"/>
    </style:style>
    <style:style style:name="T49" style:family="text">
      <style:text-properties fo:font-size="12pt" officeooo:rsid="00692bbe" style:font-size-asian="12pt" style:font-size-complex="12pt"/>
    </style:style>
    <style:style style:name="T50" style:family="text">
      <style:text-properties fo:font-size="12pt" fo:font-weight="normal" officeooo:rsid="005bf92e" style:font-size-asian="12pt" style:font-weight-asian="normal" style:font-size-complex="12pt" style:font-weight-complex="normal"/>
    </style:style>
    <style:style style:name="T51" style:family="text">
      <style:text-properties officeooo:rsid="000ab0e5"/>
    </style:style>
    <style:style style:name="T52" style:family="text">
      <style:text-properties officeooo:rsid="0018b565"/>
    </style:style>
    <style:style style:name="T53" style:family="text">
      <style:text-properties officeooo:rsid="001b2e40"/>
    </style:style>
    <style:style style:name="T54" style:family="text">
      <style:text-properties officeooo:rsid="002116b5"/>
    </style:style>
    <style:style style:name="T55" style:family="text">
      <style:text-properties officeooo:rsid="00237d96"/>
    </style:style>
    <style:style style:name="T56" style:family="text">
      <style:text-properties officeooo:rsid="00251ff2"/>
    </style:style>
    <style:style style:name="T57" style:family="text">
      <style:text-properties officeooo:rsid="0027a11c"/>
    </style:style>
    <style:style style:name="T58" style:family="text">
      <style:text-properties officeooo:rsid="0029a3cc"/>
    </style:style>
    <style:style style:name="T59" style:family="text">
      <style:text-properties officeooo:rsid="002a2d7c"/>
    </style:style>
    <style:style style:name="T60" style:family="text">
      <style:text-properties officeooo:rsid="002b3be6"/>
    </style:style>
    <style:style style:name="T61" style:family="text">
      <style:text-properties officeooo:rsid="002d1517"/>
    </style:style>
    <style:style style:name="T62" style:family="text">
      <style:text-properties fo:color="#ce181e" officeooo:rsid="001ffff4"/>
    </style:style>
    <style:style style:name="T63" style:family="text">
      <style:text-properties officeooo:rsid="002fe64e"/>
    </style:style>
    <style:style style:name="T64" style:family="text">
      <style:text-properties officeooo:rsid="003006d2"/>
    </style:style>
    <style:style style:name="T65" style:family="text">
      <style:text-properties officeooo:rsid="0033db1c"/>
    </style:style>
    <style:style style:name="T66" style:family="text">
      <style:text-properties officeooo:rsid="003430b0"/>
    </style:style>
    <style:style style:name="T67" style:family="text">
      <style:text-properties officeooo:rsid="00360657"/>
    </style:style>
    <style:style style:name="T68" style:family="text">
      <style:text-properties officeooo:rsid="00363520"/>
    </style:style>
    <style:style style:name="T69" style:family="text">
      <style:text-properties officeooo:rsid="0036a64f"/>
    </style:style>
    <style:style style:name="T70" style:family="text">
      <style:text-properties fo:font-style="italic" style:font-style-asian="italic" style:font-style-complex="italic"/>
    </style:style>
    <style:style style:name="T71" style:family="text">
      <style:text-properties fo:font-style="normal" style:font-style-asian="normal" style:font-style-complex="normal"/>
    </style:style>
    <style:style style:name="T72" style:family="text">
      <style:text-properties style:font-name="Courier" fo:font-size="8pt" style:font-size-asian="8pt" style:font-size-complex="8pt"/>
    </style:style>
    <style:style style:name="T73" style:family="text">
      <style:text-properties style:font-name="Courier" fo:font-size="8pt" officeooo:rsid="00442e94" style:font-size-asian="8pt" style:font-size-complex="8pt"/>
    </style:style>
    <style:style style:name="T74" style:family="text">
      <style:text-properties style:font-name="Courier" fo:font-size="10pt" style:font-size-asian="10pt" style:font-size-complex="10pt"/>
    </style:style>
    <style:style style:name="T75" style:family="text">
      <style:text-properties officeooo:rsid="0042aaff"/>
    </style:style>
    <style:style style:name="T76" style:family="text">
      <style:text-properties officeooo:rsid="00442e94"/>
    </style:style>
    <style:style style:name="T77" style:family="text">
      <style:text-properties officeooo:rsid="0044a1b2"/>
    </style:style>
    <style:style style:name="T78" style:family="text">
      <style:text-properties officeooo:rsid="0045f1a9"/>
    </style:style>
    <style:style style:name="T79" style:family="text">
      <style:text-properties style:font-name="Helvetica1" fo:font-size="14pt" fo:font-weight="bold" officeooo:rsid="00442e94" style:font-size-asian="14pt" style:font-weight-asian="bold" style:font-size-complex="14pt" style:font-weight-complex="bold"/>
    </style:style>
    <style:style style:name="T80" style:family="text">
      <style:text-properties fo:font-variant="normal" fo:text-transform="none" fo:color="#24292e" fo:letter-spacing="normal" fo:font-style="normal" fo:font-weight="normal"/>
    </style:style>
    <style:style style:name="T81" style:family="text">
      <style:text-properties fo:font-variant="normal" fo:text-transform="none" fo:color="#24292e" fo:letter-spacing="normal" fo:font-style="normal" fo:font-weight="normal" officeooo:rsid="0047e0ef"/>
    </style:style>
    <style:style style:name="T82" style:family="text">
      <style:text-properties officeooo:rsid="004a652e"/>
    </style:style>
    <style:style style:name="T83" style:family="text">
      <style:text-properties officeooo:rsid="004bfe7f"/>
    </style:style>
    <style:style style:name="T84" style:family="text">
      <style:text-properties officeooo:rsid="004dc177"/>
    </style:style>
    <style:style style:name="T85" style:family="text">
      <style:text-properties officeooo:rsid="004f449f"/>
    </style:style>
    <style:style style:name="T86" style:family="text">
      <style:text-properties fo:color="#000000" fo:font-size="14pt" fo:font-weight="bold" officeooo:rsid="0029a3cc" style:font-size-asian="14pt" style:font-weight-asian="bold" style:font-size-complex="14pt" style:font-weight-complex="bold"/>
    </style:style>
    <style:style style:name="T87" style:family="text">
      <style:text-properties fo:color="#000000" fo:font-size="14pt" fo:font-weight="bold" officeooo:rsid="002fe64e" style:font-size-asian="14pt" style:font-weight-asian="bold" style:font-size-complex="14pt" style:font-weight-complex="bold"/>
    </style:style>
    <style:style style:name="T88" style:family="text">
      <style:text-properties officeooo:rsid="004f8479"/>
    </style:style>
    <style:style style:name="T89" style:family="text">
      <style:text-properties officeooo:rsid="00516dc9"/>
    </style:style>
    <style:style style:name="T90" style:family="text">
      <style:text-properties officeooo:rsid="00526f2e"/>
    </style:style>
    <style:style style:name="T91" style:family="text">
      <style:text-properties officeooo:rsid="0058599a"/>
    </style:style>
    <style:style style:name="T92" style:family="text">
      <style:text-properties officeooo:rsid="001ecad5"/>
    </style:style>
    <style:style style:name="T93" style:family="text">
      <style:text-properties officeooo:rsid="0058bd70"/>
    </style:style>
    <style:style style:name="T94" style:family="text">
      <style:text-properties fo:color="#c9211e"/>
    </style:style>
    <style:style style:name="T95" style:family="text">
      <style:text-properties fo:color="#c9211e" officeooo:rsid="00360657"/>
    </style:style>
    <style:style style:name="T96" style:family="text">
      <style:text-properties officeooo:rsid="005bf92e"/>
    </style:style>
    <style:style style:name="T97" style:family="text">
      <style:text-properties officeooo:rsid="005c9b96"/>
    </style:style>
    <style:style style:name="T98" style:family="text">
      <style:text-properties officeooo:rsid="0064858c"/>
    </style:style>
    <style:style style:name="T99" style:family="text">
      <style:text-properties officeooo:rsid="00661163"/>
    </style:style>
    <style:style style:name="T100" style:family="text">
      <style:text-properties officeooo:rsid="006716d3"/>
    </style:style>
    <style:style style:name="T101" style:family="text">
      <style:text-properties officeooo:rsid="00692bbe"/>
    </style:style>
    <style:style style:name="T102" style:family="text">
      <style:text-properties style:font-name="Times1" fo:font-size="10pt" style:font-size-asian="10pt" style:font-size-complex="10pt"/>
    </style:style>
    <style:style style:name="T103" style:family="text">
      <style:text-properties style:font-name="Times1" fo:font-size="10pt" officeooo:rsid="00692bbe" style:font-size-asian="10pt" style:font-size-complex="10pt"/>
    </style:style>
    <style:style style:name="T104" style:family="text">
      <style:text-properties style:font-name="Courier" fo:font-size="6pt" style:font-size-asian="6pt" style:font-size-complex="6pt"/>
    </style:style>
    <style:style style:name="T105" style:family="text">
      <style:text-properties style:font-name="Times2" fo:font-size="10pt" style:font-size-asian="10pt" style:font-name-complex="Times2" style:font-size-complex="10pt"/>
    </style:style>
    <style:style style:name="T106"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6"/>
      <text:p text:style-name="P86"/>
      <text:p text:style-name="P86"/>
      <text:p text:style-name="P86">OpenMSR Guide<text:line-break/><text:line-break/><text:span text:style-name="T50">Version V 0.6<text:line-break/></text:span><text:line-break/>Messen, Steuern und Regeln mit dem Computer</text:p>
      <text:p text:style-name="P86"/>
      <text:p text:style-name="P86">Hartmut Eilers</text:p>
      <text:p text:style-name="P112">Inhaltsver<text:span text:style-name="T96">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2"><text:a xlink:type="simple" xlink:href="#__RefHeading__1557_636098784" text:style-name="Index_20_Link" text:visited-style-name="Index_20_Link">Open LabTools Einführung<text:tab/>4</text:a></text:p>
          <text:p text:style-name="P165"><text:a xlink:type="simple" xlink:href="#__RefHeading__1559_636098784" text:style-name="Index_20_Link" text:visited-style-name="Index_20_Link">User Guide<text:tab/>6</text:a></text:p>
          <text:p text:style-name="P159"><text:a xlink:type="simple" xlink:href="#__RefHeading__1561_636098784" text:style-name="Index_20_Link" text:visited-style-name="Index_20_Link">Hardware<text:tab/>6</text:a></text:p>
          <text:p text:style-name="P159"><text:a xlink:type="simple" xlink:href="#__RefHeading__1563_636098784" text:style-name="Index_20_Link" text:visited-style-name="Index_20_Link">Die Labtools Clients<text:tab/>7</text:a></text:p>
          <text:p text:style-name="P152"><text:a xlink:type="simple" xlink:href="#__RefHeading__1565_636098784" text:style-name="Index_20_Link" text:visited-style-name="Index_20_Link">Die Tools<text:tab/>9</text:a></text:p>
          <text:p text:style-name="P165"><text:a xlink:type="simple" xlink:href="#__RefHeading__1567_636098784" text:style-name="Index_20_Link" text:visited-style-name="Index_20_Link">Der DeviceServer<text:tab/>9</text:a></text:p>
          <text:p text:style-name="P165"><text:a xlink:type="simple" xlink:href="#__RefHeading__1571_636098784" text:style-name="Index_20_Link" text:visited-style-name="Index_20_Link">SPS<text:tab/>11</text:a></text:p>
          <text:p text:style-name="P159"><text:a xlink:type="simple" xlink:href="#__RefHeading__1573_636098784" text:style-name="Index_20_Link" text:visited-style-name="Index_20_Link">1) Überblick über die IDE<text:tab/>11</text:a></text:p>
          <text:p text:style-name="P159"><text:a xlink:type="simple" xlink:href="#__RefHeading__1575_636098784" text:style-name="Index_20_Link" text:visited-style-name="Index_20_Link">2) Bedienung<text:tab/>11</text:a></text:p>
          <text:p text:style-name="P159"><text:a xlink:type="simple" xlink:href="#__RefHeading__1577_636098784" text:style-name="Index_20_Link" text:visited-style-name="Index_20_Link"><text:s/>2.1 Erklaerung der Menuepunkte<text:tab/>12</text:a></text:p>
          <text:p text:style-name="P159"><text:a xlink:type="simple" xlink:href="#__RefHeading__1579_636098784" text:style-name="Index_20_Link" text:visited-style-name="Index_20_Link"><text:s/>2.1.1 Der Menuepunkt FILE<text:tab/>12</text:a></text:p>
          <text:p text:style-name="P159"><text:a xlink:type="simple" xlink:href="#__RefHeading__1581_636098784" text:style-name="Index_20_Link" text:visited-style-name="Index_20_Link"><text:s/>2.1.2 Der Menuepkt EDIT<text:tab/>13</text:a></text:p>
          <text:p text:style-name="P159"><text:a xlink:type="simple" xlink:href="#__RefHeading__1583_636098784" text:style-name="Index_20_Link" text:visited-style-name="Index_20_Link"><text:s/>2.1.4 Der Menuepunkt RUN<text:tab/>14</text:a></text:p>
          <text:p text:style-name="P159"><text:a xlink:type="simple" xlink:href="#__RefHeading__1587_636098784" text:style-name="Index_20_Link" text:visited-style-name="Index_20_Link"><text:s/>2.1.5 Menuepunkt QUIT<text:tab/>15</text:a></text:p>
          <text:p text:style-name="P159"><text:a xlink:type="simple" xlink:href="#__RefHeading__1589_636098784" text:style-name="Index_20_Link" text:visited-style-name="Index_20_Link">3. Die Befehle der AWL:<text:tab/>16</text:a></text:p>
          <text:p text:style-name="P159"><text:a xlink:type="simple" xlink:href="#__RefHeading__1591_636098784" text:style-name="Index_20_Link" text:visited-style-name="Index_20_Link"><text:s/>3.1 die Bezeichner der AWL<text:tab/>17</text:a></text:p>
          <text:p text:style-name="P159"><text:a xlink:type="simple" xlink:href="#__RefHeading__1593_636098784" text:style-name="Index_20_Link" text:visited-style-name="Index_20_Link"><text:s/>3.2 Technische Daten des SPS Simulators<text:tab/>17</text:a></text:p>
          <text:p text:style-name="P159"><text:a xlink:type="simple" xlink:href="#__RefHeading__1595_636098784" text:style-name="Index_20_Link" text:visited-style-name="Index_20_Link"><text:s/>3.3 Konfiguration<text:tab/>17</text:a></text:p>
          <text:p text:style-name="P159"><text:a xlink:type="simple" xlink:href="#__RefHeading__1597_636098784" text:style-name="Index_20_Link" text:visited-style-name="Index_20_Link">4. Beispiele zur Syntax<text:tab/>18</text:a></text:p>
          <text:p text:style-name="P159"><text:a xlink:type="simple" xlink:href="#__RefHeading__1599_636098784" text:style-name="Index_20_Link" text:visited-style-name="Index_20_Link"><text:s/>4.1 der UND Befehl und die Zuweisung:<text:tab/>18</text:a></text:p>
          <text:p text:style-name="P159"><text:a xlink:type="simple" xlink:href="#__RefHeading__1601_636098784" text:style-name="Index_20_Link" text:visited-style-name="Index_20_Link"><text:s/>4.2 Die ODER Verknuepfung:<text:tab/>19</text:a></text:p>
          <text:p text:style-name="P159"><text:a xlink:type="simple" xlink:href="#__RefHeading__1603_636098784" text:style-name="Index_20_Link" text:visited-style-name="Index_20_Link"><text:s/>4.3 Klammeroperation :<text:tab/>19</text:a></text:p>
          <text:p text:style-name="P159"><text:a xlink:type="simple" xlink:href="#__RefHeading__1605_636098784" text:style-name="Index_20_Link" text:visited-style-name="Index_20_Link"><text:s/>4.4 Analogverabeitung:<text:tab/>20</text:a></text:p>
          <text:p text:style-name="P159"><text:a xlink:type="simple" xlink:href="#__RefHeading__1607_636098784" text:style-name="Index_20_Link" text:visited-style-name="Index_20_Link"><text:s/>4.5 Execute<text:tab/>20</text:a></text:p>
          <text:p text:style-name="P159"><text:a xlink:type="simple" xlink:href="#__RefHeading__1609_636098784" text:style-name="Index_20_Link" text:visited-style-name="Index_20_Link"><text:s/>5. Kontaktplan ( KOP )<text:tab/>21</text:a></text:p>
          <text:p text:style-name="P159"><text:a xlink:type="simple" xlink:href="#__RefHeading__1687_636098784" text:style-name="Index_20_Link" text:visited-style-name="Index_20_Link"><text:s/>6. run_sps der Laufzeitinterpreter<text:tab/>22</text:a></text:p>
          <text:p text:style-name="P159"><text:a xlink:type="simple" xlink:href="#__RefHeading__1611_636098784" text:style-name="Index_20_Link" text:visited-style-name="Index_20_Link"><text:s/>7. Disclaimer<text:tab/>22</text:a></text:p>
          <text:p text:style-name="P165"><text:a xlink:type="simple" xlink:href="#__RefHeading___Toc4194_3740108690" text:style-name="Index_20_Link" text:visited-style-name="Index_20_Link">Der Datalogger<text:tab/>23</text:a></text:p>
          <text:p text:style-name="P165"><text:a xlink:type="simple" xlink:href="#__RefHeading__1613_636098784" text:style-name="Index_20_Link" text:visited-style-name="Index_20_Link">Das Oszi<text:tab/>23</text:a></text:p>
          <text:p text:style-name="P165"><text:a xlink:type="simple" xlink:href="#__RefHeading__1615_636098784" text:style-name="Index_20_Link" text:visited-style-name="Index_20_Link">OpenLabCalc<text:tab/>24</text:a></text:p>
          <text:p text:style-name="P165"><text:a xlink:type="simple" xlink:href="#__RefHeading___Toc4458_3740108690" text:style-name="Index_20_Link" text:visited-style-name="Index_20_Link">mqtt-exec: ( V 0.6 )<text:tab/>25</text:a></text:p>
          <text:p text:style-name="P165"><text:a xlink:type="simple" xlink:href="#__RefHeading___Toc4460_3740108690" text:style-name="Index_20_Link" text:visited-style-name="Index_20_Link">LogicSim: ( V 0.6 )<text:tab/>25</text:a></text:p>
          <text:p text:style-name="P165"><text:a xlink:type="simple" xlink:href="#__RefHeading___Toc4462_3740108690" text:style-name="Index_20_Link" text:visited-style-name="Index_20_Link">ObjectRecognition: ( V 0.6 )<text:tab/>25</text:a></text:p>
          <text:p text:style-name="P165"><text:a xlink:type="simple" xlink:href="#__RefHeading___Toc4196_3740108690" text:style-name="Index_20_Link" text:visited-style-name="Index_20_Link">OpenMSR und MQTT ( ab Version V 0.6 )<text:tab/>26</text:a></text:p>
          <text:p text:style-name="P165"><text:a xlink:type="simple" xlink:href="#__RefHeading___Toc4316_3740108690" text:style-name="Index_20_Link" text:visited-style-name="Index_20_Link">Bridges: ( V 0.6 )<text:tab/>27</text:a></text:p>
          <text:p text:style-name="P159"><text:a xlink:type="simple" xlink:href="#__RefHeading___Toc4318_3740108690" text:style-name="Index_20_Link" text:visited-style-name="Index_20_Link">PingHost Bridge:<text:tab/>27</text:a></text:p>
          <text:p text:style-name="P159"><text:a xlink:type="simple" xlink:href="#__RefHeading___Toc4212_3740108690" text:style-name="Index_20_Link" text:visited-style-name="Index_20_Link">PlaySound Bridge:<text:tab/>27</text:a></text:p>
          <text:p text:style-name="P165"><text:a xlink:type="simple" xlink:href="#__RefHeading___Toc4228_3740108690" text:style-name="Index_20_Link" text:visited-style-name="Index_20_Link">Agenten: ( V 0.6 )<text:tab/>28</text:a></text:p>
          <text:p text:style-name="P165"><text:a xlink:type="simple" xlink:href="#__RefHeading___Toc4244_3740108690" text:style-name="Index_20_Link" text:visited-style-name="Index_20_Link">Systemtools: ( V 0.6 )<text:tab/>28</text:a></text:p>
          <text:p text:style-name="P165"><text:a xlink:type="simple" xlink:href="#__RefHeading___Toc4250_3740108690" text:style-name="Index_20_Link" text:visited-style-name="Index_20_Link">Die AJAX GUI Elemente<text:tab/>29</text:a></text:p>
          <text:p text:style-name="P152"><text:a xlink:type="simple" xlink:href="#__RefHeading__1650_636098784" text:style-name="Index_20_Link" text:visited-style-name="Index_20_Link">Die Konfiguration der PhysMach<text:tab/>31</text:a></text:p>
          <text:p text:style-name="P165"><text:a xlink:type="simple" xlink:href="#__RefHeading__1621_636098784" text:style-name="Index_20_Link" text:visited-style-name="Index_20_Link">Konfigurationshinweise zur unterstützten Hardware:<text:tab/>33</text:a></text:p>
          <text:p text:style-name="P159"><text:a xlink:type="simple" xlink:href="#__RefHeading___Toc4274_3740108690" text:style-name="Index_20_Link" text:visited-style-name="Index_20_Link">IO Warrior 24/40<text:tab/>33</text:a></text:p>
          <text:p text:style-name="P159"><text:a xlink:type="simple" xlink:href="#__RefHeading___Toc4276_3740108690" text:style-name="Index_20_Link" text:visited-style-name="Index_20_Link">Random Device<text:tab/>33</text:a></text:p>
          <text:p text:style-name="P159"><text:a xlink:type="simple" xlink:href="#__RefHeading___Toc4278_3740108690" text:style-name="Index_20_Link" text:visited-style-name="Index_20_Link">BMCM USB PIO<text:tab/>33</text:a></text:p>
          <text:p text:style-name="P159"><text:a xlink:type="simple" xlink:href="#__RefHeading___Toc4280_3740108690" text:style-name="Index_20_Link" text:visited-style-name="Index_20_Link">BMCM USB AD<text:tab/>34</text:a></text:p>
          <text:p text:style-name="P159"><text:a xlink:type="simple" xlink:href="#__RefHeading___Toc4282_3740108690" text:style-name="Index_20_Link" text:visited-style-name="Index_20_Link">HTTP Requestor<text:tab/>34</text:a></text:p>
          <text:p text:style-name="P159"><text:a xlink:type="simple" xlink:href="#__RefHeading___Toc4284_3740108690" text:style-name="Index_20_Link" text:visited-style-name="Index_20_Link">H-Tronic USB8<text:tab/>35</text:a></text:p>
          <text:p text:style-name="P159"><text:a xlink:type="simple" xlink:href="#__RefHeading___Toc4286_3740108690" text:style-name="Index_20_Link" text:visited-style-name="Index_20_Link">Funk Modul ( deprecated )<text:tab/>35</text:a></text:p>
          <text:p text:style-name="P159"><text:a xlink:type="simple" xlink:href="#__RefHeading___Toc4288_3740108690" text:style-name="Index_20_Link" text:visited-style-name="Index_20_Link">Kolter Electronic<text:tab/>36</text:a></text:p>
          <text:p text:style-name="P159"><text:soft-page-break/><text:a xlink:type="simple" xlink:href="#__RefHeading___Toc4290_3740108690" text:style-name="Index_20_Link" text:visited-style-name="Index_20_Link">Joystick<text:tab/>36</text:a></text:p>
          <text:p text:style-name="P159"><text:a xlink:type="simple" xlink:href="#__RefHeading___Toc4292_3740108690" text:style-name="Index_20_Link" text:visited-style-name="Index_20_Link">AVR Net IO<text:tab/>36</text:a></text:p>
          <text:p text:style-name="P159"><text:a xlink:type="simple" xlink:href="#__RefHeading___Toc4252_3740108690" text:style-name="Index_20_Link" text:visited-style-name="Index_20_Link">Raspberry Pi ( ab Version V 0.6 )<text:tab/>36</text:a></text:p>
          <text:p text:style-name="P159"><text:a xlink:type="simple" xlink:href="#__RefHeading___Toc4294_3740108690" text:style-name="Index_20_Link" text:visited-style-name="Index_20_Link">externe Programme<text:tab/>37</text:a></text:p>
          <text:p text:style-name="P152"><text:a xlink:type="simple" xlink:href="#__RefHeading__1652_636098784" text:style-name="Index_20_Link" text:visited-style-name="Index_20_Link">Die PhysMach Unit<text:tab/>38</text:a></text:p>
          <text:p text:style-name="P165"><text:a xlink:type="simple" xlink:href="#__RefHeading__1625_636098784" text:style-name="Index_20_Link" text:visited-style-name="Index_20_Link">Die PhysMach Lib aus der Sicht eines Programmierers:<text:tab/>38</text:a></text:p>
          <text:p text:style-name="P165"><text:a xlink:type="simple" xlink:href="#__RefHeading___Toc4296_3740108690" text:style-name="Index_20_Link" text:visited-style-name="Index_20_Link">Die Programmlogik sieht prinzipiell wie folgt aus:<text:tab/>38</text:a></text:p>
          <text:p text:style-name="P152"><text:a xlink:type="simple" xlink:href="#__RefHeading__1627_636098784" text:style-name="Index_20_Link" text:visited-style-name="Index_20_Link">Die DeviceServer API<text:tab/>39</text:a></text:p>
          <text:p text:style-name="P165"><text:a xlink:type="simple" xlink:href="#__RefHeading___Toc4298_3740108690" text:style-name="Index_20_Link" text:visited-style-name="Index_20_Link">Syntax und Parameter der Adressen:<text:tab/>39</text:a></text:p>
          <text:p text:style-name="P152"><text:a xlink:type="simple" xlink:href="#__RefHeading___Toc4320_3740108690" text:style-name="Index_20_Link" text:visited-style-name="Index_20_Link">Anhang:<text:tab/>41</text:a></text:p>
          <text:p text:style-name="P165"><text:a xlink:type="simple" xlink:href="#__RefHeading___Toc4254_3740108690" text:style-name="Index_20_Link" text:visited-style-name="Index_20_Link">1) History:<text:tab/>41</text:a></text:p>
          <text:p text:style-name="P165"><text:a xlink:type="simple" xlink:href="#__RefHeading___Toc4592_3740108690" text:style-name="Index_20_Link" text:visited-style-name="Index_20_Link">2) openmsr.js Function Reference<text:tab/>42</text:a></text:p>
          <text:p text:style-name="P165"><text:a xlink:type="simple" xlink:href="#__RefHeading___Toc4025_1914215490" text:style-name="Index_20_Link" text:visited-style-name="Index_20_Link">3) Installation von Python und PHP unter Windows 7<text:tab/>43</text:a></text:p>
          <text:p text:style-name="P159"><text:a xlink:type="simple" xlink:href="#__RefHeading___Toc4027_1914215490" text:style-name="Index_20_Link" text:visited-style-name="Index_20_Link">Installation von Python:<text:tab/>43</text:a></text:p>
        </text:index-body>
      </text:table-of-content>
      <text:p text:style-name="P92"/>
      <text:h text:style-name="P149" text:outline-level="1"><text:bookmark-start text:name="__RefHeading__1557_636098784"/>Open LabTools Einführung<text:bookmark-end text:name="__RefHeading__1557_636098784"/></text:h>
      <text:p text:style-name="Standard"/>
      <text:p text:style-name="P64">Messen, Steuern und Regeln mit dem Computer<text:tab/><text:tab/><text:tab/><text:tab/></text:p>
      <text:p text:style-name="Standard"/>
      <text:p text:style-name="P56">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6"><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6"><text:tab/>Das Bild zeigt das Prinzip: die I/O Hardware <text:line-break/><text:tab/>liesst analoge Werte wie die Themperatur, </text:p>
      <text:p text:style-name="P56"><text:tab/>steuert einen Elektromotor und erkennt ob </text:p>
      <text:p text:style-name="P56"><text:tab/>Schalter ein oder ausgeschaltet sind. Nun kann</text:p>
      <text:p text:style-name="P56"><text:tab/>eine Software den Motor in Abhängigkeit<text:line-break/><text:tab/>von der Temperatur steuern/schalten. Über </text:p>
      <text:p text:style-name="P56"><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7"><draw:frame draw:style-name="fr8" draw:name="graphics5" text:anchor-type="paragraph" svg:x="9.158cm" svg:y="0.325cm" svg:width="5.346cm" svg:height="7.232cm" draw:z-index="6"><draw:image xlink:href="Pictures/1000000000000127000001BCB6C9D26B54ECC82B.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5">Zum Ende dieser kurzen Einführung sollen nun noch die Begriffe Messen, Steuern und Regeln erklärt werden.</text:span><text:span text:style-name="T19"><text:line-break/><text:line-break/></text:span><text:span text:style-name="T33">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8">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6"><text:line-break/></text:span></text:p>
      <text:p text:style-name="P66"><text:soft-page-break/></text:p>
      <text:p text:style-name="P41"><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7"><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41"/>
      <text:p text:style-name="P15">Auswahl der geeigneten I/O Hardware:</text:p>
      <text:p text:style-name="P67"><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41"/>
      <text:p text:style-name="P41"><text:span text:style-name="T39">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1"/>
      <text:p text:style-name="P41">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1"/>
      <text:p text:style-name="P41"/>
      <text:p text:style-name="P41">Eine Einführung finden Sie z.B. unter:</text:p>
      <text:p text:style-name="P41"/>
      <text:p text:style-name="P67"><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7"><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7"><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105"/>
      <text:h text:style-name="Heading_20_2" text:outline-level="2"><text:bookmark-start text:name="__RefHeading__1559_636098784"/>User Guide<text:bookmark-end text:name="__RefHeading__1559_636098784"/></text:h>
      <text:p text:style-name="P57"/>
      <text:p text:style-name="P57">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7"/>
      <text:p text:style-name="P99">Feedback / Bugs / Mitarbeit</text:p>
      <text:p text:style-name="P99"/>
      <text:p text:style-name="P63">Ich freue mich über jede Art von <text:span text:style-name="T4">Feedback</text:span>. <text:span text:style-name="T4">Bug Reports</text:span>, <text:span text:style-name="T4">Anregungen und Ideen</text:span> bitte als Issue auf der Github Seite</text:p>
      <text:p text:style-name="P63">von OpenMSR erstellen:</text:p>
      <text:p text:style-name="P63"/>
      <text:p text:style-name="P103">https://github.com/lnetwalker/openMSR/</text:p>
      <text:h text:style-name="Heading_20_3" text:outline-level="3"><text:bookmark-start text:name="__RefHeading__1561_636098784"/>Hardware<text:bookmark-end text:name="__RefHeading__1561_636098784"/></text:h>
      <text:p text:style-name="P60">Folgende Hardware wird zur Zeit von der PhysMach unterstützt:</text:p>
      <text:p text:style-name="P60"><text:tab/>BMCM <text:tab/><text:tab/><text:tab/>USB-PIO, USB-AD</text:p>
      <text:p text:style-name="P60"><text:tab/>Code Mercenaries<text:tab/>IO Warrior 40, IO Warrior 24</text:p>
      <text:p text:style-name="P60"><text:tab/><text:tab/><text:tab/><text:tab/>8255 PIO ISA Bus</text:p>
      <text:p text:style-name="P60"><text:tab/><text:tab/><text:tab/><text:tab/>Parallele Schnittstelle</text:p>
      <text:p text:style-name="P60"><text:tab/><text:tab/><text:tab/><text:tab/>Joystick Port</text:p>
      <text:p text:style-name="P60"><text:tab/>Kolter Electronic<text:tab/><text:tab/>diverse I/O Karten</text:p>
      <text:p text:style-name="P60"><text:tab/><text:span text:style-name="T51">H-Tronic<text:tab/><text:tab/>USB8</text:span></text:p>
      <text:p text:style-name="P60"><text:tab/><text:span text:style-name="T51">Pollin<text:tab/><text:tab/><text:tab/>AVR-Net I/O</text:span></text:p>
      <text:p text:style-name="P60"><text:tab/><text:tab/><text:tab/><text:tab/><text:span text:style-name="T51">Random ( zu Test Zwecken )</text:span></text:p>
      <text:p text:style-name="P60"><text:tab/><text:tab/><text:tab/><text:tab/><text:span text:style-name="T51">HTTP</text:span></text:p>
      <text:p text:style-name="P60"><text:tab/><text:tab/><text:tab/><text:tab/><text:span text:style-name="T51">external Programm</text:span></text:p>
      <text:p text:style-name="P60"><text:tab/><text:tab/><text:tab/><text:tab/><text:span text:style-name="T51">Funksteckdosen 433 Mhz</text:span></text:p>
      <text:p text:style-name="P60"><text:tab/><text:span text:style-name="T51">embedded Projects<text:tab/>Gnublin</text:span></text:p>
      <text:p text:style-name="P60"><text:tab/><text:span text:style-name="T51">div<text:tab/><text:tab/><text:tab/>ARM generic GPIO ( Raspberry Pi, Nano Pi, Banana Pi, Odroid )</text:span></text:p>
      <text:p text:style-name="P60"/>
      <text:p text:style-name="P59">Note:</text:p>
      <text:p text:style-name="P59">der Dil/NetPC wird nicht mehr unterstützt, weil die Software nicht mehr in den Speicher passt und <text:s/>keine neueren</text:p>
      <text:p text:style-name="P59">Testgeräte durch den Hersteller zur Verfügung gestellt wurden</text:p>
      <text:p text:style-name="P59"/>
      <text:p text:style-name="P58">Die Kolter Devices kann ich nicht mehr testen, das ich keine entsprechenden TestPCs mehr habe</text:p>
      <text:p text:style-name="P58"/>
      <text:p text:style-name="P58">8255 ISA PIO wird ebenso wie die Kolter Karten ungetestet ausgeliefert, keine Testhardware</text:p>
      <text:p text:style-name="P58"/>
      <text:p text:style-name="P58">ParPort bleibt wegen fehlender Testhardware ebenso ungetestet</text:p>
      <text:p text:style-name="P59"/>
      <text:p text:style-name="P58">Die Unterstützung der Hardware hängt auch vom verwendeten Betriebssystem ab!</text:p>
      <text:p text:style-name="P58"/>
      <text:p text:style-name="P96">TODO Tabelle benötigt </text:p>
      <text:p text:style-name="P58"/>
      <text:p text:style-name="P114"/>
      <text:p text:style-name="P57">Folgende Resourcen werden von der PhysMach verwaltet:</text:p>
      <text:p text:style-name="P57"><text:tab/>128<text:tab/>Eingänge</text:p>
      <text:p text:style-name="P57"><text:tab/>128<text:tab/>Ausgänge</text:p>
      <text:p text:style-name="P57"><text:tab/>256 <text:tab/>Merker</text:p>
      <text:p text:style-name="P57"><text:tab/> 64<text:tab/>Analog Eingänge</text:p>
      <text:p text:style-name="P57"><text:tab/> 16<text:tab/>Zähler</text:p>
      <text:p text:style-name="P57"><text:tab/> 16 <text:tab/>Timer</text:p>
      <text:p text:style-name="Standard"/>
      <text:h text:style-name="Heading_20_3" text:outline-level="3"><text:bookmark-start text:name="__RefHeading__1563_636098784"/>Die Labtools Clients<text:bookmark-end text:name="__RefHeading__1563_636098784"/></text:h>
      <text:p text:style-name="P57"><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7">Oszi, Datalogger und SPS sowie die Webschnittstelle zum Zugriff auf die Hardware via Browser.</text:p>
      <text:p text:style-name="P57">In Arbeit sind die Tools ObjectRecognition zur optischen Objekterkennung via USB Camera und FunktionSolver zur Berechnung komplexer mathematischer Zusammenhänge mit den Meßwerten.</text:p>
      <text:p text:style-name="P57">Mit diesen Tools ist es bereits möglich eine Steuerung/Regelung mit der SPS aufzubauen und die Visualisierung der Regelung mit dem Browser zu realisieren. Daneben können Oszi und datalogger zum debugging benutzt werden.</text:p>
      <text:p text:style-name="P57"><text:s/></text:p>
      <text:p text:style-name="P57"><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7"/>
      <text:p text:style-name="P57"/>
      <text:p text:style-name="P113"/>
      <text:p text:style-name="P98">Getting started:</text:p>
      <text:p text:style-name="Contents_20_1"/>
      <text:p text:style-name="P138">Follow <text:s/>these simple steps to get the OpenMSR tools running on your machine:</text:p>
      <text:p text:style-name="P138"/>
      <text:p text:style-name="P138">1) laden sie das zu ihrer Rechnerarchitektur passende Image herunter</text:p>
      <text:p text:style-name="P138">2) entpacken sie das Archiv:</text:p>
      <text:p text:style-name="P138"><text:s text:c="4"/>Linux: tar xzvf &lt;archiv.tgz&gt;</text:p>
      <text:p text:style-name="P138"><text:s text:c="4"/>windows:<text:line-break/> <text:s text:c="3"/><text:span text:style-name="T101">Bitte installieren Sie zuerst wie im Anhang beschrieben die Abhängigkeiten wie Python und PHP<text:line-break/> <text:s text:c="3"/>(siehe Anhang 3 )</text:span></text:p>
      <text:p text:style-name="P151"/>
      <text:p text:style-name="P138">in dem entpackten Verzeichnis finden Sie alle Tools in den jeweiligen Verzeichnissen</text:p>
      <text:p text:style-name="P138">starten sie den deviceServer im Unterverzeichnis DeviceServer</text:p>
      <text:p text:style-name="P138">cd DeviceServer</text:p>
      <text:p text:style-name="P138">./DeviceServer</text:p>
      <text:p text:style-name="P138"/>
      <text:p text:style-name="P13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38"/>
      <text:p text:style-name="P138">Erkunden Sie nun die Beispiele…</text:p>
      <text:p text:style-name="P138"/>
      <text:p text:style-name="P135">Anmerkung zur ARM Architecture: Die OpenMSR Tools wurden f<text:span text:style-name="T97">ü</text:span>r die 32 Bit ARM Architektur gebaut und sind damit auf Systemen wie dem Raspberry Pi 2 direkt lauff<text:span text:style-name="T97">ä</text:span>hig. Damit diese Programme auch auf ARM64 funktionieren m<text:span text:style-name="T97">ü</text:span>ssen Sie unter Linux den Multiarch Support aktivieren: <text:span text:style-name="T97">( Bei Debian/Ubuntu funktioniert das wie folgt: )</text:span></text:p>
      <text:p text:style-name="P134"><text:span text:style-name="T80">sudo dpkg --add-architecture armhf</text:span><text:line-break/><text:span text:style-name="T80">sudo apt-get update</text:span><text:line-break/><text:span text:style-name="T80">sudo apt install libc6:armhf</text:span><text:line-break/><text:span text:style-name="T80">sudo ln -s /lib/ld-linux-armhf.so.3 /lib/ld-linux.so.3</text:span><text:span text:style-name="T81">a</text:span></text:p>
      <text:p text:style-name="P133"><text:line-break/><text:span text:style-name="T98">ToDo : add infos about installation of dependecies</text:span></text:p>
      <text:h text:style-name="P149"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6">abstrahiert die Hardware und stellt den Tools die Hardware als Server zur Verfügung.</text:p>
      <text:p text:style-name="P16">Dazu wird der in den DeviceServer integrierte webserver verwendet. Zum debugging steht ausserdem eine Telnet Schnittstelle zur Verfügung.</text:p>
      <text:p text:style-name="P16"/>
      <text:p text:style-name="P16">Nach der Konfiguration des DeviceServers über die Datei DeviceServer.cfg, kann der DeviceServer durch Eingabe von ./DeviceServer gestartet werden.</text:p>
      <text:p text:style-name="P16">Die Startmeldungen des DeviceServers können je nach Konfiguration z.B. so aussehen:</text:p>
      <text:p text:style-name="P16"/>
      <text:p text:style-name="P4"><draw:frame draw:style-name="fr1" draw:name="Frame1" text:anchor-type="paragraph" svg:x="1.177cm" svg:y="0.023cm" svg:width="11.469cm" draw:z-index="0"><draw:text-box fo:min-height="5.255cm"><text:p text:style-name="P117">$ ./DeviceServer</text:p><text:p text:style-name="P117">detected Hardware: ,Random</text:p><text:p text:style-name="P117">starting DeviceHandler for Device:R</text:p><text:p text:style-name="P117">started Device Handler Thread..1</text:p><text:p text:style-name="P117">Starting Webserver Thread...</text:p><text:p text:style-name="P117">started Webserver Thread, going to start Server...</text:p><text:p text:style-name="P117">Webserver started, ready to serve</text:p><text:p text:style-name="P117">Starting Telnet Thread...</text:p><text:p text:style-name="P117">started Telnet Thread..3</text:p><text:p text:style-name="P117">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6">Durch Eingabe von e kann der DeviceServer beendet werden, die Stopmeldungen sehen bei obigem Beispiel so aus:</text:p>
      <text:p text:style-name="P16"><draw:frame draw:style-name="fr1" draw:name="Frame2" text:anchor-type="paragraph" svg:x="1.097cm" svg:y="0.358cm" svg:width="11.411cm" draw:z-index="1"><draw:text-box fo:min-height="2.007cm"><text:p text:style-name="P117">Device Handler going down..1</text:p><text:p text:style-name="P117">Webserver going down..</text:p><text:p text:style-name="P117">Telnet Accept error: 22</text:p><text:p text:style-name="P117">$</text:p></draw:text-box></draw:frame></text:p>
      <text:p text:style-name="P4"/>
      <text:p text:style-name="P4"/>
      <text:p text:style-name="P4"/>
      <text:p text:style-name="P4"/>
      <text:p text:style-name="P4"/>
      <text:p text:style-name="P16">Wenn der DeviceServer gestartet ist kann man mittels Telnet sich mit dem DeviceServer verbinden und neben Statisticdaten auch denn Zustand der Hardware abfragen:</text:p>
      <text:p text:style-name="P16"><draw:frame draw:style-name="fr1" draw:name="Frame3" text:anchor-type="paragraph" svg:x="1.071cm" svg:y="0.349cm" svg:width="14.415cm" draw:z-index="2"><draw:text-box fo:min-height="6.59cm"><text:p text:style-name="P118">$ telnet localhost 45054</text:p><text:p text:style-name="P118">Trying 127.0.0.1...</text:p><text:p text:style-name="P118">Connected to localhost.</text:p><text:p text:style-name="P118">Escape character is '^]'.</text:p><text:p text:style-name="P118">Welcome to Device Server Monitor, use "close" to quit</text:p><text:p text:style-name="P118">&gt;s</text:p><text:p text:style-name="P118">DeviceHandler R <text:s/>44153787=2609515 loops/second</text:p><text:p text:style-name="P118">Webserver <text:s/>1=0 loops/second</text:p><text:p text:style-name="P118">Telnet Thread <text:s/>0=0 loops/second</text:p><text:p text:style-name="P118">Stats Thread <text:s/>2=0 loops/second</text:p><text:p text:style-name="P118"/><text:p text:style-name="P118">&gt;h</text:p><text:p text:style-name="P118">cmd lines are build like this</text:p><text:p text:style-name="P118">cmd hardware number [value]</text:p><text:p text:style-name="P118">cmd=[R|W|H|E|C|S] for read, write, help, end, config and stats</text:p><text:p text:style-name="P118">hardware=[C|I|O|A] for counter, input, output, analog values</text:p><text:p text:style-name="P118">Number = Number of line</text:p><text:p text:style-name="P118">Value= value needed when writing lines</text:p></draw:text-box></draw:frame></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29"/>
      <text:p text:style-name="P29"/>
      <text:p text:style-name="P29"/>
      <text:p text:style-name="P29"/>
      <text:p text:style-name="P29"/>
      <text:p text:style-name="P29"/>
      <text:p text:style-name="P29"/>
      <text:p text:style-name="P29"/>
      <text:p text:style-name="P29"/>
      <text:p text:style-name="P29"/>
      <text:p text:style-name="P9"><text:soft-page-break/><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9"/>
      <text:p text:style-name="P29"><draw:frame draw:style-name="fr2" draw:name="Frame4" text:anchor-type="paragraph" svg:x="0.131cm" svg:y="1.503cm" svg:width="16.57cm" draw:z-index="4"><draw:text-box fo:min-height="1.498cm"><text:p text:style-name="P29">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9"/>
      <text:p text:style-name="P29"/>
      <text:p text:style-name="P29"/>
      <text:p text:style-name="P29"/>
      <text:p text:style-name="P29"/>
      <text:p text:style-name="P29"/>
      <text:p text:style-name="P29"/>
      <text:p text:style-name="P29">In der Standardkonfiguration des DeviceServers ist lediglich ein Random Number Generator auf der IO_Group 1 der Eingänge ( die Blinkenlights in den Screenshots ) <text:span text:style-name="T53">konfiguriert</text:span>.</text:p>
      <text:p text:style-name="P29"/>
      <text:p text:style-name="P29">Der Port des Webserver ist 10080 und der Telnet Schnittstelle 45054. Diese Ports können zur Zeit noch nicht geändert werden.</text:p>
      <text:p text:style-name="P29"/>
      <text:p text:style-name="P30">Ab V 0.6 steht zum einfachen debugging der Parameter -d zur Verfügung:</text:p>
      <text:p text:style-name="P30">./DeviceServer -d</text:p>
      <text:p text:style-name="P30"/>
      <text:p text:style-name="P37">V0.6 Der DeviceServer kann jetzt auch mit dem Parameter -c &lt;file&gt; mit einem alternativen Configfile gestartet werden.</text:p>
      <text:p text:style-name="P29"/>
      <text:p text:style-name="P33">Ab V.06 kann der DeviceServer php Scripte ausführen</text:p>
      <text:p text:style-name="P132">todo: write <text:span text:style-name="T66">information about php scripts!</text:span></text:p>
      <text:h text:style-name="P153" text:outline-level="2"/>
      <text:p text:style-name="P106"/>
      <text:h text:style-name="Heading_20_2" text:outline-level="2"><text:bookmark-start text:name="__RefHeading__1571_636098784"/>SPS<text:bookmark-end text:name="__RefHeading__1571_636098784"/></text:h>
      <text:p text:style-name="P5"/>
      <text:p text:style-name="P21">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1"/>
      <text:h text:style-name="Heading_20_3" text:outline-level="3"><text:bookmark-start text:name="__RefHeading__1573_636098784"/>1) Überblick über die IDE<text:bookmark-end text:name="__RefHeading__1573_636098784"/></text:h>
      <text:p text:style-name="P21"/>
      <text:p text:style-name="P21">Der SPS - Simulator ist eine Entwicklungsumgebung zur Erstellung Speicherprogramierbarer Steuerungen. Er enthaelt alle notwendigen Funktionen um eine:</text:p>
      <text:list xml:id="list146813422" text:style-name="L1">
        <text:list-item>
          <text:p text:style-name="P166">AWL zu editieren</text:p>
        </text:list-item>
        <text:list-item>
          <text:p text:style-name="P166">AWL zu archivieren (laden,speichern,drucken)</text:p>
        </text:list-item>
        <text:list-item>
          <text:p text:style-name="P166">AWL zu testen</text:p>
        </text:list-item>
        <text:list-item>
          <text:p text:style-name="P166">Kontaktplan ( KOP ) anzeigen</text:p>
        </text:list-item>
      </text:list>
      <text:p text:style-name="P21"/>
      <text:p text:style-name="P21">( AWL = Anweisungsliste, en<text:span text:style-name="T83">ts</text:span>pricht quasi dem SPS Programm)</text:p>
      <text:p text:style-name="P21"/>
      <text:p text:style-name="P21">Eine sehr gute Einfuehrung sind die im HUETHIG Verlag erschienenen Buecher von A. Auer "SPS Aufbau und Programmierung" und "SPS Programmierung Beispiele und Aufgaben"</text:p>
      <text:p text:style-name="P21"/>
      <text:p text:style-name="P21">An dieser Stelle mein Dank an A. Auer, meinen Prof Ende der achtziger Jahre in Isny, der mich dazu motivierte das Programm zu schreiben.</text:p>
      <text:p text:style-name="P21"/>
      <text:h text:style-name="Heading_20_3" text:outline-level="3"><text:bookmark-start text:name="__RefHeading__1575_636098784"/>2) Bedienung<text:bookmark-end text:name="__RefHeading__1575_636098784"/></text:h>
      <text:p text:style-name="P21"/>
      <text:p text:style-name="P21">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1"/>
      <text:p text:style-name="P21"><text:s text:c="14"/>- &lt;F&gt;ile : <text:s/>enthaelt alle Menuepunkte um eine</text:p>
      <text:p text:style-name="P21"><text:s text:c="26"/>AWL zu</text:p>
      <text:p text:style-name="P21"><text:s text:c="30"/>- loeschen</text:p>
      <text:p text:style-name="P21"><text:s text:c="30"/>- laden</text:p>
      <text:p text:style-name="P21"><text:s text:c="30"/>- speichern</text:p>
      <text:p text:style-name="P21"><text:s text:c="26"/>sowie: </text:p>
      <text:p text:style-name="P21"><text:s text:c="30"/>- Directory anzeigen</text:p>
      <text:p text:style-name="P21"><text:s text:c="30"/>- Standardverzeichnis wechseln</text:p>
      <text:p text:style-name="P21"/>
      <text:p text:style-name="P21"><text:s text:c="14"/>- &lt;E&gt;dit : <text:s/>erlaubt das Erstellen und Aendern einer AWL</text:p>
      <text:p text:style-name="P21"/>
      <text:p text:style-name="P21"><text:s text:c="14"/>- &lt;R&gt;un : <text:s text:c="2"/>Starten einer AWL</text:p>
      <text:p text:style-name="P21"/>
      <text:p text:style-name="P21"><text:s text:c="14"/>- &lt;K&gt;op : <text:s text:c="2"/>Ausgabe der AWL als Kontaktplan ( KOP )</text:p>
      <text:p text:style-name="P21"/>
      <text:p text:style-name="P21"><text:s text:c="14"/>- &lt;Q&gt;uit : <text:s/>Beenden der Entwicklungsumgebung</text:p>
      <text:p text:style-name="P21"/>
      <text:p text:style-name="P21"/>
      <text:p text:style-name="P21"/>
      <text:h text:style-name="Heading_20_3" text:outline-level="3"><text:bookmark-start text:name="__RefHeading__1577_636098784"/><text:soft-page-break/><text:s/><text:span text:style-name="T40"><text:s text:c="5"/>2.1 Erklaerung der Menuepunkte</text:span><text:bookmark-end text:name="__RefHeading__1577_636098784"/></text:h>
      <text:p text:style-name="P21"/>
      <text:p text:style-name="P21"><text:s text:c="10"/>Bei Auswahl der Menuepunkte wird ein Fenster geoeffnet.</text:p>
      <text:p text:style-name="P21"><text:s text:c="10"/>Im oberen Rahmen des Fensters steht in eckigen Klammern</text:p>
      <text:p text:style-name="P21"><text:s text:c="10"/>der Name des Menuepunktes, im unteren Rahmen in spitzen</text:p>
      <text:p text:style-name="P21"><text:s text:c="10"/>Klammern wie man diesen Menuepunkt beenden kann.</text:p>
      <text:p text:style-name="P21"/>
      <text:h text:style-name="Heading_20_3" text:outline-level="3"><text:bookmark-start text:name="__RefHeading__1579_636098784"/><text:s text:c="6"/>2.1.1 Der Menuepunkt FILE<text:bookmark-end text:name="__RefHeading__1579_636098784"/></text:h>
      <text:p text:style-name="P21"/>
      <text:p text:style-name="P21"><text:s text:c="10"/>Nach Eingabe von F im Hauptmenü erscheint das Auswahlmenu</text:p>
      <text:p text:style-name="P21"><text:s text:c="10"/>FILE. Sie koennen jetzt wieder durch Eingabe des farbig unter-</text:p>
      <text:p text:style-name="P21"><text:s text:c="10"/>legten Anfangsbuchstaben ,der Pfeiltasten und RETURN </text:p>
      <text:p text:style-name="P21"><text:s text:c="10"/>zwischen folgenden Punkten waehlen :</text:p>
      <text:p text:style-name="P21"><text:s text:c="15"/>N - New = loeschen des Speichers</text:p>
      <text:p text:style-name="P21"><text:s text:c="19"/>( d.h. Loeschen der aktuellen AWL im Speicher )</text:p>
      <text:p text:style-name="P21"/>
      <text:p text:style-name="P21"><text:s text:c="15"/>L - Laden einer AWL von Disk / Platte</text:p>
      <text:p text:style-name="P21"/>
      <text:p text:style-name="P21"><text:s text:c="15"/>S - Sichern der aktuellen AWL auf Disk/Platte</text:p>
      <text:p text:style-name="P21"/>
      <text:p text:style-name="P21"><text:s text:c="15"/>P - Ausdruck der im Speicher befindlichen AWL</text:p>
      <text:p text:style-name="P21"/>
      <text:p text:style-name="P21"/>
      <text:p text:style-name="P21"><text:s text:c="15"/>D - Directory anzeigen</text:p>
      <text:p text:style-name="P21"/>
      <text:p text:style-name="P21"><text:s text:c="15"/>C - wechseln des Standarddirectories</text:p>
      <text:p text:style-name="P21"/>
      <text:p text:style-name="P21"/>
      <text:p text:style-name="P21"><text:s text:c="10"/>Alle Pfad- und Dateiangaben im Menue FILE muessen in der</text:p>
      <text:p text:style-name="P21"><text:s text:c="10"/>DOS Syntax angegeben werden. ( z.B.: *.* nicht * )</text:p>
      <text:p text:style-name="P21"><text:s text:c="10"/>Wird kein Pfad angegeben bezieht sich der Befehl auf das</text:p>
      <text:p text:style-name="P21"><text:s text:c="10"/>aktuelle Laufwerk/ bzw. Pfad. ( Laufwerk ;-) ; es kommt halt</text:p>
      <text:p text:style-name="P21"><text:s text:c="10"/>aus der DOS Welt )</text:p>
      <text:p text:style-name="P21"/>
      <text:p text:style-name="P21"><text:s text:c="10"/>Wird keine Dateinamenserweiterung angegeben wird automatisch</text:p>
      <text:p text:style-name="P21"><text:s text:c="10"/>.SPS angehaengt.</text:p>
      <text:p text:style-name="P21"/>
      <text:h text:style-name="P160" text:outline-level="3"/>
      <text:h text:style-name="P163" text:outline-level="3"><text:bookmark-start text:name="__RefHeading__1581_636098784"/><text:s text:c="6"/>2.1.2 Der Menuepkt EDIT<text:bookmark-end text:name="__RefHeading__1581_636098784"/></text:h>
      <text:p text:style-name="P54"/>
      <text:p text:style-name="P21"><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1"><text:s text:c="10"/>Nach Eingabe von E aus dem Hauptmenue befindet man sich im Editorfenster.</text:p>
      <text:p text:style-name="P21"><text:s text:c="10"/>Es kann nun eine AWL erstellt oder geaendert werden.</text:p>
      <text:p text:style-name="P21"/>
      <text:p text:style-name="P21"><text:s text:c="10"/>Aufbau einer Zeile der AWL:</text:p>
      <text:p text:style-name="P21"><text:s text:c="14"/>1. Zeilennummer:</text:p>
      <text:p text:style-name="P21"><text:s text:c="17"/>Der Editor schlaegt jeweils die naechste aktuelle Zeilennummer vor. Will man diese uebernehmen, so</text:p>
      <text:p text:style-name="P21"><text:s text:c="17"/>muss keine neue Zeilennummer angegeben werden.Will man jedoch eine bestehende Zeile aendern</text:p>
      <text:p text:style-name="P21"><text:s text:c="17"/>so muss hier die entsprechende Zeilennummer ange- geben werden und die Zeile ueberschrieben werden.</text:p>
      <text:p text:style-name="P21"/>
      <text:p text:style-name="P21"><text:s text:c="14"/>2. Operation (max 3Stellig) enthaelt einen gueltigen</text:p>
      <text:p text:style-name="P21"><text:s text:c="17"/>Befehl.</text:p>
      <text:p text:style-name="P21"/>
      <text:p text:style-name="P21"><text:s text:c="14"/>3. Operand (1 stellig ) enthaelt einen gueltigen Operanden</text:p>
      <text:p text:style-name="P21"/>
      <text:p text:style-name="P21"><text:s text:c="14"/>4. Parameter ( max 65535 ) enthaelt den Parameter eines</text:p>
      <text:p text:style-name="P21"><text:s text:c="17"/>Befehls oder die Nummer eines Operanden.</text:p>
      <text:p text:style-name="P21"/>
      <text:p text:style-name="P21"><text:s text:c="14"/>5. Kommentar ( max 22 Stellen ) ist optional und nur zu</text:p>
      <text:p text:style-name="P21"><text:s text:c="17"/>Dokumentationszwecken.</text:p>
      <text:p text:style-name="P21"/>
      <text:p text:style-name="P21"/>
      <text:p text:style-name="P21"><text:s text:c="10"/>Alle Komponenten einer Zeile werden ohne Zwischenraeume</text:p>
      <text:p text:style-name="P21"><text:s text:c="10"/>direkt eingegeben.</text:p>
      <text:p text:style-name="P21"><text:s text:c="10"/>Bsp.: 18 ue1Eingang 1 = Starttaste</text:p>
      <text:p text:style-name="P21"/>
      <text:p text:style-name="P21"/>
      <text:p text:style-name="P106">Diese Eingabe wird vom Editor wie folgt umgeformt:</text:p>
      <text:p text:style-name="P21"/>
      <text:p text:style-name="P71"><text:s text:c="13"/>18 U <text:s text:c="2"/>E <text:s text:c="4"/>1 Eingang 1 = Starttaste</text:p>
      <text:p text:style-name="P71"><text:s/>Bedeutung: <text:s text:c="2"/>| | <text:s text:c="2"/>| <text:s text:c="4"/>| |</text:p>
      <text:p text:style-name="P71"><text:s text:c="14"/>| | <text:s text:c="2"/>| <text:s text:c="4"/>| + Kommentar----------&gt;</text:p>
      <text:p text:style-name="P71"><text:s text:c="14"/>| | <text:s text:c="2"/>| <text:s text:c="4"/>+ Parameter</text:p>
      <text:p text:style-name="P71"><text:s text:c="14"/>| | <text:s text:c="2"/>+ Operand</text:p>
      <text:p text:style-name="P71"><text:s text:c="14"/>| + Operation</text:p>
      <text:p text:style-name="P71"><text:s text:c="14"/>+ vorgegebene Zeilennummer</text:p>
      <text:p text:style-name="P71"/>
      <text:p text:style-name="P21">Jede Zeile wird mit RETURN bzw. ENTER abgeschlossen. Solange eine Zeile nicht abgeschlossen ist kann sie mit BACKSPACE korrigiert werden. Nach Abschluss einer Zeile kann diese nur durch ueberschreiben geaendert werden.</text:p>
      <text:p text:style-name="P21"/>
      <text:p text:style-name="P21">Folgende Tasten haben im Editor eine Bedeutung:</text:p>
      <text:p text:style-name="P21"/>
      <text:p text:style-name="P21"><text:s text:c="10"/>EINFG: Einfuegen einer Zeile in die AWL. Nach Eingabe der</text:p>
      <text:p text:style-name="P21"><text:s text:c="14"/>Zeilennummer wird an dieser Stelle eine Zeile ein-</text:p>
      <text:p text:style-name="P21"><text:s text:c="14"/>gefuegt deren Inhalt der NOP Befehl ( No Operation )</text:p>
      <text:p text:style-name="P21"><text:s text:c="14"/>ist. Diese Zeile kann durch ueberschreiben geaendert</text:p>
      <text:p text:style-name="P21"><text:s text:c="14"/>werden.</text:p>
      <text:p text:style-name="P21"/>
      <text:p text:style-name="P21"><text:s text:c="10"/>ENTF: Loeschen einer Zeile in der AWL . Nach Angabe der</text:p>
      <text:p text:style-name="P21"><text:s text:c="14"/>Zeilennummer wird diese Zeile geloescht, alle nach-</text:p>
      <text:p text:style-name="P21"><text:s text:c="14"/>folgenden zeilen werden um eine Position verschoben.</text:p>
      <text:p text:style-name="P21"/>
      <text:p text:style-name="P21"><text:s text:c="10"/>Die Sprungziele bei den Sprungbefehlen werden automatisch</text:p>
      <text:p text:style-name="P21"><text:s text:c="10"/>angepasst.</text:p>
      <text:p text:style-name="P21"/>
      <text:p text:style-name="P21"><text:s text:c="10"/>CURSOR UP/DOWN Zeilenweises blaettern durch die AWL</text:p>
      <text:p text:style-name="P21"/>
      <text:p text:style-name="P21"><text:s text:c="10"/>PAGE <text:s text:c="2"/>UP/DOWN Seitenweises blaettern durch die AWL</text:p>
      <text:p text:style-name="P21"/>
      <text:p text:style-name="P21"><text:s text:c="10"/>BACKSPACE Zeichen links vom Cursoor loeschen</text:p>
      <text:p text:style-name="P21"/>
      <text:p text:style-name="P21"><text:s text:c="10"/>RETURN Zeile abschliessen</text:p>
      <text:p text:style-name="P21"/>
      <text:p text:style-name="P21"><text:s text:c="10"/>ESC Editor verlassen.</text:p>
      <text:p text:style-name="P21"/>
      <text:h text:style-name="Heading_20_3" text:outline-level="3"><text:bookmark-start text:name="__RefHeading__1583_636098784"/><text:s text:c="6"/>2.1.4 Der Menuepunkt RUN<text:bookmark-end text:name="__RefHeading__1583_636098784"/></text:h>
      <text:p text:style-name="P21"><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1">Durch Eingabe von R im Hauptmenue wird eine AWL gestartet.Auf dem Bildschirm erscheint ein Fenster in dem der Zustand aller</text:p>
      <text:p text:style-name="P21"><text:s text:c="15"/>- MARKER</text:p>
      <text:p text:style-name="P21"><text:s text:c="15"/>- TIMER</text:p>
      <text:p text:style-name="P21"><text:s text:c="15"/>- COUNTER</text:p>
      <text:p text:style-name="P21"><text:s text:c="15"/>- EINGAENGE</text:p>
      <text:p text:style-name="P21"><text:s text:c="15"/>- AUSGAENGE </text:p>
      <text:p text:style-name="P21"><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1"/>
      <text:p text:style-name="P21">Eine AWL wird solange immer wieder abgearbeitet bis ESC betaetigt wird.</text:p>
      <text:p text:style-name="P21"/>
      <text:p text:style-name="P106"/>
      <text:p text:style-name="P21"><text:s text:c="10"/>Folgende Tasten haben eine Bedeutung:</text:p>
      <text:p text:style-name="P21"/>
      <text:p text:style-name="P21"><text:s text:c="10"/>1-8 Bei Interner Steuerung wird mit jedem Tastendruck der</text:p>
      <text:p text:style-name="P21"><text:s text:c="16"/>Zustand des jeweiligen Einganges getoggelt.</text:p>
      <text:p text:style-name="P21"><text:s text:c="10"/>Shift 1-8 toggeln der Eingaenge E9-16</text:p>
      <text:p text:style-name="P21"><text:s text:c="10"/>q-i Zaehler 1-8 decrementieren</text:p>
      <text:p text:style-name="P21"><text:s text:c="10"/>a-f Anlog In 1-4 incremetieren</text:p>
      <text:p text:style-name="P21"><text:s text:c="10"/>c toggeln zwischen interner und externer Steuerung</text:p>
      <text:p text:style-name="P21"/>
      <text:h text:style-name="Heading_20_3" text:outline-level="3"><text:bookmark-start text:name="__RefHeading__1587_636098784"/><text:s text:c="6"/>2.1.<text:span text:style-name="T85">5</text:span> Menuepunkt QUIT<text:bookmark-end text:name="__RefHeading__1587_636098784"/></text:h>
      <text:p text:style-name="P21"/>
      <text:p text:style-name="P21"><text:s text:c="10"/>Durch Q im Hauptmenue wird die Entwicklungsumgebung verlassen</text:p>
      <text:p text:style-name="P21"><text:s text:c="10"/>Befindet sich zu diesem Zeitpunkt eine AWL im Speicher, die</text:p>
      <text:p text:style-name="P21"><text:s text:c="10"/>noch nicht gespeichert wurde, haben sie die Moeglichkeit</text:p>
      <text:p text:style-name="P21"><text:s text:c="10"/>ueber den Menuepunkt File diese ZU sichern.</text:p>
      <text:h text:style-name="P160" text:outline-level="3"/>
      <text:h text:style-name="P163" text:outline-level="3"><text:bookmark-start text:name="__RefHeading__1589_636098784"/>3. Die Befehle der AWL:<text:bookmark-end text:name="__RefHeading__1589_636098784"/></text:h>
      <text:p text:style-name="P21"/>
      <text:p text:style-name="P21">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23">AWL Befehl</text:p>
          </table:table-cell>
          <table:table-cell table:style-name="DieBefehlerderAWL.A1" office:value-type="string">
            <text:p text:style-name="P123">Bedeutung / Erklärung</text:p>
          </table:table-cell>
          <table:table-cell table:style-name="DieBefehlerderAWL.C1" office:value-type="string">
            <text:p text:style-name="P123">Sprache</text:p>
          </table:table-cell>
        </table:table-row>
        <table:table-row>
          <table:table-cell table:style-name="DieBefehlerderAWL.A2" office:value-type="string">
            <text:p text:style-name="P122">U</text:p>
          </table:table-cell>
          <table:table-cell table:style-name="DieBefehlerderAWL.A2" office:value-type="string">
            <text:p text:style-name="P21">der Akkuinhalt wird mit angeg. Oper. UND verknuepft.<text:line-break/>Englische Schreibweise A</text:p>
          </table:table-cell>
          <table:table-cell table:style-name="DieBefehlerderAWL.C2" office:value-type="string">
            <text:p text:style-name="P122">de</text:p>
          </table:table-cell>
        </table:table-row>
        <table:table-row>
          <table:table-cell table:style-name="DieBefehlerderAWL.A2" office:value-type="string">
            <text:p text:style-name="P122">UN</text:p>
          </table:table-cell>
          <table:table-cell table:style-name="DieBefehlerderAWL.A2" office:value-type="string">
            <text:p text:style-name="P21">der negierte Akkuinhalt wird mit dem angegeb. Oper. UND verknüpft<text:line-break/>Englische Schreibweise AN</text:p>
          </table:table-cell>
          <table:table-cell table:style-name="DieBefehlerderAWL.C2" office:value-type="string">
            <text:p text:style-name="P122">de</text:p>
          </table:table-cell>
        </table:table-row>
        <table:table-row>
          <table:table-cell table:style-name="DieBefehlerderAWL.A2" office:value-type="string">
            <text:p text:style-name="P122">U(</text:p>
          </table:table-cell>
          <table:table-cell table:style-name="DieBefehlerderAWL.A2" office:value-type="string">
            <text:p text:style-name="P21">er Akkuinkalt wird mit dem log. Ergebnis des Klammerausdruckes und verkn. <text:line-break/> Englische Schreibweise A(</text:p>
          </table:table-cell>
          <table:table-cell table:style-name="DieBefehlerderAWL.C2" office:value-type="string">
            <text:p text:style-name="P122">de</text:p>
          </table:table-cell>
        </table:table-row>
        <table:table-row>
          <table:table-cell table:style-name="DieBefehlerderAWL.A2" office:value-type="string">
            <text:p text:style-name="P122">UN(</text:p>
          </table:table-cell>
          <table:table-cell table:style-name="DieBefehlerderAWL.A2" office:value-type="string">
            <text:p text:style-name="P21">( <text:s/>der neg. Akkkuinhalt wird mit Ergebnis des Klammerausdruckes UND verknuepft. <text:s/><text:line-break/>Englische Schreibweise AN(</text:p>
          </table:table-cell>
          <table:table-cell table:style-name="DieBefehlerderAWL.C2" office:value-type="string">
            <text:p text:style-name="P122">de</text:p>
          </table:table-cell>
        </table:table-row>
        <table:table-row>
          <table:table-cell table:style-name="DieBefehlerderAWL.A2" office:value-type="string">
            <text:p text:style-name="P122">O</text:p>
          </table:table-cell>
          <table:table-cell table:style-name="DieBefehlerderAWL.A2" office:value-type="string">
            <text:p text:style-name="P21">der Akkuinhalt wird mit angeg. Oper. ODER verknuepft.</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ON</text:p>
          </table:table-cell>
          <table:table-cell table:style-name="DieBefehlerderAWL.A2" office:value-type="string">
            <text:p text:style-name="P21">der negierte Akkuinhalt wird mit angeg. Oper. ODER verknuepft.</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O(</text:p>
          </table:table-cell>
          <table:table-cell table:style-name="DieBefehlerderAWL.A2" office:value-type="string">
            <text:p text:style-name="P21">der Akkuinhalt wird mit dem Ergebnis des Klammerausdruckes ODER verknuepft.</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ON(</text:p>
          </table:table-cell>
          <table:table-cell table:style-name="DieBefehlerderAWL.A2" office:value-type="string">
            <text:p text:style-name="P21">der negierte Akkuinhalt wird mit dem Ergebnis des Klammerausdruckes ODER verknuepft.</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Standard">'='</text:p>
          </table:table-cell>
          <table:table-cell table:style-name="DieBefehlerderAWL.A2" office:value-type="string">
            <text:p text:style-name="P122">Zuweisung, damit kann einem Marker, Timer oder <text:s/>Ausgang <text:s/>der Akkuinhalt zugewiesen werden. mehrfach Zuweisungen sind erlaubt !</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N'</text:p>
          </table:table-cell>
          <table:table-cell table:style-name="DieBefehlerderAWL.A2" office:value-type="string">
            <text:p text:style-name="P122">Wie oben, jedoch der negierte Akkuinhalt</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S</text:p>
          </table:table-cell>
          <table:table-cell table:style-name="DieBefehlerderAWL.A2" office:value-type="string">
            <text:p text:style-name="P122">Setzt einen Ausgang oder Merker auf 1, wenn der Akku true enthält</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R</text:p>
          </table:table-cell>
          <table:table-cell table:style-name="DieBefehlerderAWL.A2" office:value-type="string">
            <text:p text:style-name="P122">Setzt einen Ausgang oder Merker auf 0 wenn der Akku true enthält</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SP</text:p>
          </table:table-cell>
          <table:table-cell table:style-name="DieBefehlerderAWL.A2" office:value-type="string">
            <text:p text:style-name="P21">unbedingter Sprung. Es wird immer an die Stelle gespprungen <text:s/>die als Parameter angegeben ist. Alternativ J (de/en) und JP (en)</text:p>
          </table:table-cell>
          <table:table-cell table:style-name="DieBefehlerderAWL.C2" office:value-type="string">
            <text:p text:style-name="P122">de</text:p>
          </table:table-cell>
        </table:table-row>
        <table:table-row>
          <table:table-cell table:style-name="DieBefehlerderAWL.A2" office:value-type="string">
            <text:p text:style-name="P122">SPB</text:p>
          </table:table-cell>
          <table:table-cell table:style-name="DieBefehlerderAWL.A2" office:value-type="string">
            <text:p text:style-name="P122">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22">de</text:p>
          </table:table-cell>
        </table:table-row>
        <table:table-row>
          <table:table-cell table:style-name="DieBefehlerderAWL.A2" office:value-type="string">
            <text:p text:style-name="P122">TE</text:p>
          </table:table-cell>
          <table:table-cell table:style-name="DieBefehlerderAWL.A2" office:value-type="string">
            <text:p text:style-name="P122">Timer einschaltverzögert Bsp: timer.sps</text:p>
          </table:table-cell>
          <table:table-cell table:style-name="DieBefehlerderAWL.C2" office:value-type="string">
            <text:p text:style-name="P122">de</text:p>
          </table:table-cell>
        </table:table-row>
        <table:table-row>
          <table:table-cell table:style-name="DieBefehlerderAWL.A2" office:value-type="string">
            <text:p text:style-name="P122">ZR</text:p>
          </table:table-cell>
          <table:table-cell table:style-name="DieBefehlerderAWL.A2" office:value-type="string">
            <text:p text:style-name="P122">Rückwärtszähler Bsp zahler.sps</text:p>
          </table:table-cell>
          <table:table-cell table:style-name="DieBefehlerderAWL.C2" office:value-type="string">
            <text:p text:style-name="P122">de</text:p>
          </table:table-cell>
        </table:table-row>
        <table:table-row>
          <table:table-cell table:style-name="DieBefehlerderAWL.A2" office:value-type="string">
            <text:p text:style-name="P122">K</text:p>
          </table:table-cell>
          <table:table-cell table:style-name="DieBefehlerderAWL.A2" office:value-type="string">
            <text:p text:style-name="P122">Konstante für Timer und Zähler</text:p>
          </table:table-cell>
          <table:table-cell table:style-name="DieBefehlerderAWL.C2" office:value-type="string">
            <text:p text:style-name="P122">de</text:p>
          </table:table-cell>
        </table:table-row>
        <table:table-row>
          <table:table-cell table:style-name="DieBefehlerderAWL.A2" office:value-type="string">
            <text:p text:style-name="P122">NOP</text:p>
          </table:table-cell>
          <table:table-cell table:style-name="DieBefehlerderAWL.A2" office:value-type="string">
            <text:p text:style-name="P122">No Operation ( macht gar nichts )</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EN</text:p>
          </table:table-cell>
          <table:table-cell table:style-name="DieBefehlerderAWL.A2" office:value-type="string">
            <text:p text:style-name="P122">Programmende der AWL, alternative Schreibweisen PE (de) oder EP (en)</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LT</text:p>
          </table:table-cell>
          <table:table-cell table:style-name="DieBefehlerderAWL.A2" office:value-type="string">
            <text:p text:style-name="P122">Less than / kleiner als siehe analog Verarbeitung</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GT</text:p>
          </table:table-cell>
          <table:table-cell table:style-name="DieBefehlerderAWL.A2" office:value-type="string">
            <text:p text:style-name="P122">Greater than / grösser als <text:s/>siehe analog Verarbeitung</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EQ</text:p>
          </table:table-cell>
          <table:table-cell table:style-name="DieBefehlerderAWL.A2" office:value-type="string">
            <text:p text:style-name="P122">Equal / gleich <text:s/>siehe analog Verarbeitung</text:p>
          </table:table-cell>
          <table:table-cell table:style-name="DieBefehlerderAWL.C2" office:value-type="string">
            <text:p text:style-name="P122"><text:span text:style-name="T64">d</text:span>e/en</text:p>
          </table:table-cell>
        </table:table-row>
        <table:table-row>
          <table:table-cell table:style-name="DieBefehlerderAWL.A2" office:value-type="string">
            <text:p text:style-name="P122">$</text:p>
          </table:table-cell>
          <table:table-cell table:style-name="DieBefehlerderAWL.A2" office:value-type="string">
            <text:p text:style-name="P122">Execute, Ausführung externer Programme Bsp flankenlogger.sps</text:p>
          </table:table-cell>
          <table:table-cell table:style-name="DieBefehlerderAWL.C2" office:value-type="string">
            <text:p text:style-name="P122"><text:span text:style-name="T64">d</text:span>e/en</text:p>
          </table:table-cell>
        </table:table-row>
      </table:table>
      <text:p text:style-name="P21"/>
      <text:p text:style-name="P21"/>
      <text:p text:style-name="P106"/>
      <text:h text:style-name="Heading_20_3" text:outline-level="3"><text:bookmark-start text:name="__RefHeading__1591_636098784"/><text:s/><text:span text:style-name="T40"><text:s text:c="5"/></text:span>3.1 die Bezeichner der AWL<text:bookmark-end text:name="__RefHeading__1591_636098784"/></text:h>
      <text:p text:style-name="P21"/>
      <text:p text:style-name="P21">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23">Deutsch Bezeichnung</text:p>
          </table:table-cell>
          <table:table-cell table:style-name="Table1.A1" office:value-type="string">
            <text:p text:style-name="P123">Engliche Bezeichnung</text:p>
          </table:table-cell>
          <table:table-cell table:style-name="Table1.C1" office:value-type="string">
            <text:p text:style-name="P123">Bedeutung</text:p>
          </table:table-cell>
        </table:table-row>
        <table:table-row>
          <table:table-cell table:style-name="Table1.A2" office:value-type="string">
            <text:p text:style-name="P122">E</text:p>
          </table:table-cell>
          <table:table-cell table:style-name="Table1.A2" office:value-type="string">
            <text:p text:style-name="P122">I</text:p>
          </table:table-cell>
          <table:table-cell table:style-name="Table1.C2" office:value-type="string">
            <text:p text:style-name="P122">Eingang</text:p>
          </table:table-cell>
        </table:table-row>
        <table:table-row>
          <table:table-cell table:style-name="Table1.A2" office:value-type="string">
            <text:p text:style-name="P122">A</text:p>
          </table:table-cell>
          <table:table-cell table:style-name="Table1.A2" office:value-type="string">
            <text:p text:style-name="P122">O</text:p>
          </table:table-cell>
          <table:table-cell table:style-name="Table1.C2" office:value-type="string">
            <text:p text:style-name="P122">Ausgang</text:p>
          </table:table-cell>
        </table:table-row>
        <table:table-row>
          <table:table-cell table:style-name="Table1.A2" office:value-type="string">
            <text:p text:style-name="P122">J</text:p>
          </table:table-cell>
          <table:table-cell table:style-name="Table1.A2" office:value-type="string">
            <text:p text:style-name="P122">J</text:p>
          </table:table-cell>
          <table:table-cell table:style-name="Table1.C2" office:value-type="string">
            <text:p text:style-name="P122">Analoger Eingang</text:p>
          </table:table-cell>
        </table:table-row>
        <table:table-row>
          <table:table-cell table:style-name="Table1.A2" office:value-type="string">
            <text:p text:style-name="P122">Z</text:p>
          </table:table-cell>
          <table:table-cell table:style-name="Table1.A2" office:value-type="string">
            <text:p text:style-name="P122">C</text:p>
          </table:table-cell>
          <table:table-cell table:style-name="Table1.C2" office:value-type="string">
            <text:p text:style-name="P122">Zähler</text:p>
          </table:table-cell>
        </table:table-row>
        <table:table-row>
          <table:table-cell table:style-name="Table1.A2" office:value-type="string">
            <text:p text:style-name="P122">T</text:p>
          </table:table-cell>
          <table:table-cell table:style-name="Table1.A2" office:value-type="string">
            <text:p text:style-name="P122">T</text:p>
          </table:table-cell>
          <table:table-cell table:style-name="Table1.C2" office:value-type="string">
            <text:p text:style-name="P122">Timer</text:p>
          </table:table-cell>
        </table:table-row>
        <table:table-row>
          <table:table-cell table:style-name="Table1.A2" office:value-type="string">
            <text:p text:style-name="P122">M</text:p>
          </table:table-cell>
          <table:table-cell table:style-name="Table1.A2" office:value-type="string">
            <text:p text:style-name="P122">M</text:p>
          </table:table-cell>
          <table:table-cell table:style-name="Table1.C2" office:value-type="string">
            <text:p text:style-name="P122">Merker</text:p>
          </table:table-cell>
        </table:table-row>
        <table:table-row>
          <table:table-cell table:style-name="Table1.A2" office:value-type="string">
            <text:p text:style-name="P122">K</text:p>
          </table:table-cell>
          <table:table-cell table:style-name="Table1.A2" office:value-type="string">
            <text:p text:style-name="P122">K</text:p>
          </table:table-cell>
          <table:table-cell table:style-name="Table1.C2" office:value-type="string">
            <text:p text:style-name="P122">Konstante</text:p>
          </table:table-cell>
        </table:table-row>
      </table:table>
      <text:p text:style-name="P21"/>
      <text:p text:style-name="P21">In der AWL koennen die Bezeichner beliebig gemischt verwendet werden, um der Lesbarkeit Willen sollten Sie jedoch eine Schreibweise <text:s/>einhalten.</text:p>
      <text:p text:style-name="P21"/>
      <text:h text:style-name="Heading_20_3" text:outline-level="3"><text:bookmark-start text:name="__RefHeading__1593_636098784"/><text:s/><text:span text:style-name="T40"><text:s text:c="5"/></text:span>3.2 Technische Daten des SPS Simulators<text:bookmark-end text:name="__RefHeading__1593_636098784"/></text:h>
      <text:p text:style-name="P21"/>
      <text:p text:style-name="P21"><text:s text:c="11"/>AWL Laenge max 2000 Zeilen</text:p>
      <text:p text:style-name="P21"><text:s text:c="11"/>128 Ausgaenge ( A1 - A128 oder O1-O128 )</text:p>
      <text:p text:style-name="P21"><text:s text:c="11"/>128 Eingaenge ( E1 - E128 oder I1-I128 )</text:p>
      <text:p text:style-name="P21"><text:s text:c="11"/>16 Zaehler <text:s text:c="2"/>( Z1 - Z16 oder C1-C16 ) </text:p>
      <text:p text:style-name="P21"><text:s text:c="11"/>16 Timer <text:s text:c="3"/>( T1 - T16 ) *</text:p>
      <text:p text:style-name="P21"><text:s text:c="11"/>64 Analog Eingaenge ( J1 - J4 )</text:p>
      <text:p text:style-name="P21"><text:s text:c="11"/>255 Marker <text:s/>( M1 - M255) davon M64 = Takt mit 2*Tz</text:p>
      <text:p text:style-name="P21"><text:s text:c="42"/>M63 = Takt mit 4*Tz</text:p>
      <text:p text:style-name="P21"><text:s text:c="42"/>M62 = Takt mit 8*Tz</text:p>
      <text:p text:style-name="P21"/>
      <text:p text:style-name="P21"><text:s/>Die SPS ist nicht echtzeitfähig, dass heisst es kann zu Laufzeitschwankungen kommen und es ist kein deterministische Antwortverhalten garantiert. Bitte beachten Sie die Hinweise in der Beschreibung der jeweiligen Hardware für Details.</text:p>
      <text:p text:style-name="P21"/>
      <text:p text:style-name="P21"><text:s/>Die Timer haben unterschiedliche Zeitbasen:</text:p>
      <text:p text:style-name="P21"><text:s text:c="11"/>T1-T4<text:tab/>Basis 1 Sekunde</text:p>
      <text:p text:style-name="P21"><text:s text:c="11"/>T5-T12<text:tab/>Basis 100 ms</text:p>
      <text:p text:style-name="P21"><text:s text:c="11"/>T13-T16 <text:s/><text:tab/>Basis Zykluszeit </text:p>
      <text:p text:style-name="P21"/>
      <text:p text:style-name="P21"><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1"/>
      <text:p text:style-name="P21"/>
      <text:h text:style-name="P161" text:outline-level="3"><text:bookmark-start text:name="__RefHeading__1595_636098784"/><text:s text:c="6"/>3.3 Konfiguration<text:bookmark-end text:name="__RefHeading__1595_636098784"/></text:h>
      <text:p text:style-name="P21"/>
      <text:p text:style-name="P21">Bitte beachten Sie die ausführlichen Hinweise zur Konfiguration in der Beschreibung der PhysM<text:span text:style-name="T93">a</text:span>ch</text:p>
      <text:h text:style-name="P160" text:outline-level="3"/>
      <text:h text:style-name="P163" text:outline-level="3"><text:bookmark-start text:name="__RefHeading__1597_636098784"/>4. Beispiele zur Syntax<text:bookmark-end text:name="__RefHeading__1597_636098784"/></text:h>
      <text:p text:style-name="P21"/>
      <text:h text:style-name="Heading_20_3" text:outline-level="3"><text:bookmark-start text:name="__RefHeading__1599_636098784"/><text:s text:c="6"/>4.1 der UND Befehl und die Zuweisung:<text:bookmark-end text:name="__RefHeading__1599_636098784"/></text:h>
      <text:p text:style-name="P21"><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1">Diese einfache Schaltung soll in eine AWL umgesetzt werden:<text:line-break/>A1=E1*E2*E3</text:p>
      <text:p text:style-name="P21"><text:s/></text:p>
      <text:p text:style-name="P21"/>
      <text:p text:style-name="P21"/>
      <text:p text:style-name="P21"/>
      <text:p text:style-name="P21"/>
      <text:p text:style-name="P21"/>
      <text:p text:style-name="P21"/>
      <text:p text:style-name="P21"/>
      <text:p text:style-name="P21"><text:s text:c="12"/>Es ergibt sich folgende AWL: </text:p>
      <text:p text:style-name="P71"><text:s text:c="18"/>1 U <text:s text:c="2"/>E <text:s/>1</text:p>
      <text:p text:style-name="P71"><text:s text:c="18"/>2 U <text:s text:c="2"/>E <text:s/>2</text:p>
      <text:p text:style-name="P71"><text:s text:c="18"/>3 U <text:s text:c="2"/>E <text:s/>3</text:p>
      <text:p text:style-name="P71"><text:s text:c="18"/>4 = <text:s text:c="2"/>A <text:s/>1</text:p>
      <text:p text:style-name="P71"><text:s text:c="18"/>5 EN</text:p>
      <text:p text:style-name="P21"/>
      <text:p text:style-name="P21"><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3">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1"/>
      <text:p text:style-name="P21">Wird Zeile 4 in "<text:span text:style-name="T44">4 =N <text:s/>A <text:s/>1</text:span>" geaendert ergibt sich folgende Schaltung:</text:p>
      <text:p text:style-name="P21"><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1"><text:s/></text:p>
      <text:p text:style-name="P21"><text:s text:c="8"/>_________</text:p>
      <text:p text:style-name="P21"><text:s/>A1=E1*E2*E3</text:p>
      <text:p text:style-name="P21"/>
      <text:p text:style-name="P21"/>
      <text:p text:style-name="P21"/>
      <text:p text:style-name="P21"/>
      <text:p text:style-name="P21"/>
      <text:p text:style-name="P21"><text:line-break/>denn der Akkuinhalt wird vor der Zuweisung negiert.</text:p>
      <text:p text:style-name="P21"/>
      <text:p text:style-name="P21"/>
      <text:h text:style-name="P160" text:outline-level="3"/>
      <text:h text:style-name="P163" text:outline-level="3"><text:bookmark-start text:name="__RefHeading__1601_636098784"/><text:s/><text:span text:style-name="T40"><text:s text:c="5"/>4.2 Die ODER Verknuepfung:</text:span><text:bookmark-end text:name="__RefHeading__1601_636098784"/></text:h>
      <text:p text:style-name="P21"/>
      <text:p text:style-name="P21"><text:s text:c="12"/>Versuchen Sie jetzt doch einmal die folgende Schaltung:</text:p>
      <text:p text:style-name="P21"><draw:frame draw:style-name="fr8" draw:name="graphics8" text:anchor-type="paragraph" svg:x="0.046cm" svg:y="0cm" svg:width="6.47cm" svg:height="3.838cm" draw:z-index="9"><draw:image xlink:href="Pictures/1000000000000165000000CAE80FFFC81222D6E6.png" xlink:type="simple" xlink:show="embed" xlink:actuate="onLoad" loext:mime-type="image/png"/></draw:frame></text:p>
      <text:p text:style-name="P21"/>
      <text:p text:style-name="P21">A1=E1+E2+E3</text:p>
      <text:p text:style-name="P21">Wahrscheinlich sieht Ihre Loesung so aus:</text:p>
      <text:p text:style-name="P21"/>
      <text:p text:style-name="P71"><text:s text:c="18"/>1 O <text:s text:c="2"/>E <text:s/>1</text:p>
      <text:p text:style-name="P71"><text:s text:c="18"/>2 O <text:s text:c="2"/>E <text:s/>2</text:p>
      <text:p text:style-name="P71"><text:s text:c="18"/>3 O <text:s text:c="2"/>E <text:s/>3</text:p>
      <text:p text:style-name="P71"><text:s text:c="18"/>4 = <text:s text:c="2"/>A <text:s/>1</text:p>
      <text:p text:style-name="P71"><text:s text:c="18"/>5 EN</text:p>
      <text:p text:style-name="P21"/>
      <text:p text:style-name="P21"><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1">E1 + 1 = 1</text:p>
      <text:p text:style-name="P21">Daher haben wir jetzt folgendes Ergebnis:</text:p>
      <text:p text:style-name="P21">1+E2+E3= A1 was bedeutet A1 ist immer 1.</text:p>
      <text:p text:style-name="P21"/>
      <text:p text:style-name="P21">Richtig muss es daher lauten:</text:p>
      <text:p text:style-name="P21"/>
      <text:p text:style-name="P71"><text:s text:c="18"/>1 U <text:s text:c="2"/>E <text:s/>1</text:p>
      <text:p text:style-name="P71"><text:s text:c="18"/>2 O <text:s text:c="2"/>E <text:s/>2</text:p>
      <text:p text:style-name="P71"><text:s text:c="18"/>3 O <text:s text:c="2"/>E <text:s/>3</text:p>
      <text:p text:style-name="P71"><text:s text:c="18"/>4 = <text:s text:c="2"/>A <text:s/>1</text:p>
      <text:p text:style-name="P71"><text:s text:c="18"/>5 EN</text:p>
      <text:p text:style-name="P21"><draw:frame draw:style-name="fr3" draw:name="Frame5" text:anchor-type="paragraph" svg:x="-0.034cm" svg:y="0.28cm" svg:width="17.034cm" draw:z-index="10"><draw:text-box fo:min-height="2.099cm"><text:p text:style-name="P21"/><text:p text:style-name="P21">Sie sollten sich daher merken, jeden Satzanfang <text:s/>(Start der AWL oder 1.Zeile nach einer Zuweisung) muessen<text:line-break/>Sie mit U .. beginnen damit der AKKU <text:s/>korrekt geladen wird. ( Ladeanweisung )</text:p></draw:text-box></draw:frame></text:p>
      <text:p text:style-name="P21">Probieren Sie jetzt verschiedene UND sowie ODER Verknüfungen.</text:p>
      <text:h text:style-name="Heading_20_3" text:outline-level="3"><text:bookmark-start text:name="__RefHeading__1603_636098784"/><text:s/><text:span text:style-name="T40"><text:s text:c="5"/>4.3 <text:s/>Klammeroperation :</text:span><text:bookmark-end text:name="__RefHeading__1603_636098784"/></text:h>
      <text:p text:style-name="P21">In der Liste der Befehle haben Sie sicher auch die Klammer- Befehle gesehen. Im folgenden erlaeutere ich kurz ihre Syntax.<text:line-break/>Dazu betrachten wir folgende AWL:</text:p>
      <text:p text:style-name="P21"/>
      <text:p text:style-name="P71"><text:s text:c="18"/>1 U <text:s text:c="2"/>E <text:s/>1</text:p>
      <text:p text:style-name="P71"><text:s text:c="18"/>2 O( <text:s/></text:p>
      <text:p text:style-name="P71"><text:s text:c="18"/>3 U <text:s text:c="2"/>E <text:s/>2</text:p>
      <text:p text:style-name="P71"><text:s text:c="18"/>4 U <text:s text:c="2"/>E <text:s/>3</text:p>
      <text:p text:style-name="P71"><text:s text:c="18"/>5 )</text:p>
      <text:p text:style-name="P71"><text:s text:c="18"/>6 = <text:s text:c="2"/>A <text:s/>1</text:p>
      <text:p text:style-name="P71"><text:s text:c="18"/>7 EN</text:p>
      <text:p text:style-name="P71"/>
      <text:p text:style-name="P23">Versuchen wir das ganze mal aufzudroeseln:</text:p>
      <text:p text:style-name="P23">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3">1*E2=E2</text:span> ,also eine <text:s/>Ladeanweisung. Erst beim Schliessen der Klammer wird der gespeicherte Akkuinhalt im dem aktuellen Akkuinhalt ODER verknuepft und dann A1 zugewiesen.<text:line-break/></text:p>
      <text:p text:style-name="P107">Die Schaltung sieht also so aus:</text:p>
      <text:p text:style-name="P21"><draw:frame draw:style-name="fr10" draw:name="graphics9" text:anchor-type="paragraph" svg:x="0.591cm" svg:y="0.155cm" svg:width="7.846cm" svg:height="3.519cm" draw:z-index="11"><draw:image xlink:href="Pictures/100000000000019D000000CA490FFAB1A8FD2EC8.png" xlink:type="simple" xlink:show="embed" xlink:actuate="onLoad" loext:mime-type="image/png"/></draw:frame><text:s text:c="12"/>Probieren Sie jetzt selber einmal mit den verschiedenen</text:p>
      <text:p text:style-name="P21"><text:s text:c="12"/>Verknuepfungen U / UN / U( / UN( / O / ON / O( / ON(</text:p>
      <text:p text:style-name="P21"><text:s text:c="12"/>einfache Funktionen aus .</text:p>
      <text:h text:style-name="Heading_20_3" text:outline-level="3"><text:bookmark-start text:name="__RefHeading__1605_636098784"/><text:s text:c="6"/>4.4 Analogverabeitung:<text:bookmark-end text:name="__RefHeading__1605_636098784"/></text:h>
      <text:p text:style-name="P21"/>
      <text:p text:style-name="P21"><text:s text:c="12"/>Analoge Signale koennen auf kleiner, gleich oder groesser</text:p>
      <text:p text:style-name="P21"><text:s text:c="12"/>verglichen werden. Ein kleines Bsp. zeigt das Prinzip:</text:p>
      <text:p text:style-name="P21"/>
      <text:p text:style-name="P21"><text:s text:c="20"/>1 U<text:tab/>J <text:s text:c="4"/>1</text:p>
      <text:p text:style-name="P21"><text:s text:c="20"/>2 LT <text:s text:c="5"/>128</text:p>
      <text:p text:style-name="P21"><text:s text:c="20"/>3 =<text:tab/>A <text:s text:c="4"/>1</text:p>
      <text:p text:style-name="P21"><text:s text:c="20"/>4 U<text:tab/>J <text:s text:c="4"/>2</text:p>
      <text:p text:style-name="P21"><text:s text:c="20"/>5 GT <text:s text:c="5"/>128</text:p>
      <text:p text:style-name="P21"><text:s text:c="20"/>6 =<text:tab/>A <text:s text:c="4"/>2</text:p>
      <text:p text:style-name="P21"><text:s text:c="20"/>7 U<text:tab/>J <text:s text:c="4"/>3</text:p>
      <text:p text:style-name="P21"><text:s text:c="20"/>8 EQ <text:s text:c="5"/>128</text:p>
      <text:p text:style-name="P21"><text:s text:c="20"/>9 =<text:tab/>A <text:s text:c="4"/>3</text:p>
      <text:p text:style-name="P21"><text:s text:c="19"/>10 EN</text:p>
      <text:p text:style-name="P21"/>
      <text:p text:style-name="P21"><text:s text:c="12"/>mit der Ladeanweisung U J 1 wird der Wert des analogen Eingangs</text:p>
      <text:p text:style-name="P21"><text:s text:c="12"/>in den ANALOG_AKKU geladen. die Anwesiungen in den Zeilen 2,5 und</text:p>
      <text:p text:style-name="P21"><text:s text:c="12"/>8 vergleichen den ANALOG_AKKU mit der angegebenen Konstanten</text:p>
      <text:p text:style-name="P21"><text:s text:c="12"/>und setzen den AKKU auf 1, wenn der Vergleich wahr ist.</text:p>
      <text:p text:style-name="P21"><text:s text:c="12"/>Dieser Wert wird dann den Ausgaengen A1-A3 zugewiesen.</text:p>
      <text:p text:style-name="P21"/>
      <text:p text:style-name="P21"><text:s text:c="12"/>Die Steuerung der Analogeingaenge 1-4 in der Entwicklungsumgebung</text:p>
      <text:p text:style-name="P21"><text:s text:c="12"/>erfolgt ueber die Tasten q w e und r. Mit jedem Tastendruck wird</text:p>
      <text:p text:style-name="P21"><text:s text:c="12"/>der entsprechende Eingang um 1 erhoeht. Bei Ueberlauf der 8Bit wird</text:p>
      <text:p text:style-name="P21"><text:s text:c="12"/>der Eingang wieder auf 0 zurueckgesetzt.</text:p>
      <text:h text:style-name="Heading_20_3" text:outline-level="3"><text:bookmark-start text:name="__RefHeading__1607_636098784"/><text:s/><text:span text:style-name="T40"><text:s text:c="5"/></text:span>4.5 Execute<text:bookmark-end text:name="__RefHeading__1607_636098784"/></text:h>
      <text:p text:style-name="P27"><text:s text:c="9"/>Ist der Akkunhalt 1 wird das Progamm aufgerufen, welches im Comment</text:p>
      <text:p text:style-name="P21"><text:s text:c="9"/>steht. Der Returncode des <text:span text:style-name="T78">P</text:span>rogrammes wird in den analog akku geschrieben.<text:line-break/><text:line-break/> <text:s text:c="8"/><text:span text:style-name="T79">4.6 Timer</text:span><text:span text:style-name="T76"><text:line-break/> <text:s text:c="12"/>Die SPS verfügt über rückwärts zählende Timer mit 3 unterschiedlichen Zeitbasen.<text:line-break/> <text:s text:c="12"/>T1-T4<text:tab/>Basis 1 Sekunde</text:span></text:p>
      <text:p text:style-name="P24"><text:s text:c="13"/>T5-T12<text:tab/>Basis 100 ms</text:p>
      <text:p text:style-name="P24"><text:s text:c="13"/>T13-T16 <text:s/><text:tab/>Basis Zykluszeit </text:p>
      <text:p text:style-name="P34"><text:line-break/> <text:s text:c="9"/>Ein Beispiel für die Verwendung eines Timers sehen Sie im folgenden Beispiel:</text:p>
      <text:p text:style-name="P100"><text:s text:c="9"/>1 U <text:s text:c="2"/>E <text:s text:c="4"/>1 </text:p>
      <text:p text:style-name="P100"><text:s text:c="9"/>2 TE <text:s/>T <text:s text:c="4"/>1 </text:p>
      <text:p text:style-name="P100"><text:s text:c="9"/>3 K <text:s text:c="7"/>20 </text:p>
      <text:p text:style-name="P100"><text:s text:c="9"/>4 U <text:s text:c="2"/>T <text:s text:c="4"/>1 </text:p>
      <text:p text:style-name="P100"><text:s text:c="9"/>5 = <text:s text:c="2"/>A <text:s text:c="4"/>1 </text:p>
      <text:p text:style-name="P100"><text:s text:c="9"/>6 EN <text:s text:c="7"/>0 Zykluszeit Tz= 0.05 ms</text:p>
      <text:p text:style-name="P34"><text:s/></text:p>
      <text:p text:style-name="P34"><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77">Di</text:span>eses Beispiel zeigt also eine Einschaltverzögerung, wobei A1 dem Signal E1 mit 20 Sekunden Verzögerung<text:line-break/><text:soft-page-break/> <text:s text:c="11"/>folgt.</text:p>
      <text:p text:style-name="P36"><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6"><text:s text:c="12"/>Bsp:</text:p>
      <text:p text:style-name="P25"><text:span text:style-name="T77"><text:s/></text:span><text:span text:style-name="T73"><text:s text:c="9"/>1 U <text:s text:c="2"/>E <text:s text:c="4"/>1 </text:span></text:p>
      <text:p text:style-name="P101"><text:s text:c="9"/>2 TE <text:s/>T <text:s text:c="4"/>1 </text:p>
      <text:p text:style-name="P101"><text:s text:c="9"/>3 K <text:s text:c="7"/>-<text:span text:style-name="T77">3</text:span> </text:p>
      <text:p text:style-name="P101"><text:s text:c="9"/>4 U <text:s text:c="2"/>T <text:s text:c="4"/>1 </text:p>
      <text:p text:style-name="P101"><text:s text:c="9"/>5 = <text:s text:c="2"/>A <text:s text:c="4"/>1 </text:p>
      <text:p text:style-name="P101"><text:s text:c="9"/>6 EN <text:s text:c="7"/>0 Zykluszeit Tz= 0.05 ms</text:p>
      <text:p text:style-name="P35"/>
      <text:p text:style-name="P21"><text:s text:c="11"/><text:span text:style-name="T77">Zeile 3 mit K=-3 bedeutet der analoge Wert von J3 bestimmt die Verzögerung des Timers T1</text:span></text:p>
      <text:p text:style-name="P21"><text:s text:c="11"/><text:span text:style-name="T78">Ein Beispiel dazu finden sie unter sps/awls/analog-k-param.sps</text:span></text:p>
      <text:h text:style-name="Heading_20_3" text:outline-level="3"><draw:frame text:anchor-type="paragraph" draw:z-index="21" draw:name="Shape2" draw:style-name="gr2" draw:text-style-name="P178" svg:width="15.13cm" svg:height="2.961cm" svg:x="1.032cm" svg:y="0.289cm"><draw:text-box><text:p text:style-name="P177"><text:span text:style-name="T105"><text:line-break/></text:span><text:span text:style-name="T105"> <text:s/></text:span><text:span text:style-name="T105">Vor allem eines beachten :</text:span></text:p><text:p text:style-name="P177"><text:span text:style-name="T105"><text:s text:c="2"/></text:span><text:span text:style-name="T105">Diese Ausfuehrungen sollen Ihnen nur erlaeutern wie dieser Simulator arbeitet. Mehr ueber SPS und</text:span></text:p><text:p text:style-name="P177"><text:span text:style-name="T105"><text:s text:c="2"/></text:span><text:span text:style-name="T105">die Programmierung erfahren Sie in der Literatur rund um das Thema SPS und den Beispielen.</text:span></text:p><text:p text:style-name="P177"><text:span text:style-name="T105"><text:s text:c="2"/></text:span><text:span text:style-name="T105">Beachten Sie die *.doc Dateien zu den Beispielen!!</text:span></text:p></draw:text-box></draw:frame><text:bookmark-start text:name="__RefHeading__1609_636098784"/><text:line-break/> 5. Kontaktplan ( KOP )<text:bookmark-end text:name="__RefHeading__1609_636098784"/></text:h>
      <text:p text:style-name="P21"/>
      <text:p text:style-name="P21"><text:s text:c="4"/>Ausgabe der AWL als Kontaktplan oder kurz KOP.</text:p>
      <text:p text:style-name="P21"><text:s text:c="4"/>Die Syntax entspricht meines Wissens nach Simatic Step 5.</text:p>
      <text:p text:style-name="P21"><text:s text:c="4"/>Folgende Befehle des AWL Befehlumfanges sind implementiert:</text:p>
      <text:p text:style-name="P21"/>
      <text:p text:style-name="P71"><text:s text:c="4"/>AWL Cmd <text:s text:c="4"/>KOP <text:s text:c="12"/>Kommentar</text:p>
      <text:p text:style-name="P71"><text:s text:c="8"/>U <text:s text:c="22"/>alt. A</text:p>
      <text:p text:style-name="P71"><text:s text:c="8"/>O</text:p>
      <text:p text:style-name="P71"><text:s text:c="8"/>UN <text:s text:c="21"/>alt. AN</text:p>
      <text:p text:style-name="P71"><text:s text:c="8"/>ON</text:p>
      <text:p text:style-name="P71"><text:s text:c="8"/>=N <text:s text:c="5"/>-|NOT|-</text:p>
      <text:p text:style-name="P71"><text:s text:c="8"/>TE <text:s text:c="5"/>-(SE)- <text:s text:c="9"/>Konstante in Beschriftung</text:p>
      <text:p text:style-name="P71"><text:s text:c="8"/>ZR <text:s text:c="5"/>-(ZR)- <text:s text:c="9"/>Konstante in Beschriftung</text:p>
      <text:p text:style-name="P71"><text:s text:c="8"/>EN <text:s text:c="5"/>|-END-| <text:s text:c="8"/>alt. PE EP</text:p>
      <text:p text:style-name="P71"><text:s text:c="8"/>S <text:s text:c="6"/>-(S)-</text:p>
      <text:p text:style-name="P71"><text:s text:c="8"/>R <text:s text:c="6"/>-(R)-</text:p>
      <text:p text:style-name="P71"><text:s text:c="8"/>NOP <text:s text:c="20"/>Leerzeile</text:p>
      <text:p text:style-name="P71"><text:s text:c="8"/>$ <text:s text:c="6"/>-(execute)- <text:s text:c="4"/>Commando in Beschriftung</text:p>
      <text:p text:style-name="P71"/>
      <text:h text:style-name="P160" text:outline-level="3"/>
      <text:h text:style-name="P163" text:outline-level="3"><text:bookmark-start text:name="__RefHeading__1687_636098784"/><text:s/>6. run_sps der Laufzeitinterpreter<text:bookmark-end text:name="__RefHeading__1687_636098784"/></text:h>
      <text:p text:style-name="P57">Ist Ihre AWL gut ausgetestet und funktioniert, dann können Sie Ihre SPS mittels run_sps laufen lassen. Dabei gibt es keine Oberfläche, sondern die Steuerung läuft still im Hintergrund.</text:p>
      <text:p text:style-name="P61">Neu <text:span text:style-name="T4">Version 0.6</text:span>: run_sps <text:span text:style-name="T84">kann</text:span> unter Linux jetzt als Serverprozess im Hintergrund <text:span text:style-name="T84">gestartet werden</text:span>. Zur Beendigung senden sie dem Prozess einfach das Signal SigTerm. Bsp: kill -15 &lt;pid of run_sps&gt;</text:p>
      <text:p text:style-name="P62">Dazu gibt es den commandline Parameter -d</text:p>
      <text:p text:style-name="P62"/>
      <text:p text:style-name="P62">Die Commandlineparameter von run_sps:</text:p>
      <text:p text:style-name="P62">-d Daemon Mode: startet den Interpreter im Hintergrund</text:p>
      <text:p text:style-name="P62">-c &lt;Config-File&gt; : statt .run_sps.cfg ein alternatives Config-File nutzen</text:p>
      <text:p text:style-name="P62">-f &lt;SPS File&gt;: die SPS Datei die ausgeführt werden soll.</text:p>
      <text:p text:style-name="P62"/>
      <text:p text:style-name="P62">Starten Sie run_sps ohne Parameter, wird als config-file automatisch .run_sps.cfg verwendet und sie werden nach der SPS Datei gefragt, die ausgeführt werden soll. Die Steuerung läuft dann im Vordergrund und kann mit jeder beliebigen Taste beendet werden.</text:p>
      <text:p text:style-name="P91"/>
      <text:h text:style-name="Heading_20_3" text:outline-level="3"><text:bookmark-start text:name="__RefHeading__1611_636098784"/><text:s/>7. Disclaimer<text:bookmark-end text:name="__RefHeading__1611_636098784"/></text:h>
      <text:p text:style-name="P21"/>
      <text:p text:style-name="P22"><draw:frame draw:style-name="fr4" draw:name="Frame6" text:anchor-type="paragraph" svg:x="0.002cm" svg:y="0.231cm" svg:width="16.965cm" draw:z-index="12"><draw:text-box fo:min-height="3.156cm"><text:p text:style-name="P23"><text:s text:c="4"/><text:span text:style-name="T4">ACHTUNG:</text:span> </text:p><text:p text:style-name="P23">Bei Benutzung des SPS Simulators <text:s/>muessen Sie beachten, dass bei einem normalen Computer</text:p><text:p text:style-name="P21">die Zykluszeit nicht konstant ist (Multitasking!!!) Das heisst auch die AWL laeuft unterschiedlich</text:p><text:p text:style-name="P21">schnell.</text:p><text:p text:style-name="P21">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2"/>
      <text:p text:style-name="P22"><text:span text:style-name="T45">Steuerungen im allgemeinen:</text:span><text:line-break/></text:p>
      <text:p text:style-name="P22">Bitte immer Vorsorge treffen <text:s/>was eine Steuerung "macht" wenn der Rechner, das Programm oder wer sonst auch immer verueckt spielt. <text:span text:style-name="T65">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1"/>
      <text:p text:style-name="P10">Wie immer: Der Programmierer uebernimmt fuer nichts eine Verantwortung vor allem nicht fuer das was Ihr damit steuert; bzw dieUmgebung Eurer Steuerung.</text:p>
      <text:p text:style-name="P10"/>
      <text:p text:style-name="P31">Die Konfiguration <text:span text:style-name="T65">von sps und run_sps </text:span><text:s/>erfolgt über die Datei .<text:span text:style-name="T65">run_sps</text:span>.cfg, die Syntax ist im Kapitel über die Konfiguration beschrieben.</text:p>
      <text:h text:style-name="P157" text:outline-level="2"><text:bookmark-start text:name="__RefHeading___Toc4194_3740108690"/>Der <text:s/>Datalogger<text:bookmark-end text:name="__RefHeading___Toc4194_3740108690"/></text:h>
      <text:p text:style-name="P3"/>
      <text:p text:style-name="P28">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8"/>
      <text:p text:style-name="P28"><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6">Die obige Abbildung zeigt bei den Eingängen S1-S8 die vom DeviceServer exportierten Zufallszahlen.</text:p>
      <text:p text:style-name="P32">Die Konfiguration des dataloggers erfolgt über die Datei datalogger.cfg, die Syntax ist im Kapitel über die Konfiguration beschrieben.</text:p>
      <text:h text:style-name="P154" text:outline-level="2"><text:bookmark-start text:name="__RefHeading__1613_636098784"/>Das Oszi<text:bookmark-end text:name="__RefHeading__1613_636098784"/></text:h>
      <text:p text:style-name="P46"/>
      <text:p text:style-name="P50"><draw:frame draw:style-name="fr9" draw:name="graphics12" text:anchor-type="paragraph" svg:width="7.299cm" svg:height="7.975cm" draw:z-index="19"><draw:image xlink:href="Pictures/10000201000001E60000021312FA9C26BE972DCC.png" xlink:type="simple" xlink:show="embed" xlink:actuate="onLoad" loext:mime-type="image/png"/></draw:frame><text:tab/><text:tab/><text:tab/><text:span text:style-name="T100">v</text:span>ier analoge Signale im Oszi<text:line-break/><text:line-break/>Über die Konfigurationsdatei oszi.cfg wird die Anwendung wie üblich konfiguriert. Es können die Massstäbe für die Kanäle eingestellt werden, sowie die Abtastrate. <text:line-break/><text:line-break/></text:p>
      <text:p text:style-name="P110"/>
      <text:h text:style-name="P155" text:outline-level="2"><text:bookmark-start text:name="__RefHeading__1615_636098784"/>OpenLabCalc<text:bookmark-end text:name="__RefHeading__1615_636098784"/></text:h>
      <text:p text:style-name="P46">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6">Diese Formel rechnet OpenLabCalc in einer Schleife so schnell als möglich immer wieder durch. Dabei wird das Ergebnis der Berechnung in der Variablen J8 des DeviceServers gespeichert und steht damit allen Tools zur Verfügung.</text:p>
      <text:p text:style-name="P46"/>
      <text:p text:style-name="P48">In der kommenden Version soll OpenLabCalc in die Lage versetzt werden mehrere Formeln parallel zu berechnen.<text:line-break/><text:span text:style-name="T62">ToDo: Erklärung der Zusammenhänge und der Konfiguration</text:span></text:p>
      <text:h text:style-name="P156" text:outline-level="2"><text:bookmark-start text:name="__RefHeading___Toc4458_3740108690"/>mqtt-exec:<text:span text:style-name="T58"> ( V 0.6 )</text:span><text:bookmark-end text:name="__RefHeading___Toc4458_3740108690"/></text:h>
      <text:p text:style-name="P97"/>
      <text:p text:style-name="P137">mit mqtt-exec können Sie externe Programme in Abhängigkeit von Werten in MQTT Topics starten. <text:span text:style-name="T69">Das Programm mqtt-exec stammt von Natanael Copa ( </text:span><text:a xlink:type="simple" xlink:href="https://github.com/ncopa/mqtt-exec" text:style-name="Internet_20_link" text:visited-style-name="Visited_20_Internet_20_Link"><text:span text:style-name="T69">https://github.com/ncopa/mqtt-exec</text:span></text:a><text:span text:style-name="T69"> ) und wird von mir aus dem Original mit folgenden Patches gebaut: </text:span><text:a xlink:type="simple" xlink:href="https://gitlab.com/lnetwalker/mqtt-exec-ng" text:style-name="Internet_20_link" text:visited-style-name="Visited_20_Internet_20_Link"><text:span text:style-name="T69">https://gitlab.com/lnetwalker/mqtt-exec-ng</text:span></text:a><text:span text:style-name="T69"> und für die Linux Plattform mitgeliefert.<text:line-break/></text:span></text:p>
      <text:p text:style-name="P130"/>
      <text:p text:style-name="P93">ToDo: Erklärung der Zusammenhänge und der Konfiguration</text:p>
      <text:p text:style-name="P93"/>
      <text:p text:style-name="P93"/>
      <text:h text:style-name="Heading_20_2" text:outline-level="2"><text:bookmark-start text:name="__RefHeading___Toc4460_3740108690"/>LogicSim:<text:span text:style-name="T58"> ( V 0.6 )</text:span><text:bookmark-end text:name="__RefHeading___Toc4460_3740108690"/></text:h>
      <text:p text:style-name="P95"/>
      <text:p text:style-name="P136">mittels LogicSim können Sie digital<text:span text:style-name="T69">e</text:span> Schaltungen simulieren und mit dem DeviceServer verbinden.</text:p>
      <text:p text:style-name="P131"/>
      <text:p text:style-name="P94">ToDo: Erklärung der Zusammenhänge und der Konfiguration</text:p>
      <text:p text:style-name="P94"/>
      <text:p text:style-name="P94"/>
      <text:h text:style-name="Heading_20_2" text:outline-level="2"><text:bookmark-start text:name="__RefHeading___Toc4462_3740108690"/>ObjectRecognition:<text:span text:style-name="T58">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58" text:outline-level="2"><text:bookmark-start text:name="__RefHeading___Toc4196_3740108690"/><text:span text:style-name="T92">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56">wenn sie vorhanden ist.</text:span></text:p>
      <text:p text:style-name="Text_20_body"><draw:frame text:anchor-type="paragraph" draw:z-index="20" draw:name="Shape1" draw:style-name="gr1" draw:text-style-name="P176" svg:width="17.252cm" svg:height="4.941cm" svg:x="1.291cm" svg:y="0.191cm"><draw:text-box><text:p><text:span text:style-name="T104">[MQTT]</text:span></text:p><text:p><text:span text:style-name="T104"><text:s text:c="2"/></text:span><text:span text:style-name="T104">Host=piplay.hucky.net</text:span></text:p><text:p><text:span text:style-name="T104"><text:s text:c="2"/></text:span><text:span text:style-name="T104">Port=1883</text:span></text:p><text:p><text:span text:style-name="T104"/></text:p><text:p><text:span text:style-name="T104">[PublishOutput]</text:span></text:p><text:p><text:span text:style-name="T104"><text:s text:c="2"/></text:span><text:span text:style-name="T104">1=/openMSR/BinOut/1</text:span></text:p><text:p><text:span text:style-name="T104"><text:s text:c="2"/></text:span><text:span text:style-name="T104">2=/openMSR/BinOut/2</text:span></text:p><text:p><text:span text:style-name="T104"/></text:p><text:p><text:span text:style-name="T104">[PublishAnalog]</text:span></text:p><text:p><text:span text:style-name="T104"><text:s text:c="2"/></text:span><text:span text:style-name="T104">1=/openMSR/Analog/1</text:span></text:p><text:p><text:span text:style-name="T104"/></text:p><text:p><text:span text:style-name="T104">[PublishInput]</text:span></text:p><text:p><text:span text:style-name="T104"><text:s text:c="2"/></text:span><text:span text:style-name="T104">1=/openMSR/BinIn/1</text:span></text:p><text:p><text:span text:style-name="T104"/></text:p><text:p><text:span text:style-name="T104">[SubscribeInput]</text:span></text:p><text:p><text:span text:style-name="T104"><text:s text:c="2"/></text:span><text:span text:style-name="T104">1=/openMSR/BinIn/1</text:span></text:p><text:p><text:span text:style-name="T104"/></text:p><text:p><text:span text:style-name="T104">[SubscribeAnalog]</text:span></text:p><text:p><text:span text:style-name="T104"><text:s text:c="2"/></text:span><text:span text:style-name="T104">1=/Devolo/Homecontrol/Server/Wall:Plug:Switch:and:Meter/energy/currentValue</text:span></text:p><text:p><text:span text:style-name="T10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8">openMSR</text:span><text:span text:style-name="T29">/BinOut/1 gemappt ( Sektion: PublishOutput ) , bzw zB J1 auf das Topic: </text:span><text:span text:style-name="T30">Devolo/Homecontrol/Server/Wall:Plug:Switch:and:Meter/energy/currentValue </text:span><text:span text:style-name="T31">gemappt ( Sektion: SubscribeAnalog )</text:span></text:p>
      <text:p text:style-name="Text_20_body"/>
      <text:h text:style-name="P156" text:outline-level="2"><text:bookmark-start text:name="__RefHeading___Toc4316_3740108690"/><text:span text:style-name="T86">Bridges: </text:span><text:span text:style-name="T87">( V 0.6 )</text:span><text:bookmark-end text:name="__RefHeading___Toc4316_3740108690"/></text:h>
      <text:p text:style-name="P142">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41"><text:bookmark-start text:name="__RefHeading___Toc4200_3740108690"/>Beispiele für Bridges finden Sie im Verzeichnis tools/<text:span text:style-name="T61">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41"><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2">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2">http://localhost:10080/digital/SetOutputBit.html</text:span></text:a><text:span text:style-name="T72"><text:line-break/>IOgroup: 6<text:line-break/><text:line-break/>[Host1]<text:line-break/>Host: 10.63.9.49<text:line-break/>Pin: 6<text:line-break/><text:line-break/>[Host2]<text:line-break/>Host: 10.63.9.164<text:line-break/>Pin: 2</text:span><text:bookmark-end text:name="__RefHeading___Toc4208_3740108690"/></text:p>
      <text:p text:style-name="P141"><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41"><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3"><text:bookmark-start text:name="__RefHeading___Toc4216_3740108690"/>PlaySound.py -u &lt;URL&gt; -g &lt;iogroup&gt; -f &lt;configfile&gt;<text:bookmark-end text:name="__RefHeading___Toc4216_3740108690"/></text:p>
      <text:p text:style-name="P141"><text:bookmark-start text:name="__RefHeading___Toc4218_3740108690"/>Zum Beispiel:<text:bookmark-end text:name="__RefHeading___Toc4218_3740108690"/></text:p>
      <text:p text:style-name="P145"><text:bookmark-start text:name="__RefHeading___Toc4220_3740108690"/>./PlaySound.py -u http://localhost:10080/digital/ReadInputValues.html -g 2 -f PlaySound.ini<text:bookmark-end text:name="__RefHeading___Toc4220_3740108690"/></text:p>
      <text:p text:style-name="P141"><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4">sudo apt install python-pygame</text:span><text:bookmark-end text:name="__RefHeading___Toc4224_3740108690"/></text:p>
      <text:p text:style-name="Text_20_body"/>
      <text:p text:style-name="P146"><text:bookmark-start text:name="__RefHeading___Toc4226_3740108690"/>ToDo: document the different bridges<text:bookmark-end text:name="__RefHeading___Toc4226_3740108690"/></text:p>
      <text:h text:style-name="P169" text:outline-level="1"/>
      <text:h text:style-name="P173" text:outline-level="1"/>
      <text:h text:style-name="Heading_20_2" text:outline-level="2"><text:bookmark-start text:name="__RefHeading___Toc4228_3740108690"/>Agenten: <text:s/><text:span text:style-name="T63">( V 0.6 )</text:span><text:bookmark-end text:name="__RefHeading___Toc4228_3740108690"/></text:h>
      <text:p text:style-name="P141"><text:bookmark-start text:name="__RefHeading___Toc4230_3740108690"/>Als Agenten werden <text:span text:style-name="T60">P</text:span>rogramme bezeichn<text:span text:style-name="T60">et</text:span>, die vom DeviceServer zyklisch aufgerufen werden und Sensor<text:span text:style-name="T60">w</text:span>erte dem DeviceServer zur Verfügung stellen.<text:bookmark-end text:name="__RefHeading___Toc4230_3740108690"/></text:p>
      <text:p text:style-name="P141"><text:bookmark-start text:name="__RefHeading___Toc4232_3740108690"/>Beispiele für Agenten sind digiin.sh, digitemp.sh <text:span text:style-name="T59">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2">$ Agents/hostdata.sh <text:line-break/>099 24</text:span><text:bookmark-end text:name="__RefHeading___Toc4234_3740108690"/></text:p>
      <text:p text:style-name="P144"><text:bookmark-start text:name="__RefHeading___Toc4236_3740108690"/>$ Agents/digitemp.sh <text:bookmark-end text:name="__RefHeading___Toc4236_3740108690"/></text:p>
      <text:p text:style-name="P144"><text:bookmark-start text:name="__RefHeading___Toc4238_3740108690"/>17 21 35 42 63 15 32 92<text:bookmark-end text:name="__RefHeading___Toc4238_3740108690"/></text:p>
      <text:p text:style-name="P144"/>
      <text:p text:style-name="Text_20_body"><text:bookmark-start text:name="__RefHeading___Toc4240_3740108690"/><text:span text:style-name="T9">Die entsprechende Konfiguration zu hostdata.sh sehen Sie im folgenden Snippet:</text:span><text:line-break/><text:span text:style-name="T72">#external Program<text:line-break/>DEVICE E ./Agents/hostdata.sh:<text:line-break/>PORT A <text:s text:c="2"/>1 <text:s text:c="2"/>11 <text:s/>E<text:line-break/>PORT A <text:s text:c="2"/>2 <text:s text:c="2"/>12 <text:s/>E</text:span><text:bookmark-end text:name="__RefHeading___Toc4240_3740108690"/></text:p>
      <text:p text:style-name="P141"><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5">Weitere Details finden Sie auch im Abschnitt Konfiguration, externe Programme.</text:span><text:bookmark-end text:name="__RefHeading___Toc4242_3740108690"/></text:p>
      <text:h text:style-name="P170" text:outline-level="1"/>
      <text:h text:style-name="Heading_20_2" text:outline-level="2"><text:bookmark-start text:name="__RefHeading___Toc4244_3740108690"/>Systemtools:<text:span text:style-name="T41"> </text:span><text:span text:style-name="T42">( V 0.6 )</text:span><text:bookmark-end text:name="__RefHeading___Toc4244_3740108690"/></text:h>
      <text:p text:style-name="P141"><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41"><text:bookmark-start text:name="__RefHeading___Toc4248_3740108690"/><text:span text:style-name="T94">ToDo: document the </text:span><text:span text:style-name="T95">usage</text:span><text:span text:style-name="T67"> </text:span><text:bookmark-end text:name="__RefHeading___Toc4248_3740108690"/></text:p>
      <text:p text:style-name="Text_20_body"/>
      <text:h text:style-name="P156" text:outline-level="2"><text:bookmark-start text:name="__RefHeading___Toc4250_3740108690"/>Die AJAX GUI Elemente<text:bookmark-end text:name="__RefHeading___Toc4250_3740108690"/></text:h>
      <text:p text:style-name="P104"/>
      <text:p text:style-name="P104"><draw:frame draw:style-name="fr11" draw:name="graphics13" text:anchor-type="paragraph" svg:width="16.683cm" svg:height="12.053cm" draw:z-index="24"><draw:image xlink:href="Pictures/10000000000003130000022ED481C62EB73BA1E9.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42">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2"/>
      <text:p text:style-name="P42">Im folgenden versuche ich die Grundlagen soweit zu erläutern, dass jedermann damit in die Lage versetzt wird eigene Oberflächen zu erstellen.</text:p>
      <text:p text:style-name="P42"/>
      <text:p text:style-name="P42">Übersicht über die möglichen Elemente einer OpenMSR GUI<text:line-break/><text:line-break/>Eingabeelemente – Schalter, Schieberegler, Drehknöpfe, Taster</text:p>
      <text:p text:style-name="P42">Ausgabeelemente – LED, Glühbirne, Balkenanzeige, Zeigerinstrument, Füllstandsanzeige</text:p>
      <text:p text:style-name="P42">Konnektoren – unsichtbare Elemente, die die GUI mit einer Steuerung verbinden.</text:p>
      <text:p text:style-name="P42"/>
      <text:p text:style-name="P104"><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0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2">Wichtig ist dabei zu beachten, daß Events nicht an ein Ziel adressiert werden. Ein Event wird einfach gesendet – er hat kein spezielles Ziel.</text:p>
      <text:p text:style-name="P42">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2"/>
      <text:p text:style-name="P42">Alles was Sie dazu benötigen ist ein Texteditor. In diesem öffnen Sie jetzt die Seite „OpenMSR-GUI-Elements.html“ im docroot Verzeichnis des DeviceServers. An Hand dieser Datei lernen wir das Erstellen von Oberflächen.</text:p>
      <text:p text:style-name="P42">Der Anfang der Datei lautet:</text:p>
      <text:p text:style-name="P104"><draw:frame draw:style-name="fr1" draw:name="Frame7" text:anchor-type="paragraph" svg:x="0.081cm" svg:y="0.201cm" svg:width="16.82cm" draw:z-index="25"><draw:text-box fo:min-height="6.844cm"><text:p text:style-name="P119">&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9"><text:s text:c="6"/>#TempMeterCanvas {<text:line-break/><text:tab/>background-color: white;<text:line-break/><text:tab/>position: absolute;<text:line-break/><text:tab/>left: 0px;<text:line-break/><text:tab/>top: 30px;<text:line-break/> <text:s text:c="5"/>}</text:p><text:p text:style-name="P119"><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42"/>
      <text:p text:style-name="P109">Später folgt:</text:p>
      <text:p text:style-name="P42"><draw:frame draw:style-name="fr5" draw:name="Frame8" text:anchor-type="paragraph" svg:width="13.866cm" draw:z-index="26"><draw:text-box fo:min-height="6.793cm"><text:p text:style-name="P119"><text:s text:c="6"/>}</text:p><text:p text:style-name="P119"><text:s text:c="6"/>#debug {</text:p><text:p text:style-name="P119"><text:tab/>background-color: white;</text:p><text:p text:style-name="P119"><text:tab/>position: absolute;</text:p><text:p text:style-name="P119"><text:tab/>left: 100px;</text:p><text:p text:style-name="P119"><text:tab/>top: 450px;</text:p><text:p text:style-name="P119"><text:s text:c="6"/>}</text:p><text:p text:style-name="P119"/><text:p text:style-name="P119"><text:s text:c="4"/>&lt;/style&gt;</text:p><text:p text:style-name="P119"/><text:p text:style-name="P119"><text:s text:c="4"/>&lt;script type="text/javascript" src="js/openmsr.js"&gt;&lt;/script&gt;</text:p><text:p text:style-name="P119"/><text:p text:style-name="P119"><text:s text:c="4"/>&lt;script&gt;</text:p><text:p text:style-name="P119"><text:s text:c="6"/>function init() {</text:p><text:p text:style-name="P119"/><text:p text:style-name="P119"><text:tab/>OpenMSRInit();</text:p><text:p text:style-name="P119"/><text:p text:style-name="P119"><text:tab/>// show a customized horizontal meter as temp meter</text:p><text:p text:style-name="P119"><text:tab/>var MyTempMeter = new HorMeter('TempMeterCanvas','analog',1);</text:p><text:p text:style-name="P119"><text:tab/>MyTempMeter.width(525);</text:p><text:p text:style-name="P119"><text:tab/>MyTempMeter.height(84);</text:p><text:p text:style-name="P119"><text:tab/>MyTempMeter.canvbgimg('images/fieberthermometer.png');</text:p><text:p text:style-name="P119"><text:tab/>MyTempMeter.Resolution(10);</text:p><text:p text:style-name="P119"><text:tab/>MyTempMeter.maxVal(42.0);</text:p><text:p text:style-name="P119"><text:tab/>MyTempMeter.minVal(34.2);</text:p><text:p text:style-name="P119"><text:tab/>MyTempMeter.minPos(140,41);</text:p><text:p text:style-name="P119"><text:tab/>MyTempMeter.maxPos(380,41);</text:p><text:p text:style-name="P119"><text:tab/>MyTempMeter.color("red");</text:p><text:p text:style-name="P119"><text:tab/>MyTempMeter.MeterWidth(6);</text:p><text:p text:style-name="P119"><text:tab/></text:p><text:p text:style-name="P119"><text:tab/>// a second meter</text:p><text:p text:style-name="P119"><text:tab/>var MyOtherMeter = new HorMeter('OtherMeter','analog',2);</text:p><text:p text:style-name="P119"><text:tab/>MyOtherMeter.width(525);</text:p></draw:text-box></draw:frame>Nach den Styles folgt ein Script Aufruf, der die Bibliothek mit den Elementen lädt. In der Datei openmsr.js ist die komplette Logik aller Elemente enthalten.</text:p>
      <text:p text:style-name="P42"/>
      <text:p text:style-name="P42">Danach kommt ein zweiter Skript Aufruf, der die Elemente der GUI enthält. Alle Elemente der Seite werden dabei in der Funktion „init“ <text:s/>aufgeführt. Die Funktion muss jedoch zuerst die OpenMSR Elemente starten, was durch den Befehl „OpenMSRInit();“ geschieht.</text:p>
      <text:p text:style-name="P42"/>
      <text:p text:style-name="P49">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Die Konfiguration der PhysMach<text:bookmark-end text:name="__RefHeading__1650_636098784"/></text:h>
      <text:p text:style-name="P57">Die Konfiguration der Clients ( und damit auch des DeviceServers ) wird über eine Konfigurationsdatei eingestellt. Das <text:soft-page-break/>Format der Konfiguration ist wie folgt aufgebaut:</text:p>
      <text:p text:style-name="Standard"><draw:frame draw:style-name="fr1" draw:name="Rahmen1" text:anchor-type="paragraph" svg:x="0.109cm" svg:y="0.399cm" svg:width="16.829cm" draw:z-index="13"><draw:text-box fo:min-height="13.755cm"><text:p text:style-name="P73"># Config file for Physical Machine Lib</text:p><text:p text:style-name="P73"># pay attention, parsing of this file is set to read exact field lengthes</text:p><text:p text:style-name="P73"># only lines starting with <text:s/>[DEVICE|PORT] are read, rest is discarded</text:p><text:p text:style-name="P73"/><text:p text:style-name="P73"/><text:p text:style-name="P73"># example of possible devices and their initstring</text:p><text:p text:style-name="P73"># programm PIO to A in, B out, C in</text:p><text:p text:style-name="P73"># DEVICE P $307:$99</text:p><text:p text:style-name="P73"/><text:p text:style-name="P73"># possible devices are: </text:p><text:p text:style-name="P73"># <text:tab/><text:tab/><text:tab/>I = IO Warrior 40</text:p><text:p text:style-name="P73">#<text:tab/><text:tab/><text:tab/>D = DIL/NetPC DNP1486</text:p><text:p text:style-name="P73">#<text:tab/><text:tab/><text:tab/>P = 8255 based ISA Slot PIO</text:p><text:p text:style-name="P73">#<text:tab/><text:tab/><text:tab/>L = printer port</text:p><text:p text:style-name="P73">#<text:tab/><text:tab/><text:tab/>R = Random</text:p><text:p text:style-name="P73">#<text:tab/><text:tab/><text:tab/>J = Joystick</text:p><text:p text:style-name="P73">#<text:tab/><text:tab/><text:tab/>H = HTTP</text:p><text:p text:style-name="P73">#<text:tab/><text:tab/><text:tab/>B = BMCM devices like usb pio, usb ad etc</text:p><text:p text:style-name="P73">#<text:tab/><text:tab/><text:tab/>E = Exec external program</text:p><text:p text:style-name="P73"/><text:p text:style-name="P73">#DEVICE P $307:$99<text:tab/><text:tab/># the PIO needs the config port and the configuration value</text:p><text:p text:style-name="P73">#DEVICE I dummy</text:p><text:p text:style-name="P73">#DEVICE L dummy</text:p><text:p text:style-name="P73">#DEVICE D dummy</text:p><text:p text:style-name="P73">#DEVICE R dummy</text:p><text:p text:style-name="P73">#DEVICE J /dev/js0</text:p><text:p text:style-name="P73">#DEVICE H http://www.server.com/path/read/data?§http://www.server.com/path/write/data?§</text:p><text:p text:style-name="P73">#DEVICE B usb-pio:/dev/ttyACM0:$ffffffff:$ffffffff:$ffffffff:</text:p><text:p text:style-name="P73">#DEVICE B usb-ad:/dev/ttyACM1::::</text:p><text:p text:style-name="P73">#DEVICE E program:param:param:</text:p><text:p text:style-name="P73"/><text:p text:style-name="P73"/><text:p text:style-name="P73">#generic config lines</text:p><text:p text:style-name="P73">#PORT![I|O|C|A|U] iogroup Address devicetype</text:p><text:p text:style-name="P73">#<text:tab/> I=input</text:p><text:p text:style-name="P73">#<text:tab/> O=output</text:p><text:p text:style-name="P73">#<text:tab/> C=counter</text:p><text:p text:style-name="P73">#<text:tab/> A=analog in</text:p><text:p text:style-name="P73">#<text:tab/> U=analog out</text:p><text:p text:style-name="P73"/></draw:text-box></draw:frame></text:p>
      <text:p text:style-name="P57">Die Konfiguration einer USB-PIO von BMCM sieht dann so aus:</text:p>
      <text:p text:style-name="P70"><draw:frame draw:style-name="fr6" draw:name="Rahmen2" text:anchor-type="paragraph" svg:x="0.122cm" svg:y="0.34cm" draw:z-index="14"><draw:text-box fo:min-height="2.35cm" fo:min-width="16.187cm"><text:p text:style-name="P70">#BMCM USB PIO</text:p><text:p text:style-name="P70">DEVICE B usb-pio:/dev/ttyACM1:$ffffffff:$ffffffff:$00000000: </text:p><text:p text:style-name="P70">PORT I <text:s text:c="2"/>1 <text:s text:c="3"/>0 B</text:p><text:p text:style-name="P70">PORT I <text:s text:c="2"/>2 <text:s text:c="3"/>1 B</text:p><text:p text:style-name="P70">PORT O <text:s text:c="2"/>1 <text:s text:c="3"/>2 B</text:p></draw:text-box></draw:frame></text:p>
      <text:p text:style-name="P38">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8">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8">Weitere Infos dazu finden Sie bei der Beschreibung von PhysMachTest.</text:p>
      <text:p text:style-name="P38"/>
      <text:p text:style-name="P38">Um die Konfiguration zu verstehen <text:s/>muss man wissen, wie die PhysMach ihre Resourcen verwaltet.</text:p>
      <text:p text:style-name="P38"/>
      <text:p text:style-name="P38">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8"/>
      <text:p text:style-name="P38">Die Devicezeile gibt an, dass es sich um eine USB-PIO handelt, die an /dev/ttyACM1 angeschlossen ist, die Ports 0 und 1 werden als Eingänge und der Port 2 als Ausgang definiert.</text:p>
      <text:p text:style-name="P38"><text:soft-page-break/></text:p>
      <text:p text:style-name="P38">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8"/>
      <text:h text:style-name="Heading_20_2" text:outline-level="2"><text:bookmark-start text:name="__RefHeading__1621_636098784"/>Konfigurationshinweise zur unterstützten Hardware:<text:bookmark-end text:name="__RefHeading__1621_636098784"/></text:h>
      <text:p text:style-name="P38"/>
      <text:p text:style-name="P38">In der aktuellen Version wurde das Lesen der Configfiles verbessert. Es ist nicht mehr das ! Zeichen der Feldtrenner, sondern einfach ein Freizeichen. Ausserdem ist die Länge der Felder nicht mehr fest vorgegeben.</text:p>
      <text:p text:style-name="P38"/>
      <text:h text:style-name="Heading_20_3" text:outline-level="3"><text:bookmark-start text:name="__RefHeading___Toc4274_3740108690"/>IO Warrior 24/40<text:bookmark-end text:name="__RefHeading___Toc4274_3740108690"/></text:h>
      <text:p text:style-name="P38"/>
      <text:p text:style-name="P38">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8"/>
      <text:p text:style-name="P38">Die Konfiguration:</text:p>
      <text:p text:style-name="P69">DEVICE!I!dummy</text:p>
      <text:p text:style-name="P69"># erster IO Warrior 40</text:p>
      <text:p text:style-name="P69"># der zweite IOwarrior Port 0 ist ioport=20</text:p>
      <text:p text:style-name="P69"># der dritte IOwarrior Port 0 ist ioport=30</text:p>
      <text:p text:style-name="P69"># der vierte IOwarrior Port 0 ist ioport=40</text:p>
      <text:p text:style-name="P69"># port0 in,port 0 cnt, port1 in, port2 out, port3 out</text:p>
      <text:p text:style-name="P69">PORT I <text:s text:c="2"/>1 <text:s text:c="2"/>10 I</text:p>
      <text:p text:style-name="P69">PORT I <text:s text:c="2"/>2 <text:s text:c="2"/>11 I</text:p>
      <text:p text:style-name="P69">PORT O <text:s text:c="2"/>1 <text:s text:c="2"/>12 I</text:p>
      <text:p text:style-name="P69">PORT O <text:s text:c="2"/>2 <text:s text:c="2"/>13 I</text:p>
      <text:p text:style-name="P38"/>
      <text:h text:style-name="Heading_20_3" text:outline-level="3"><text:bookmark-start text:name="__RefHeading___Toc4276_3740108690"/>Random Device<text:bookmark-end text:name="__RefHeading___Toc4276_3740108690"/></text:h>
      <text:p text:style-name="P38"/>
      <text:p text:style-name="P38">Das Random Device ist hauptsächlich für Tests gedacht. Für die konfigurierte IO Group werden Zufallswerte erzeugt.</text:p>
      <text:p text:style-name="P38">Die Adresse $00 ist ein Dummy der nicht verwendet wird.</text:p>
      <text:p text:style-name="P38">Die Konfiguration:</text:p>
      <text:p text:style-name="P69"># Random inputs ( for debugging )</text:p>
      <text:p text:style-name="P69">DEVICE R dummy</text:p>
      <text:p text:style-name="P69">PORT I <text:s text:c="2"/>1 <text:s/>$00 R</text:p>
      <text:p text:style-name="P38"/>
      <text:p text:style-name="P38">Hier werden die Werte der Eingänge 1-8 zufällig erzeugt.</text:p>
      <text:p text:style-name="P38"/>
      <text:h text:style-name="Heading_20_3" text:outline-level="3"><text:bookmark-start text:name="__RefHeading___Toc4278_3740108690"/>BMCM USB PIO<text:bookmark-end text:name="__RefHeading___Toc4278_3740108690"/></text:h>
      <text:p text:style-name="P38"/>
      <text:p text:style-name="P74">Im Initstring des Devices muss das Devicefile und die IO Richtung der Ports angegeben werden.</text:p>
      <text:p text:style-name="P74">Für jeden Inputport muss $fffffff und jeden Outputport $00000000 angegeben werden.</text:p>
      <text:p text:style-name="P74">Die Ports werden mit 0-2 addressiert, das erste Device ist 0.</text:p>
      <text:p text:style-name="P74">Bsp.: <text:tab/>erster Port der 2. USB PIO = 10</text:p>
      <text:p text:style-name="P74"><text:s/><text:tab/>dritter Port der 1. USB PIO = 2 oder 02</text:p>
      <text:p text:style-name="P74"/>
      <text:p text:style-name="P74">Die Konfiguration:</text:p>
      <text:p text:style-name="P68">#BMCM USB PIO</text:p>
      <text:p text:style-name="P68">DEVICE B usb-pio:/dev/ttyACM1:$ffffffff:$ffffffff:$00000000: </text:p>
      <text:p text:style-name="P68">PORT I <text:s text:c="2"/>1 <text:s text:c="2"/>00 B</text:p>
      <text:p text:style-name="P68">PORT I <text:s text:c="2"/>2 <text:s text:c="2"/>01 B</text:p>
      <text:p text:style-name="P69">PORT O <text:s text:c="2"/>1 <text:s text:c="2"/>02 B</text:p>
      <text:p text:style-name="P72"/>
      <text:p text:style-name="P72"/>
      <text:p text:style-name="P116"/>
      <text:h text:style-name="Heading_20_3" text:outline-level="3"><text:bookmark-start text:name="__RefHeading___Toc4280_3740108690"/>BMCM USB AD<text:bookmark-end text:name="__RefHeading___Toc4280_3740108690"/></text:h>
      <text:p text:style-name="P11"/>
      <text:p text:style-name="P75">Im Initstring des Devices muss das Devicefile und <text:s/>statt der IO Richtung der Ports einfach : als Dummy.</text:p>
      <text:p text:style-name="P102"><draw:frame text:anchor-type="paragraph" draw:z-index="22" draw:name="Shape3" draw:style-name="gr3" draw:text-style-name="P180" svg:width="17.391cm" svg:height="1.179cm" svg:x="0.081cm" svg:y="0.388cm"><draw:text-box><text:p text:style-name="P179"><text:span text:style-name="T106"><text:s text:c="4"/></text:span></text:p><text:p text:style-name="P179"><text:span text:style-name="T106"><text:s text:c="4"/></text:span><text:span text:style-name="T106">Im Moment gibt es einen Bug, wodurch die BMCM Devices bei Verw endung im Deviceserver mit einem SegFault abstürtzen. In der SPS <text:s text:c="2"/></text:span></text:p><text:p text:style-name="P179"><text:span text:style-name="T106"><text:s text:c="4"/></text:span><text:span text:style-name="T106">funktionieren sie ohne Probleme! Scheinbar ist es ein Problem mit den Threads des DeviceServers.</text:span></text:p></draw:text-box></draw:frame><text:span text:style-name="T82">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6"/>
      <text:p text:style-name="P76">Im Initstring müssen die Read– und WriteURL angegeben werden. Die URL entnehmen Sie der DeviceServer API.</text:p>
      <text:p text:style-name="P76">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7">Folgende Tags stehen zur Verfügung: I und O für digitale In/Outputs sowie A und U für analoge In-/Outputs</text:p>
      <text:p text:style-name="P76"/>
      <text:p text:style-name="P76">Die Konfiguration: </text:p>
      <text:p text:style-name="P90"># DeviceServer Connection Roboter Arm</text:p>
      <text:p text:style-name="P90">DEVICE H http://127.0.0.1:10080/digital/ReadInputValues.html?§http://127.0.0.1:10080/digital/WriteOutputValues.html?</text:p>
      <text:p text:style-name="P90">#PORT I 1 11 H</text:p>
      <text:p text:style-name="P90">PORT O 1 11 H</text:p>
      <text:p text:style-name="P90">PORT O 2 12 H</text:p>
      <text:p text:style-name="P90"/>
      <text:p text:style-name="P90">#Device Server Connection Joystick analoge Achsen</text:p>
      <text:p text:style-name="P90">DEVICE H http://127.0.0.1:10080/analog/read.html?§http://127.0.0.1:10080/analog/write.html?</text:p>
      <text:p text:style-name="P90">PORT A 1 221 H</text:p>
      <text:p text:style-name="P90">PORT A 2 222 H</text:p>
      <text:p text:style-name="P90">PORT A 3 223 H</text:p>
      <text:p text:style-name="P90">PORT A 4 224 H</text:p>
      <text:p text:style-name="P90"/>
      <text:p text:style-name="P90"># DeviceServer Connection Joystick Buttons</text:p>
      <text:p text:style-name="P90">DEVICE H http://127.0.0.1:10080/digital/ReadInputValues.html?§http://127.0.0.1:10080/digital/WriteOutputValues.html?</text:p>
      <text:p text:style-name="P90">PORT I 1 33 H</text:p>
      <text:p text:style-name="P90"/>
      <text:p text:style-name="P80">Erläterungen zur Port Zeile:</text:p>
      <text:p text:style-name="P80">PORT <text:s text:c="3"/>[I|O|A] <text:s text:c="3"/>lokale IOGRUPPE <text:s text:c="4"/>ADRESSE <text:s text:c="3"/>H</text:p>
      <text:p text:style-name="P80"/>
      <text:p text:style-name="P80">Adresse ist bei den digitalen Signalen 2 Stellig und hat folgende Bedeutung</text:p>
      <text:p text:style-name="P80"/>
      <text:p text:style-name="P80">1. Stelle <text:s/>Zugehörig zu device <text:s text:c="2"/><text:span text:style-name="T52">1 = 1. Drevicezeile, 2 = 2 Devicezeile ….</text:span></text:p>
      <text:p text:style-name="P81">2. Stelle remote iogroup</text:p>
      <text:p text:style-name="P81"/>
      <text:p text:style-name="P81">Bei den analogen <text:span text:style-name="T57">S</text:span>ignalen ist sie 3 <text:span text:style-name="T57">s</text:span>tellig und bed<text:span text:style-name="T57">e</text:span>uted</text:p>
      <text:p text:style-name="P81">1. Stelle Zugehörig zu device</text:p>
      <text:p text:style-name="P81">2. Stelle remote iogroup</text:p>
      <text:p text:style-name="P81">3. <text:span text:style-name="T57">S</text:span>telle das bit der remoten iogroup</text:p>
      <text:p text:style-name="P81"/>
      <text:p text:style-name="P81">221 <text:span text:style-name="T57">b</text:span>edeuted demnach</text:p>
      <text:p text:style-name="P81"/>
      <text:p text:style-name="P81">2. Devicezeile</text:p>
      <text:p text:style-name="P81">remote IOGROUP=2</text:p>
      <text:p text:style-name="P81">1 bedeuted 1. Bit. </text:p>
      <text:p text:style-name="P81">Demnach bedeutet 221 der deviceserver in der 2. DEVICE Zeile 2. IOGroup =&gt; Signale A9-A16 , bit 1 also das</text:p>
      <text:p text:style-name="P81">Signal A9</text:p>
      <text:p text:style-name="P81"/>
      <text:p text:style-name="P82">Bsp Analoger Output: PORT <text:s text:c="2"/>U <text:s text:c="2"/>9 <text:s text:c="2"/>224<text:line-break/>bedeuted 2. Device Zeile, 2. remote IO Group, bit 4 ; dh <text:span text:style-name="T99">der lokale analog 9 wird</text:span> auf dem DeviceServer <text:span text:style-name="T99">zu</text:span> A12 <text:span text:style-name="T99">und </text:span>als Output behandelt</text:p>
      <text:p text:style-name="P115"/>
      <text:h text:style-name="Heading_20_3" text:outline-level="3"><text:bookmark-start text:name="__RefHeading___Toc4284_3740108690"/>H-Tronic USB8 <text:bookmark-end text:name="__RefHeading___Toc4284_3740108690"/></text:h>
      <text:p text:style-name="P53"/>
      <text:p text:style-name="P88">#HTronic USB8 IO</text:p>
      <text:p text:style-name="P88">#DEVICE U /dev/ttyACM0</text:p>
      <text:p text:style-name="P88">#PORT A 1 <text:s text:c="2"/>1 U</text:p>
      <text:p text:style-name="P88">#PORT A 2 <text:s text:c="2"/>2 U</text:p>
      <text:p text:style-name="P88">#PORT A 3 <text:s text:c="2"/>3 U</text:p>
      <text:p text:style-name="P88">#PORT A 4 <text:s text:c="2"/>4 U</text:p>
      <text:p text:style-name="P88">#PORT A 5 <text:s text:c="2"/>5 U</text:p>
      <text:p text:style-name="P88">#PORT A 6 <text:s text:c="2"/>6 U</text:p>
      <text:p text:style-name="P88">#PORT A 7 <text:s text:c="2"/>7 U</text:p>
      <text:p text:style-name="P88">#PORT A 8 <text:s text:c="2"/>8 U</text:p>
      <text:p text:style-name="P88">#PORT O 1 <text:s text:c="2"/>2 U</text:p>
      <text:p text:style-name="P53"/>
      <text:p text:style-name="P45">Konfiguriert die 8 analogen Eingänge auf die Analogwert A1-A8 der PhysMach und die 8 disigtalen Ausgänge auf</text:p>
      <text:p text:style-name="P45">die O<text:span text:style-name="T51">1</text:span>-O<text:span text:style-name="T51">8</text:span> der PhysMach ( iogroup <text:span text:style-name="T51">1</text:span> ) <text:span text:style-name="T51">die Adresse ( 2 <text:s/>in der PORT Konfig ) wird zur Zeit ignoriert, es wird nur ein Device unterstützt.</text:span></text:p>
      <text:p text:style-name="P45"/>
      <text:h text:style-name="Heading_20_3" text:outline-level="3"><text:bookmark-start text:name="__RefHeading___Toc4286_3740108690"/>Funk Modul <text:span text:style-name="T68">( deprecated )</text:span><text:bookmark-end text:name="__RefHeading___Toc4286_3740108690"/></text:h>
      <text:p text:style-name="P43"/>
      <text:p text:style-name="P65"><text:span text:style-name="T20">Das Funkmodul ist mein Devicetreiber für die</text:span><text:span text:style-name="T36"> von <text:s/></text:span><text:span text:style-name="T37">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21">LPT Bit</text:p>
          </table:table-cell>
          <table:table-cell table:style-name="AnschlussbelegungFunksender.B1" office:value-type="string">
            <text:p text:style-name="P121">Funksender</text:p>
          </table:table-cell>
        </table:table-row>
        <table:table-row>
          <table:table-cell table:style-name="AnschlussbelegungFunksender.A2" office:value-type="string">
            <text:p text:style-name="P124">Bit 0</text:p>
          </table:table-cell>
          <table:table-cell table:style-name="AnschlussbelegungFunksender.B2" office:value-type="string">
            <text:p text:style-name="P124">Taste A</text:p>
          </table:table-cell>
        </table:table-row>
        <table:table-row>
          <table:table-cell table:style-name="AnschlussbelegungFunksender.A2" office:value-type="string">
            <text:p text:style-name="P124">Bit 1</text:p>
          </table:table-cell>
          <table:table-cell table:style-name="AnschlussbelegungFunksender.B2" office:value-type="string">
            <text:p text:style-name="P124">Taste B</text:p>
          </table:table-cell>
        </table:table-row>
        <table:table-row>
          <table:table-cell table:style-name="AnschlussbelegungFunksender.A2" office:value-type="string">
            <text:p text:style-name="P124">Bit2</text:p>
          </table:table-cell>
          <table:table-cell table:style-name="AnschlussbelegungFunksender.B2" office:value-type="string">
            <text:p text:style-name="P124">Taste C</text:p>
          </table:table-cell>
        </table:table-row>
        <table:table-row>
          <table:table-cell table:style-name="AnschlussbelegungFunksender.A2" office:value-type="string">
            <text:p text:style-name="P124">Bit3</text:p>
          </table:table-cell>
          <table:table-cell table:style-name="AnschlussbelegungFunksender.B2" office:value-type="string">
            <text:p text:style-name="P124">Taste D</text:p>
          </table:table-cell>
        </table:table-row>
        <table:table-row>
          <table:table-cell table:style-name="AnschlussbelegungFunksender.A2" office:value-type="string">
            <text:p text:style-name="P124">Bit4</text:p>
          </table:table-cell>
          <table:table-cell table:style-name="AnschlussbelegungFunksender.B2" office:value-type="string">
            <text:p text:style-name="P124">Funktion ON</text:p>
          </table:table-cell>
        </table:table-row>
        <table:table-row>
          <table:table-cell table:style-name="AnschlussbelegungFunksender.A2" office:value-type="string">
            <text:p text:style-name="P124">Bit5</text:p>
          </table:table-cell>
          <table:table-cell table:style-name="AnschlussbelegungFunksender.B2" office:value-type="string">
            <text:p text:style-name="P124">Funktion OFF</text:p>
          </table:table-cell>
        </table:table-row>
      </table:table>
      <text:p text:style-name="P44"/>
      <text:p text:style-name="P44">Bitte beachten Sie dazu die Schaltpläne und Anleitungen unter der oben genannten URL. Der IO Warrior im gezeigten Schaltplan wurde nach obiger Tabelle durch den Parallelport ersetzt.</text:p>
      <text:p text:style-name="P44">Der von mir verwendete Treiber wird wie folgt konfiguriert:</text:p>
      <text:p text:style-name="P55"># Funk Modul</text:p>
      <text:p text:style-name="P55"># transmit time auf 1 sekunde setzen</text:p>
      <text:p text:style-name="P55">#DEVICE!F!1000</text:p>
      <text:p text:style-name="P55">#PORT!O! <text:s/>1!$378!F</text:p>
      <text:p text:style-name="P55"/>
      <text:p text:style-name="P83"><text:span text:style-name="T32">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3"/>
      <text:p text:style-name="P51">Da ich inzwischen nicht mehr über Rechner mit Parallelport verfüge, habe ich den Treiber so erweitert, dass er mit der USB8 Hardware von H-Tronic funktioniert. Die Verbindung ist identisch wie beim LPT Port.</text:p>
      <text:p text:style-name="P51">Die Konfiguration habe ich entsprechend erweitert:</text:p>
      <text:p text:style-name="P84"/>
      <text:p text:style-name="P51">Bsp:</text:p>
      <text:p text:style-name="P51"># Funk Modul</text:p>
      <text:p text:style-name="P51"># transmit time auf 1 sekunde setzen</text:p>
      <text:p text:style-name="P51">#DEVICE F usb:/dev/ttyACM0:1000</text:p>
      <text:p text:style-name="P51">#DEVICE F par:/dev/lp0:1000</text:p>
      <text:p text:style-name="P51">#PORT O <text:s text:c="2"/>2 $378 <text:s/>F</text:p>
      <text:p text:style-name="P47"/>
      <text:p text:style-name="P51">Beim USB8 ist der Hexwert für den port ein dummy, muss aber gesetzt werden.</text:p>
      <text:p text:style-name="P51"/>
      <text:h text:style-name="P163" text:outline-level="3"><text:bookmark-start text:name="__RefHeading___Toc4288_3740108690"/>Kolter Electronic<text:bookmark-end text:name="__RefHeading___Toc4288_3740108690"/></text:h>
      <text:p text:style-name="P47"/>
      <text:p text:style-name="P47">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52"/>
      <text:p text:style-name="P89"># Joystick </text:p>
      <text:p text:style-name="P89"># der erste Joystick ist ioport=$10</text:p>
      <text:p text:style-name="P89"># der zweite Joystick ist ioport=$20</text:p>
      <text:p text:style-name="P89"># der dritte Joystick ist ioport=$30</text:p>
      <text:p text:style-name="P89"># der vierte Joystick ist ioport=$40</text:p>
      <text:p text:style-name="P89"># die zweite Stelle gibt bei</text:p>
      <text:p text:style-name="P89"># analogen Ports die gewünschte Achse an ( 0-3 )</text:p>
      <text:p text:style-name="P89"># bei den digitalen Inputs wird sie ignoriert</text:p>
      <text:p text:style-name="P89">DEVICE J /dev/input/js0</text:p>
      <text:p text:style-name="P89">PORT I <text:s text:c="2"/>3 <text:s text:c="2"/>$11 J</text:p>
      <text:p text:style-name="P89"># axis 0</text:p>
      <text:p text:style-name="P89">PORT A <text:s text:c="2"/>1 <text:s text:c="2"/>$10 J<text:tab/><text:tab/></text:p>
      <text:p text:style-name="P89"># axis 1</text:p>
      <text:p text:style-name="P89">PORT A <text:s text:c="2"/>2 <text:s text:c="2"/>$11 J</text:p>
      <text:p text:style-name="P89"># axis 2</text:p>
      <text:p text:style-name="P89">PORT A <text:s text:c="2"/>3 <text:s text:c="2"/>$12 J</text:p>
      <text:p text:style-name="P89"># axis 3</text:p>
      <text:p text:style-name="P89">PORT A <text:s text:c="2"/>4 <text:s text:c="2"/>$13 J<text:tab/><text:tab/></text:p>
      <text:p text:style-name="P89"/>
      <text:h text:style-name="Heading_20_3" text:outline-level="3"><text:bookmark-start text:name="__RefHeading___Toc4292_3740108690"/>AVR Net IO<text:bookmark-end text:name="__RefHeading___Toc4292_3740108690"/></text:h>
      <text:p text:style-name="P78"/>
      <text:p text:style-name="P79">Im Vertrieb von Pollin Elektronik gibt es das AVR Net IO Modul. Es verfügt über 4 digitale Eingänge, 8 digitale Ausgänge sowie 4 analoge Eingänge. Der DeviceServer kommuniziert via Ethernet mit dem Device. Eine Beispielkonfig sieht wie folgt aus:</text:p>
      <text:p text:style-name="P87"># AVR-NET-IO Access parameters are Server Name or IP and Port Number</text:p>
      <text:p text:style-name="P87">DEVICE N 10.63.9.40:50290</text:p>
      <text:p text:style-name="P87">PORT I 1 11 N</text:p>
      <text:p text:style-name="P87">PORT O 1 11 N</text:p>
      <text:p text:style-name="P87">PORT A 1 11 N</text:p>
      <text:p text:style-name="P87">PORT A 2 12 N</text:p>
      <text:p text:style-name="P87">PORT A 3 13 N</text:p>
      <text:p text:style-name="P87">PORT A 4 14 N</text:p>
      <text:p text:style-name="P46"/>
      <text:h text:style-name="Heading_20_3" text:outline-level="3"><text:bookmark-start text:name="__RefHeading___Toc4252_3740108690"/>Raspberry Pi <text:s text:c="2"/><text:span text:style-name="T33"><text:s/></text:span><text:span text:style-name="T34">( ab Version V 0.6 )</text:span><text:bookmark-end text:name="__RefHeading___Toc4252_3740108690"/></text:h>
      <text:p text:style-name="P140">This should work on all generic ARM SBC</text:p>
      <text:p text:style-name="P125"># ARM generic</text:p>
      <text:p text:style-name="P125">#DEVICE A 5,6,7,8,9,12,13,14,16,21,24,26</text:p>
      <text:p text:style-name="P125"># in this is the List of the used GPIO Lines</text:p>
      <text:p text:style-name="P125">#PORT O 2 11 A</text:p>
      <text:p text:style-name="P125"># <text:s text:c="10"/>| <text:s text:c="3"/>| <text:s/>|</text:p>
      <text:p text:style-name="P125"># <text:s text:c="10"/>| <text:s text:c="3"/>| <text:s text:c="2"/>refers to the Address 11</text:p>
      <text:p text:style-name="P125"># <text:s text:c="10"/>| <text:s text:c="3"/>--------------------------</text:p>
      <text:p text:style-name="P125"># <text:s text:c="10"/>------------------ <text:s text:c="14"/>|</text:p>
      <text:p text:style-name="P125"># <text:s text:c="34"/>| <text:s text:c="13"/>|</text:p>
      <text:p text:style-name="P125"># configures the OutputSignals O9-O16 to the pins defined in Assign statement fo adress 11</text:p>
      <text:p text:style-name="P125"/>
      <text:p text:style-name="P125">#PORT I 1 12 A</text:p>
      <text:p text:style-name="P125"># configures the Input Signals 1-8 to Pin Assigments for Adress 12</text:p>
      <text:p text:style-name="P125"/>
      <text:p text:style-name="P125">#ASSIGN A 11 1 5</text:p>
      <text:p text:style-name="P125">#ASSIGN A 12 1 6</text:p>
      <text:p text:style-name="P125"># these assigments connect O9 with GPIO5 as Output and I9 with GPIO6 as Input</text:p>
      <text:p text:style-name="P125"/>
      <text:p text:style-name="P125"># define the first 8 GPIO Lines as Outputs on iogroup 1</text:p>
      <text:p text:style-name="P125">PORT O 1 12 A</text:p>
      <text:p text:style-name="P125">ASSIGN A 12 1 17</text:p>
      <text:p text:style-name="P125">ASSIGN A 12 2 18</text:p>
      <text:p text:style-name="P125">ASSIGN A 12 3 27</text:p>
      <text:p text:style-name="P125">ASSIGN A 12 4 22</text:p>
      <text:p text:style-name="P125">ASSIGN A 12 5 23</text:p>
      <text:p text:style-name="P125">ASSIGN A 12 6 24</text:p>
      <text:p text:style-name="P125"><text:soft-page-break/>ASSIGN A 12 7 25</text:p>
      <text:p text:style-name="P125">ASSIGN A 12 8 4</text:p>
      <text:p text:style-name="P125">DEVICE A 4,17,18,22,23,24,25,27</text:p>
      <text:p text:style-name="P125"/>
      <text:h text:style-name="Heading_20_3" text:outline-level="3"><text:bookmark-start text:name="__RefHeading___Toc4294_3740108690"/>externe Programme<text:bookmark-end text:name="__RefHeading___Toc4294_3740108690"/></text:h>
      <text:p text:style-name="P126"/>
      <text:p text:style-name="P126">externe Programme können in der PhysMach konfiguriert werden. Sie werden im Zusammenhang mit dem DeviceServer auch Agenten genannt.</text:p>
      <text:p text:style-name="P126">Einige kleine Beispiele finden Sie im Verzeichnis /<text:span text:style-name="T70">DeviceServer/</text:span><text:span text:style-name="T71">Agents. Agenten liefern als Ergebnis immer eine Textzeile mit maximal 8 Werten zurück, getrennt durch ein Freizeichen.</text:span></text:p>
      <text:p text:style-name="P127"/>
      <text:p text:style-name="P127">Starten Sie zB den Agenten hostdata.sh mittels:</text:p>
      <text:p text:style-name="P127">$ Agents/hostdata.sh </text:p>
      <text:p text:style-name="P127">erhalten Sie das Ergebnis: </text:p>
      <text:p text:style-name="P127">015 26</text:p>
      <text:p text:style-name="P127"/>
      <text:p text:style-name="P127">die Bedeutung ist in diesem Fall folgende:</text:p>
      <text:p text:style-name="P127">der erste Wert ist die Load der Maschiene multipliziert mit 100,</text:p>
      <text:p text:style-name="P127">der zweite Wert die prozentuale Auslastung der Platte die unter / gemounted ist</text:p>
      <text:p text:style-name="P127">in obigem Besipiel hat der Rechner eine Load von 0,15 und auf / sind 26% der Kapazität genutzt.</text:p>
      <text:p text:style-name="P127"/>
      <text:p text:style-name="P127">Beispiel zur Konfiguration:</text:p>
      <text:p text:style-name="P127"/>
      <text:p text:style-name="P127">#external Program</text:p>
      <text:p text:style-name="P127">DEVICE E ./Agents/hostdata.sh:</text:p>
      <text:p text:style-name="P127">PORT A <text:s text:c="2"/>1 <text:s text:c="2"/>11 <text:s/>E</text:p>
      <text:p text:style-name="P127">PORT A <text:s text:c="2"/>2 <text:s text:c="2"/>12 <text:s/>E</text:p>
      <text:p text:style-name="P127"/>
      <text:p text:style-name="P128">die 11 in der ersten PORT Anweisung bedeutet 1. Stelle = 1 heisst die erste DEVICE Zeile mit externen Programmen, 2. Stelle =1 heisst der erste Wert. Dieser Wert wird dem ersten analogen Wert zugeordnet.</text:p>
      <text:p text:style-name="P128"/>
      <text:p text:style-name="P128">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8"/>
      <text:p text:style-name="P129">Weitere Informationen finden Sie im Abschnitt über Agenten weiter unten in dieser Dokumentation.</text:p>
      <text:p text:style-name="P129"/>
      <text:h text:style-name="P149" text:outline-level="1"><text:bookmark-start text:name="__RefHeading__1652_636098784"/>Die PhysMach Unit<text:bookmark-end text:name="__RefHeading__1652_636098784"/></text:h>
      <text:p text:style-name="P6"/>
      <text:p text:style-name="P38">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8"/>
      <text:p text:style-name="P38">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8">Der Programmierer greift auf die Hardware über Variablen zu, die er mit Verwendung der PhysMach automatisch definiert. Diese Variablen repräsentieren die oben genannten Hardware Resourcen.</text:p>
      <text:p text:style-name="P38">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8"/>
      <text:h text:style-name="Heading_20_2" text:outline-level="2"><text:bookmark-start text:name="__RefHeading___Toc4296_3740108690"/>Die Programmlogik sieht prinzipiell wie folgt aus:<text:bookmark-end text:name="__RefHeading___Toc4296_3740108690"/></text:h>
      <text:p text:style-name="P38"/>
      <text:p text:style-name="P38">Beispielprogramm ( Pseudosprache ) :</text:p>
      <text:p text:style-name="P38"><draw:frame draw:style-name="fr7" draw:name="Rahmen3" text:anchor-type="paragraph" svg:x="0.161cm" svg:y="0.229cm" svg:width="9.901cm" draw:z-index="15"><draw:text-box fo:min-height="6.793cm"><text:p text:style-name="P85">programm somethingusefull;</text:p><text:p text:style-name="P85">load PhysMach;</text:p><text:p text:style-name="P85"/><text:p text:style-name="P85"/><text:p text:style-name="P85">begin</text:p><text:p text:style-name="P85"/><text:p text:style-name="P85">PhysMachInit;</text:p><text:p text:style-name="P85">PhysMachLoadCfg;</text:p><text:p text:style-name="P85"/><text:p text:style-name="P85">while true do</text:p><text:p text:style-name="P85"><text:s text:c="6"/>PhysMachReadDigital;</text:p><text:p text:style-name="P85"><text:s text:c="6"/>PhysMachReadAnalog;</text:p><text:p text:style-name="P85"><text:s text:c="6"/>PhysMachCounter;</text:p><text:p text:style-name="P85"><text:s text:c="6"/>PhysMachTimer;</text:p><text:p text:style-name="P85"/><text:p text:style-name="P85"><text:s text:c="6"/>with all this Variables do something useful</text:p><text:p text:style-name="P85"><text:s text:c="6"/>until all values are processed,</text:p><text:p text:style-name="P85"><text:s text:c="6"/></text:p><text:p text:style-name="P85"><text:s text:c="6"/>PhysMachWriteDigital;</text:p><text:p text:style-name="P85">endwhile</text:p><text:p text:style-name="P85"/><text:p text:style-name="P85">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20"/>
      <text:p text:style-name="P38"/>
      <text:p text:style-name="P38"/>
      <text:p text:style-name="P38"/>
      <text:p text:style-name="P38"/>
      <text:p text:style-name="P38"/>
      <text:p text:style-name="P38"/>
      <text:p text:style-name="P6"/>
      <text:p text:style-name="P6"/>
      <text:p text:style-name="P6"/>
      <text:p text:style-name="P38"/>
      <text:p text:style-name="P38">Neben dem Zugriff über die PhysMach gibt es noch die Möglichkeit auf die Hardware</text:p>
      <text:p text:style-name="P38">über den DeviceServer zuzugreifen. Dazu kann mit jedem Browser die Hardware gelesen</text:p>
      <text:p text:style-name="P38">und geschrieben werden. </text:p>
      <text:p text:style-name="P6"/>
      <text:p text:style-name="P111"/>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8">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8"/>
      <text:p text:style-name="P38"/>
      <text:p text:style-name="P38">Die folgenden Adressen werden vom Deviceserver in der API Version 0.1 zu Verfügung gestellt:</text:p>
      <text:list xml:id="list1140906443" text:style-name="L2">
        <text:list-item>
          <text:p text:style-name="P168">/analog/read.html</text:p>
        </text:list-item>
        <text:list-item>
          <text:p text:style-name="P168">/analog/write.html</text:p>
        </text:list-item>
        <text:list-item>
          <text:p text:style-name="P168">/digital/ReadInputValues.html</text:p>
        </text:list-item>
        <text:list-item>
          <text:p text:style-name="P168">/digital/ReadOutputValues.html</text:p>
        </text:list-item>
        <text:list-item>
          <text:p text:style-name="P168">/digital/WriteOutputValues.html</text:p>
        </text:list-item>
        <text:list-item>
          <text:p text:style-name="P168">/digital/WriteInputValues.html</text:p>
        </text:list-item>
        <text:list-item>
          <text:p text:style-name="P167">/digital/<text:span text:style-name="T54">Set</text:span>Input<text:span text:style-name="T54">Bit</text:span>.html <text:s/><text:span text:style-name="T57">( ab Version V 0.6 )</text:span></text:p>
        </text:list-item>
        <text:list-item>
          <text:p text:style-name="P167">/digital/<text:span text:style-name="T54">SetOut</text:span>put<text:span text:style-name="T54">Bit</text:span>.html <text:span text:style-name="T57">( ab Version V 0.6 )</text:span></text:p>
        </text:list-item>
      </text:list>
      <text:p text:style-name="P38"/>
      <text:h text:style-name="Heading_20_2" text:outline-level="2"><text:bookmark-start text:name="__RefHeading___Toc4298_3740108690"/>Syntax und Parameter der Adressen:<text:bookmark-end text:name="__RefHeading___Toc4298_3740108690"/></text:h>
      <text:p text:style-name="P14"/>
      <text:p text:style-name="P11">/digital/ReadInputValues.html</text:p>
      <text:p text:style-name="P11"/>
      <text:p text:style-name="P38"><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8"><text:span text:style-name="T4">Ergebnis: </text:span>&lt;html&gt;&lt;body&gt; 1 0 0 1 1 1 1 0 &lt;/body&gt;&lt;/html&gt;</text:p>
      <text:p text:style-name="P38"><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1"/>
      <text:p text:style-name="P11">/digital/ReadOutputValues.html</text:p>
      <text:p text:style-name="P11"/>
      <text:p text:style-name="P38"><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8"><text:span text:style-name="T4">Ergebnis: </text:span>&lt;html&gt;&lt;body&gt; 1 0 0 1 1 1 1 0 &lt;/body&gt;&lt;/html&gt;</text:p>
      <text:p text:style-name="P38"><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8"/>
      <text:p text:style-name="P108"/>
      <text:p text:style-name="P11">/digital/WriteInputValues.html</text:p>
      <text:p text:style-name="P16"/>
      <text:p text:style-name="P16"><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6"><text:span text:style-name="T4">Ergebnis:</text:span> &lt;html&gt;&lt;body&gt; 1 1 1 1 1 1 1 1 &lt;/body&gt;&lt;/html&gt;</text:p>
      <text:p text:style-name="P16"><text:span text:style-name="T4">Erläuterung:</text:span> Es wird in die IOGroup 2 entsprechend den Eingängen I9 bis I16 der Wert dez. 255 entspricht binär 11111111 geschrieben.</text:p>
      <text:p text:style-name="P16"/>
      <text:p text:style-name="P11">/digital/WriteOutputValues.html</text:p>
      <text:p text:style-name="P16"/>
      <text:p text:style-name="P16"><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6"><text:span text:style-name="T4">Ergebnis:</text:span> &lt;html&gt;&lt;body&gt; 1 1 1 1 1 1 1 1 &lt;/body&gt;&lt;/html&gt;</text:p>
      <text:p text:style-name="P16"><text:span text:style-name="T4">Erläuterung:</text:span> Es wird in die IOGroup 2 entsprechend den Ausgängen I9 bis I16 der Wert dez. 255 entspricht binär 11111111 geschrieben.</text:p>
      <text:p text:style-name="P11"/>
      <text:p text:style-name="P11">/analog/read.html</text:p>
      <text:p text:style-name="P11"/>
      <text:p text:style-name="P11">Parameter: <text:span text:style-name="T8">IO Group ( 1- 8 )</text:span></text:p>
      <text:p text:style-name="P1"><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1">Ergebnis:<text:span text:style-name="T8"> &lt;html&gt;&lt;body&gt; 120 89 0 0 0 0 0 0 &lt;/body&gt;&lt;/html&gt;</text:span></text:p>
      <text:p text:style-name="P38"><text:span text:style-name="T4">Erläuterung:</text:span> Es wird die IO Group 1 entsprechend den Analogen Eingängen A1 bis A8 abgefragt und das Ergebnis in Form einer minimalen HTML Seite angezeigt</text:p>
      <text:p text:style-name="P16"/>
      <text:p text:style-name="P11">/analog/write.html</text:p>
      <text:p text:style-name="P16"/>
      <text:p text:style-name="P11">Parameter:<text:span text:style-name="T8"> IDX ( 1 – 64),Wert1,Wert2,...,Wertn</text:span></text:p>
      <text:p text:style-name="P1"><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1">Ergebnis: <text:span text:style-name="T8">&lt;html&gt;&lt;body&gt; &lt;/body&gt;&lt;/html&gt;</text:span></text:p>
      <text:p text:style-name="P11">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6"/>
      <text:p text:style-name="P12">/digital/<text:span text:style-name="T54">Set</text:span>Input<text:span text:style-name="T54">Bit</text:span>.html <text:s/><text:span text:style-name="T57">( ab Version V 0.6 )</text:span></text:p>
      <text:p text:style-name="P12"/>
      <text:p text:style-name="P39"><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9"><text:span text:style-name="T4">Ergebnis: </text:span>&lt;html&gt;&lt;body&gt; <text:s/>&lt;/body&gt;&lt;/html&gt;</text:p>
      <text:p text:style-name="P39"><text:span text:style-name="T4">Erläuterung:</text:span> <text:span text:style-name="T55">Setzt das Bit 1 der IoGroup2 = Eingang 9 auf 1</text:span></text:p>
      <text:p text:style-name="P12"/>
      <text:p text:style-name="P13">/digital/<text:span text:style-name="T54">SetOut</text:span>put<text:span text:style-name="T54">Bit</text:span>.html <text:span text:style-name="T57">( ab Version V 0.6 )</text:span></text:p>
      <text:p text:style-name="P12"/>
      <text:p text:style-name="P40"><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9"><text:span text:style-name="T4">Ergebnis: </text:span>&lt;html&gt;&lt;body&gt; &lt;/body&gt;&lt;/html&gt;</text:p>
      <text:p text:style-name="P39"><text:span text:style-name="T4">Erläuterung:</text:span> <text:span text:style-name="T55">Setzt das Bit 8 <text:s/>der IOGroup2 = Ausgang 16 auf 1</text:span></text:p>
      <text:p text:style-name="P12"/>
      <text:p text:style-name="P12"/>
      <text:p text:style-name="P17">Je nach verwendeter Programmiersprache und Tools muß der UserAgent entsprechend gesetzt werden.</text:p>
      <text:p text:style-name="P16">Ich habe bei der Programmierung bemerkt, daß ich bei Firefox und Mozilla ähnlichen Browsern die Antwort</text:p>
      <text:p text:style-name="P16">anders senden muß als z.B. bei Konqueror und wget. Sollten Sie also obwohl alles richtig erscheint Fehlermeldungen</text:p>
      <text:p text:style-name="P16">beim Request bekommen setzen Sie den UserAgent im Request auf Mozilla.</text:p>
      <text:p text:style-name="P16"/>
      <text:p text:style-name="P16">Bei dem http Client aus dem Gambas Package bekommen sie bei Standardeinstellungen des UserAgent den Fehler 1018</text:p>
      <text:p text:style-name="P18">geliefert. Setzen Sie den UserAgent auf „Mozilla“ funktioniert alles wie erwartet. </text:p>
      <text:p text:style-name="P18"/>
      <text:p text:style-name="P19">Ein Beispiel für die Verwendung der API finden sie im Verzeichnis tools, im Perl Programm http.pl von Jörg Vogt bzw. in den HTML Beispielen im Verzeichnis DeviceServer/docroot/<text:span text:style-name="T68">js</text:span>.</text:p>
      <text:h text:style-name="P149" text:outline-level="1"><text:bookmark-start text:name="__RefHeading___Toc4320_3740108690"/>Anhang:<text:bookmark-end text:name="__RefHeading___Toc4320_3740108690"/></text:h>
      <text:p text:style-name="P20"/>
      <text:h text:style-name="Heading_20_2" text:outline-level="2"><text:bookmark-start text:name="__RefHeading___Toc4254_3740108690"/><text:span text:style-name="T90">1) </text:span>History:<text:bookmark-end text:name="__RefHeading___Toc4254_3740108690"/></text:h>
      <text:p text:style-name="P147"><text:span text:style-name="T6">1989: </text:span>Entstanden ist SPS w<text:span text:style-name="T88">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89">m</text:span>ieren. Meine damalige Entwicklungsumgebung:<text:line-break/>Ein PC XT kompatibler PC mit 8088 Prozessor, Herculeskarte 20 MB Festplatte und 640 kB RAM. Auf dieser Hardware lief MS-DOS Version 3.2, sowie Turbo Pascal, zuerst als Version 3.??? sp<text:span text:style-name="T88">ät</text:span>er Turbo Pascal 5.0. Etliche meiner Schulkammeraden benutzten mit mir das Programm. Die sp<text:span text:style-name="T88">ä</text:span>tere Weiterentwicklung habe ich dann nur noch aus 'Spass an der Freud' gemacht. Dabei habe ich <text:s/><text:span text:style-name="T88">F</text:span>eatures eingebaut, die 1. nie und nimmer geplant waren (z.B. Mousesupport ) und die 2. mit k<text:span text:style-name="T88">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88">Ä</text:span>nderungen an der DOS Version. <text:s/><text:line-break/><text:line-break/>Bis ich <text:span text:style-name="T88">im </text:span><text:span text:style-name="T6">Oktober 97</text:span><text:span text:style-name="T88"> </text:span><text:s/>FPK Pascal auf meiner Linux Maschine installierte und etwas brauchte, um auszuprobieren wie gut die Kompatibilit<text:span text:style-name="T91">ä</text:span>t zu Turbo Pascal ist. Nach nur ca. 10 Stunden hatte ich die Version 1.7 Linux Beta 0.1 lauff<text:span text:style-name="T90">ä</text:span>hig. Probleme hatte ich lediglich bei einigen Konstrukten in Sachen Strings ( val .. copy) die ich in einzelne Anweisungen packen musste, sowie bei Formatierungsanweisungen bei Stringroutinen wie str. Nat<text:span text:style-name="T90">ü</text:span>rlich liessen sich die 'Goodies' wie Interrupt gesteuerte Zeitanzeige in der Men<text:span text:style-name="T90">ül</text:span>eiste sowie meine Fummeleien mit MSDOS Funtionsaufrufen f<text:span text:style-name="T90">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90">FPC Compiler V 2.4</text:span><text:line-break/><text:line-break/><text:span text:style-name="T7">Sep 2016</text:span><text:span text:style-name="T90">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89">Auf GitHub können Sie die aktuelle Planung bzgl der Weiterentwicklung</text:span> <text:span text:style-name="T89">verfolgen, Bugs und Ideen posten und idealerweise an dem Projekt mitarbeiten<text:line-break/><text:line-break/></text:span><text:span text:style-name="T46">https://github.com/lnetwalker/openMSR/</text:span></text:p>
      <text:h text:style-name="P156" text:outline-level="2"><text:bookmark-start text:name="__RefHeading___Toc4592_3740108690"/><text:span text:style-name="T46">2</text:span><text:span text:style-name="T45">) openmsr.js Function Reference</text:span><text:bookmark-end text:name="__RefHeading___Toc4592_3740108690"/></text:h>
      <text:p text:style-name="P148">The following elements are available:</text:p>
      <text:list xml:id="list3973724937" text:style-name="L3">
        <text:list-item>
          <text:p text:style-name="P174">OpenMSRInit()</text:p>
        </text:list-item>
        <text:list-item>
          <text:p text:style-name="P174">DebugLOG(msg)</text:p>
        </text:list-item>
        <text:list-item>
          <text:p text:style-name="P174">DigitalDataReader()</text:p>
        </text:list-item>
        <text:list-item>
          <text:p text:style-name="P174">DigitalDataSender()</text:p>
        </text:list-item>
        <text:list-item>
          <text:p text:style-name="P174">AnalogDataReader()</text:p>
        </text:list-item>
        <text:list-item>
          <text:p text:style-name="P174">HorMeter()</text:p>
        </text:list-item>
        <text:list-item>
          <text:p text:style-name="P174">Switch()</text:p>
        </text:list-item>
        <text:list-item>
          <text:p text:style-name="P174">Lamp()</text:p>
        </text:list-item>
        <text:list-item>
          <text:p text:style-name="P174">Knob()</text:p>
        </text:list-item>
        <text:list-item>
          <text:p text:style-name="P174">LCDisplay()</text:p>
        </text:list-item>
        <text:list-item>
          <text:p text:style-name="P174">DataLogger()</text:p>
        </text:list-item>
      </text:list>
      <text:p text:style-name="P175"><text:span text:style-name="T47"><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48">The other elements are graphical Representations of physical Objects. The usage can be seen for example in ampel.php</text:span></text:p>
      <text:h text:style-name="P156" text:outline-level="2"><text:bookmark-start text:name="__RefHeading___Toc4025_1914215490"/><text:span text:style-name="T47">3</text:span><text:span text:style-name="T49">) </text:span><text:span text:style-name="T47"><text:s/>Installation von Python und PHP unter Windows 7</text:span><text:bookmark-end text:name="__RefHeading___Toc4025_1914215490"/></text:h>
      <text:h text:style-name="P162" text:outline-level="3"><text:bookmark-start text:name="__RefHeading___Toc4027_1914215490"/><text:span text:style-name="T49">Installation von Python:</text:span><text:bookmark-end text:name="__RefHeading___Toc4027_1914215490"/></text:h>
      <text:p text:style-name="P171"><text:span text:style-name="T49"/></text:p>
      <text:p text:style-name="Text_20_body"><text:span text:style-name="Source_20_Text"><text:span text:style-name="T26">1. Point your web browswer to the download page on the Python website. </text:span></text:span><text:span text:style-name="Source_20_Text"><text:span text:style-name="T103">(https://www.python.org)</text:span></text:span></text:p>
      <text:p text:style-name="Text_20_body"><text:span text:style-name="Source_20_Text"><text:span text:style-name="T26">2. Select the latest Windows x86 MSI Installer (python-3.2.3.msi at the time of this writing) and click on the link to download the .msi installer.</text:span></text:span></text:p>
      <text:p text:style-name="Text_20_body"><text:span text:style-name="Source_20_Text"><text:span text:style-name="T26">3. Run the installer (note: IE 9 will offer you this option when you click on the link).</text:span></text:span></text:p>
      <text:p text:style-name="Text_20_body"><text:span text:style-name="Source_20_Text"><text:span text:style-name="T26">4. Select "Install for all users" (the default option) and click the Next &gt; button.</text:span></text:span></text:p>
      <text:p text:style-name="Text_20_body"><text:span text:style-name="Source_20_Text"><text:span text:style-name="T26">5. Keep the default option (C:\Python32\) as the destination directory and click Next &gt; button again.</text:span></text:span></text:p>
      <text:p text:style-name="Text_20_body"><text:span text:style-name="Source_20_Text"><text:span text:style-name="T26">6. Don't make any changes in the "Customize Python 3.2.3" dialog, just click Next &gt; again.</text:span></text:span></text:p>
      <text:p text:style-name="Text_20_body"><text:span text:style-name="Source_20_Text"><text:span text:style-name="T26">7. Click Yes if asked if this program should be allowed to install software on your system.</text:span></text:span></text:p>
      <text:p text:style-name="Text_20_body"><text:span text:style-name="Source_20_Text"><text:span text:style-name="T26">8. Click the Finish button when installation completes.</text:span></text:span></text:p>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27T10:25:50.895519910</dc:date>
    <dc:language>de-DE</dc:language>
    <meta:editing-cycles>70</meta:editing-cycles>
    <meta:editing-duration>P8DT8H22M45S</meta:editing-duration>
    <dc:title>OpenLabTools User Guide</dc:title>
    <dc:subject>(c) by Hartmut Eilers</dc:subject>
    <meta:print-date>2019-09-23T11:07:34.424885323</meta:print-date>
    <meta:document-statistic meta:table-count="3" meta:image-count="13" meta:object-count="0" meta:page-count="43" meta:paragraph-count="1024" meta:word-count="11304" meta:character-count="77257" meta:non-whitespace-character-count="63120"/>
    <meta:user-defined meta:name="Info 1"/>
    <meta:user-defined meta:name="Info 2"/>
    <meta:user-defined meta:name="Info 3"/>
    <meta:user-defined meta:name="Info 4"/>
  </office:meta>
</office:document-meta>
</file>